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Heading_20_1">
      <style:text-properties fo:language="nl" fo:country="NL"/>
    </style:style>
    <style:style style:name="P2" style:family="paragraph" style:parent-style-name="Text_20_body">
      <style:paragraph-properties fo:margin-left="0.15cm" fo:margin-right="0.644cm" fo:margin-top="0.123cm" fo:margin-bottom="0cm" style:contextual-spacing="false" fo:line-height="104%"/>
      <style:text-properties fo:language="nl" fo:country="NL"/>
    </style:style>
    <style:style style:name="P3" style:family="paragraph" style:parent-style-name="Standard">
      <style:text-properties fo:language="nl" fo:country="NL"/>
    </style:style>
    <style:style style:name="P4" style:family="paragraph" style:parent-style-name="Standard">
      <style:text-properties fo:language="nl" fo:country="NL" fo:font-weight="normal" style:font-weight-asian="normal" style:font-weight-complex="normal"/>
    </style:style>
    <style:style style:name="P5" style:family="paragraph" style:parent-style-name="Standard">
      <style:text-properties fo:letter-spacing="-0.004cm" fo:language="nl" fo:country="NL"/>
    </style:style>
    <style:style style:name="P6" style:family="paragraph" style:parent-style-name="Standard">
      <style:text-properties fo:font-size="10pt" fo:language="nl" fo:country="NL" style:font-size-asian="10pt"/>
    </style:style>
    <style:style style:name="P7" style:family="paragraph" style:parent-style-name="Standard">
      <style:text-properties fo:letter-spacing="-0.014cm" fo:language="nl" fo:country="NL"/>
    </style:style>
    <style:style style:name="P8" style:family="paragraph" style:parent-style-name="Standard">
      <style:text-properties fo:letter-spacing="-0.009cm" fo:language="nl" fo:country="NL"/>
    </style:style>
    <style:style style:name="P9" style:family="paragraph" style:parent-style-name="Standard">
      <style:paragraph-properties fo:break-before="page"/>
      <style:text-properties fo:language="nl" fo:country="NL"/>
    </style:style>
    <style:style style:name="P10" style:family="paragraph" style:parent-style-name="Heading_20_2">
      <style:paragraph-properties fo:margin-left="0cm"/>
      <style:text-properties fo:language="nl" fo:country="NL"/>
    </style:style>
    <style:style style:name="P11" style:family="paragraph" style:parent-style-name="List_20_Paragraph" style:list-style-name="WWNum1">
      <style:text-properties fo:language="nl" fo:country="NL"/>
    </style:style>
    <style:style style:name="P12" style:family="paragraph" style:parent-style-name="List_20_Paragraph" style:list-style-name="WWNum2">
      <style:text-properties fo:language="nl" fo:country="NL"/>
    </style:style>
    <style:style style:name="P13" style:family="paragraph" style:parent-style-name="Standard">
      <style:paragraph-properties>
        <style:tab-stops>
          <style:tab-stop style:position="26.382cm"/>
        </style:tab-stops>
      </style:paragraph-properties>
      <style:text-properties fo:language="nl" fo:country="NL"/>
    </style:style>
    <style:style style:name="P14" style:family="paragraph" style:parent-style-name="Text_20_body">
      <style:text-properties fo:font-size="16pt" fo:language="nl" fo:country="NL" style:font-size-asian="16pt"/>
    </style:style>
    <style:style style:name="P15" style:family="paragraph" style:parent-style-name="Text_20_body">
      <style:text-properties fo:font-size="10pt" fo:language="nl" fo:country="NL" style:font-size-asian="10pt"/>
    </style:style>
    <style:style style:name="P16" style:family="paragraph" style:parent-style-name="Heading_20_2">
      <style:paragraph-properties fo:margin-left="0cm" fo:break-before="page"/>
      <style:text-properties fo:language="nl" fo:country="NL"/>
    </style:style>
    <style:style style:name="P17" style:family="paragraph" style:parent-style-name="Standard">
      <style:text-properties fo:letter-spacing="-0.007cm" fo:language="nl" fo:country="NL"/>
    </style:style>
    <style:style style:name="P18" style:family="paragraph" style:parent-style-name="Heading_20_1" style:master-page-name="Converted1">
      <style:paragraph-properties style:page-number="auto" fo:break-before="page"/>
      <style:text-properties fo:language="nl" fo:country="NL"/>
    </style:style>
    <style:style style:name="P19" style:family="paragraph">
      <loext:graphic-properties draw:fill="none"/>
      <style:paragraph-properties fo:text-align="start"/>
      <style:text-properties fo:font-size="18pt"/>
    </style:style>
    <style:style style:name="P20" style:family="paragraph" style:parent-style-name="Standard">
      <style:paragraph-properties fo:margin-top="0.233cm" fo:margin-bottom="0cm" style:contextual-spacing="false"/>
      <style:text-properties fo:font-size="10pt" fo:language="nl" fo:country="NL" fo:font-weight="bold" style:font-size-asian="10pt" style:font-weight-asian="bold"/>
    </style:style>
    <style:style style:name="P21" style:family="paragraph" style:parent-style-name="Text_20_body">
      <style:paragraph-properties fo:margin-top="0.005cm" fo:margin-bottom="0cm" style:contextual-spacing="false"/>
      <style:text-properties fo:font-size="4pt" fo:language="nl" fo:country="NL" style:font-size-asian="4pt"/>
    </style:style>
    <style:style style:name="P22" style:family="paragraph" style:parent-style-name="Standard">
      <style:paragraph-properties fo:margin-top="0cm" fo:margin-bottom="0cm" style:contextual-spacing="false" fo:text-align="start" style:justify-single-word="false" fo:orphans="0" fo:widows="0"/>
      <style:text-properties fo:font-size="11pt" fo:language="nl" fo:country="NL" style:letter-kerning="false" style:font-size-asian="11pt" style:language-asian="en" style:country-asian="US" style:font-size-complex="11pt" style:language-complex="ar" style:country-complex="SA"/>
    </style:style>
    <style:style style:name="P23"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4" style:family="paragraph" style:parent-style-name="Standard">
      <style:text-properties fo:language="nl" fo:country="NL" fo:font-weight="bold" style:font-weight-asian="bold"/>
    </style:style>
    <style:style style:name="P25" style:family="paragraph" style:parent-style-name="Standard">
      <style:paragraph-properties fo:hyphenation-ladder-count="no-limit" fo:hyphenation-keep="page" loext:hyphenation-keep-type="column"/>
      <style:text-properties fo:font-size="24pt" fo:language="nl" fo:country="NL"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text-properties fo:language="nl" fo:country="NL"/>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anguage="nl" fo:country="NL" fo:font-style="italic" style:font-style-asian="italic"/>
    </style:style>
    <style:style style:name="P29" style:family="paragraph" style:parent-style-name="List_20_Paragraph" style:list-style-name="WWNum3">
      <style:text-properties fo:language="nl" fo:country="NL"/>
    </style:style>
    <style:style style:name="P30" style:family="paragraph" style:parent-style-name="Standard">
      <style:paragraph-properties fo:margin-right="0.847cm" fo:margin-top="0.286cm" fo:margin-bottom="0cm" style:contextual-spacing="false" fo:line-height="120%"/>
    </style:style>
    <style:style style:name="P31" style:family="paragraph" style:parent-style-name="Text_20_body">
      <style:paragraph-properties fo:margin-top="0.453cm" fo:margin-bottom="0cm" style:contextual-spacing="false" fo:line-height="104%"/>
      <style:text-properties fo:language="nl" fo:country="NL"/>
    </style:style>
    <style:style style:name="P32" style:family="paragraph" style:parent-style-name="Text_20_body">
      <style:paragraph-properties fo:margin-top="0.065cm" fo:margin-bottom="0cm" style:contextual-spacing="false"/>
      <style:text-properties fo:language="nl" fo:country="NL"/>
    </style:style>
    <style:style style:name="P33" style:family="paragraph" style:parent-style-name="Text_20_body">
      <style:paragraph-properties fo:margin-top="0.002cm" fo:margin-bottom="0cm" style:contextual-spacing="false"/>
      <style:text-properties fo:font-size="7.5pt" fo:language="nl" fo:country="NL" style:font-size-asian="7.5pt"/>
    </style:style>
    <style:style style:name="P34" style:family="paragraph" style:parent-style-name="Standard">
      <style:paragraph-properties fo:margin-top="0cm" fo:margin-bottom="0cm" style:contextual-spacing="false" fo:text-align="center" style:justify-single-word="false" fo:orphans="0" fo:widows="0"/>
      <style:text-properties fo:font-size="11pt" fo:language="nl" fo:country="NL" style:letter-kerning="false" style:font-size-asian="11pt" style:language-asian="en" style:country-asian="US" style:font-size-complex="11pt" style:language-complex="ar" style:country-complex="SA"/>
    </style:style>
    <style:style style:name="P35" style:family="paragraph" style:parent-style-name="Standard">
      <style:paragraph-properties fo:margin-left="0.079cm" fo:margin-top="0.242cm" fo:margin-bottom="0cm" style:contextual-spacing="false"/>
      <style:text-properties fo:font-size="9pt" fo:language="nl" fo:country="NL" fo:font-style="italic" style:font-size-asian="9pt" style:font-style-asian="italic"/>
    </style:style>
    <style:style style:name="P36" style:family="paragraph" style:parent-style-name="Standard">
      <style:paragraph-properties fo:hyphenation-ladder-count="no-limit" fo:hyphenation-keep="page" loext:hyphenation-keep-type="column"/>
      <style:text-properties fo:font-size="10pt" fo:language="nl" fo:country="NL"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cm" style:contextual-spacing="false" fo:break-before="page"/>
      <style:text-properties fo:language="nl" fo:country="NL"/>
    </style:style>
    <style:style style:name="P38" style:family="paragraph" style:parent-style-name="Text_20_body">
      <style:paragraph-properties fo:margin-top="0.007cm" fo:margin-bottom="0.002cm" style:contextual-spacing="false"/>
      <style:text-properties fo:font-size="10pt" fo:language="nl" fo:country="NL" style:font-size-asian="10pt"/>
    </style:style>
    <style:style style:name="P39" style:family="paragraph" style:parent-style-name="List_20_Paragraph" style:list-style-name="WWNum18">
      <style:paragraph-properties fo:text-align="start" style:justify-single-word="false" fo:orphans="0" fo:widows="0"/>
      <style:text-properties fo:font-size="11pt" fo:language="nl" fo:country="NL" style:letter-kerning="false" style:font-size-asian="11pt" style:language-asian="en" style:country-asian="US" style:font-size-complex="11pt" style:language-complex="ar" style:country-complex="SA"/>
    </style:style>
    <style:style style:name="P40" style:family="paragraph" style:parent-style-name="List_20_Paragraph" style:list-style-name="WWNum19">
      <style:paragraph-properties fo:text-align="start" style:justify-single-word="false" fo:orphans="0" fo:widows="0"/>
      <style:text-properties fo:font-size="11pt" fo:language="nl" fo:country="NL" fo:font-weight="bold" style:letter-kerning="false" style:font-size-asian="11pt" style:language-asian="en" style:country-asian="US" style:font-weight-asian="bold"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nl" fo:country="NL" style:letter-kerning="false" style:font-size-asian="11pt" style:language-asian="en" style:country-asian="US" style:font-size-complex="11pt" style:language-complex="ar" style:country-complex="SA"/>
    </style:style>
    <style:style style:name="P42" style:family="paragraph" style:parent-style-name="List_20_Paragraph" style:list-style-name="WWNum20">
      <style:paragraph-properties fo:text-align="start" style:justify-single-word="false" fo:orphans="0" fo:widows="0"/>
      <style:text-properties fo:font-size="11pt" fo:language="nl" fo:country="NL" style:letter-kerning="false" style:font-size-asian="11pt" style:language-asian="en" style:country-asian="US" style:font-size-complex="11pt" style:language-complex="ar" style:country-complex="SA"/>
    </style:style>
    <style:style style:name="P43" style:family="paragraph" style:parent-style-name="Standard">
      <style:paragraph-properties fo:margin-right="0.494cm"/>
      <style:text-properties fo:font-size="9pt" fo:language="nl" fo:country="NL" fo:font-style="italic" style:font-size-asian="9pt" style:font-style-asian="italic"/>
    </style:style>
    <style:style style:name="P44" style:family="paragraph" style:parent-style-name="Text_20_body">
      <style:text-properties fo:language="nl" fo:country="NL"/>
    </style:style>
    <style:style style:name="P45" style:family="paragraph" style:parent-style-name="Standard">
      <style:paragraph-properties fo:hyphenation-ladder-count="no-limit" fo:hyphenation-keep="page" loext:hyphenation-keep-type="column"/>
      <style:text-properties fo:font-size="30pt" fo:language="nl" fo:country="NL"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text-properties fo:language="nl" fo:country="NL"/>
    </style:style>
    <style:style style:name="P47" style:family="paragraph" style:parent-style-name="Standard">
      <style:paragraph-properties fo:margin-top="0.002cm" fo:margin-bottom="0cm" style:contextual-spacing="false"/>
      <style:text-properties fo:language="nl" fo:country="NL"/>
    </style:style>
    <style:style style:name="P48" style:family="paragraph" style:parent-style-name="Text_20_body">
      <style:paragraph-properties fo:margin-top="0.018cm" fo:margin-bottom="0cm" style:contextual-spacing="false"/>
      <style:text-properties fo:font-size="9pt" fo:language="nl" fo:country="NL" style:font-size-asian="9pt"/>
    </style:style>
    <style:style style:name="P49" style:family="paragraph" style:parent-style-name="Standard">
      <style:paragraph-properties fo:margin-left="0.079cm" fo:margin-top="0.332cm" fo:margin-bottom="0cm" style:contextual-spacing="false"/>
      <style:text-properties fo:font-size="9pt" fo:language="nl" fo:country="NL"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language="nl" fo:country="NL"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text-properties fo:language="nl" fo:country="NL"/>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text-properties fo:language="nl" fo:country="NL"/>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text-properties fo:language="nl" fo:country="NL"/>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text-properties fo:language="nl" fo:country="NL"/>
    </style:style>
    <style:style style:name="P55" style:family="paragraph" style:parent-style-name="Text_20_body">
      <style:paragraph-properties fo:margin-right="0.667cm" fo:margin-top="0.233cm" fo:margin-bottom="0cm" style:contextual-spacing="false" fo:line-height="104%"/>
      <style:text-properties fo:language="nl" fo:country="NL"/>
    </style:style>
    <style:style style:name="P56" style:family="paragraph" style:parent-style-name="Text_20_body">
      <style:paragraph-properties fo:margin-left="0.15cm" fo:margin-right="0.667cm" fo:margin-top="0.233cm" fo:margin-bottom="0cm" style:contextual-spacing="false" fo:line-height="104%"/>
      <style:text-properties fo:language="nl" fo:country="NL"/>
    </style:style>
    <style:style style:name="P57" style:family="paragraph" style:parent-style-name="Text_20_body">
      <style:paragraph-properties fo:margin-right="0.644cm" fo:margin-top="0.448cm" fo:margin-bottom="0cm" style:contextual-spacing="false"/>
      <style:text-properties fo:language="nl" fo:country="NL"/>
    </style:style>
    <style:style style:name="P58" style:family="paragraph" style:parent-style-name="Text_20_body" style:master-page-name="Converted2">
      <style:paragraph-properties fo:margin-top="0.092cm" fo:margin-bottom="0cm" style:contextual-spacing="false" style:page-number="auto"/>
      <style:text-properties fo:language="nl" fo:country="NL"/>
    </style:style>
    <style:style style:name="P59" style:family="paragraph" style:parent-style-name="Heading_20_2" style:master-page-name="Converted3">
      <style:paragraph-properties fo:margin-left="0cm" style:page-number="auto"/>
      <style:text-properties fo:language="nl" fo:country="NL"/>
    </style:style>
    <style:style style:name="P60" style:family="paragraph" style:parent-style-name="Heading_20_3">
      <style:text-properties fo:language="nl" fo:country="NL"/>
    </style:style>
    <style:style style:name="P61" style:family="paragraph" style:parent-style-name="Text_20_body">
      <style:paragraph-properties fo:margin-right="0.014cm" fo:margin-top="0.205cm" fo:margin-bottom="0cm" style:contextual-spacing="false" fo:line-height="95%"/>
      <style:text-properties fo:language="nl" fo:country="NL"/>
    </style:style>
    <style:style style:name="P62" style:family="paragraph" style:parent-style-name="Standard">
      <style:paragraph-properties fo:margin-right="1.138cm" fo:margin-top="0.104cm" fo:margin-bottom="0cm" style:contextual-spacing="false"/>
      <style:text-properties fo:color="#25295b" loext:opacity="100%" fo:language="nl" fo:country="NL" fo:font-style="italic" fo:font-weight="bold" style:font-style-asian="italic" style:font-weight-asian="bold"/>
    </style:style>
    <style:style style:name="P63" style:family="paragraph" style:parent-style-name="Text_20_body">
      <style:paragraph-properties fo:margin-top="0.176cm" fo:margin-bottom="0cm" style:contextual-spacing="false"/>
      <style:text-properties fo:font-size="10pt" fo:language="nl" fo:country="NL" style:font-size-asian="10pt"/>
    </style:style>
    <style:style style:name="P64" style:family="paragraph" style:parent-style-name="Standard">
      <style:paragraph-properties fo:margin-right="3.896cm" fo:margin-top="0.122cm" fo:margin-bottom="0cm" style:contextual-spacing="false"/>
      <style:text-properties fo:language="nl" fo:country="NL"/>
    </style:style>
    <style:style style:name="P65" style:family="paragraph" style:parent-style-name="Standard">
      <style:text-properties fo:font-size="10pt" fo:language="nl" fo:country="NL"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language="nl" fo:country="NL"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text-properties fo:language="nl" fo:country="NL"/>
    </style:style>
    <style:style style:name="P68" style:family="paragraph" style:parent-style-name="Text_20_body">
      <style:text-properties fo:font-size="9pt" fo:language="nl" fo:country="NL"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language="nl" fo:country="NL"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language="nl" fo:country="NL" fo:font-style="italic"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language="nl" fo:country="NL" fo:font-style="italic" fo:font-weight="bold" style:font-style-asian="italic" style:font-weight-asian="bold"/>
    </style:style>
    <style:style style:name="P72" style:family="paragraph" style:parent-style-name="Text_20_body">
      <style:paragraph-properties fo:margin-top="0.034cm" fo:margin-bottom="0cm" style:contextual-spacing="false"/>
      <style:text-properties fo:language="nl" fo:country="NL"/>
    </style:style>
    <style:style style:name="P73" style:family="paragraph" style:parent-style-name="List_20_Paragraph" style:list-style-name="WWNum14">
      <style:text-properties fo:language="nl" fo:country="NL"/>
    </style:style>
    <style:style style:name="P74" style:family="paragraph" style:parent-style-name="Standard">
      <style:paragraph-properties fo:text-align="center" style:justify-single-word="false"/>
      <style:text-properties fo:font-size="9pt" fo:language="nl" fo:country="NL" fo:font-style="italic" style:font-size-asian="9pt" style:font-style-asian="italic"/>
    </style:style>
    <style:style style:name="P75" style:family="paragraph" style:parent-style-name="Standard">
      <style:text-properties fo:font-size="9pt" fo:language="nl" fo:country="NL" fo:font-style="italic" style:font-size-asian="9pt" style:font-style-asian="italic"/>
    </style:style>
    <style:style style:name="P76" style:family="paragraph" style:parent-style-name="Heading_20_1" style:master-page-name="Converted4">
      <style:paragraph-properties style:page-number="auto"/>
      <style:text-properties fo:language="nl" fo:country="NL"/>
    </style:style>
    <style:style style:name="P77" style:family="paragraph" style:parent-style-name="Heading_20_1" style:master-page-name="Converted5">
      <style:paragraph-properties style:page-number="auto"/>
      <style:text-properties fo:language="nl" fo:country="NL"/>
    </style:style>
    <style:style style:name="P78" style:family="paragraph" style:parent-style-name="Text_20_body">
      <style:paragraph-properties fo:margin-top="0.019cm" fo:margin-bottom="0cm" style:contextual-spacing="false"/>
      <style:text-properties fo:language="nl" fo:country="NL"/>
    </style:style>
    <style:style style:name="P79" style:family="paragraph" style:parent-style-name="Standard">
      <style:text-properties fo:letter-spacing="0.141cm" fo:language="nl" fo:country="NL"/>
    </style:style>
    <style:style style:name="P80" style:family="paragraph" style:parent-style-name="Heading_20_1" style:master-page-name="Converted6">
      <style:paragraph-properties fo:margin-top="0cm" fo:margin-bottom="0cm" style:contextual-spacing="false" style:page-number="auto" fo:break-before="page"/>
      <style:text-properties fo:language="nl" fo:country="NL"/>
    </style:style>
    <style:style style:name="P81" style:family="paragraph" style:parent-style-name="Standard">
      <style:paragraph-properties fo:margin-top="0.178cm" fo:margin-bottom="0cm" style:contextual-spacing="false" fo:line-height="104%"/>
      <style:text-properties fo:language="nl" fo:country="NL"/>
    </style:style>
    <style:style style:name="P82" style:family="paragraph" style:parent-style-name="Standard">
      <style:paragraph-properties fo:margin-right="0.787cm" fo:line-height="104%"/>
      <style:text-properties fo:language="nl" fo:country="NL"/>
    </style:style>
    <style:style style:name="P83" style:family="paragraph" style:parent-style-name="Heading_20_1" style:master-page-name="Converted7">
      <style:paragraph-properties style:page-number="auto"/>
      <style:text-properties fo:language="nl" fo:country="NL"/>
    </style:style>
    <style:style style:name="P84" style:family="paragraph" style:parent-style-name="Heading_20_1" style:master-page-name="Converted8">
      <style:paragraph-properties style:page-number="77"/>
      <style:text-properties fo:language="nl" fo:country="NL"/>
    </style:style>
    <style:style style:name="P85" style:family="paragraph" style:parent-style-name="Standard">
      <style:paragraph-properties fo:hyphenation-ladder-count="no-limit" fo:hyphenation-keep="page" loext:hyphenation-keep-type="column" fo:break-before="page"/>
      <style:text-properties fo:font-size="10pt" fo:language="nl" fo:country="NL" style:font-size-asian="10pt" fo:hyphenate="true" fo:hyphenation-remain-char-count="2" fo:hyphenation-push-char-count="2" loext:hyphenation-no-caps="false" loext:hyphenation-no-last-word="false" loext:hyphenation-word-char-count="5" loext:hyphenation-zone="no-limit"/>
    </style:style>
    <style:style style:name="P86" style:family="paragraph" style:parent-style-name="Text_20_body">
      <style:paragraph-properties fo:margin-top="0.067cm" fo:margin-bottom="0cm" style:contextual-spacing="false"/>
      <style:text-properties fo:language="nl" fo:country="NL"/>
    </style:style>
    <style:style style:name="P87" style:family="paragraph" style:parent-style-name="Standard">
      <style:paragraph-properties fo:margin-left="0.15cm" fo:text-align="justify" style:justify-single-word="false"/>
      <style:text-properties fo:language="nl" fo:country="NL"/>
    </style:style>
    <style:style style:name="P88" style:family="paragraph" style:parent-style-name="Table_20_Paragraph">
      <style:paragraph-properties fo:margin-left="0.141cm" fo:margin-top="0.236cm" fo:margin-bottom="0cm" style:contextual-spacing="false"/>
      <style:text-properties fo:color="#ffffff" loext:opacity="100%" fo:font-size="10pt" fo:letter-spacing="-0.004cm" fo:language="nl" fo:country="NL" fo:font-weight="bold" style:font-size-asian="10pt" style:font-weight-asian="bold"/>
    </style:style>
    <style:style style:name="P89" style:family="paragraph" style:parent-style-name="Table_20_Paragraph">
      <style:paragraph-properties fo:margin-left="0.088cm" fo:margin-top="0.236cm" fo:margin-bottom="0cm" style:contextual-spacing="false"/>
      <style:text-properties fo:color="#ffffff" loext:opacity="100%" fo:font-size="10pt" fo:language="nl" fo:country="NL" fo:font-weight="bold" style:font-size-asian="10pt" style:font-weight-asian="bold"/>
    </style:style>
    <style:style style:name="P90" style:family="paragraph" style:parent-style-name="Table_20_Paragraph">
      <style:paragraph-properties fo:line-height="0.42cm"/>
      <style:text-properties fo:color="#25295b" loext:opacity="100%" fo:font-size="10pt" fo:letter-spacing="-0.004cm" fo:language="nl" fo:country="NL" fo:font-weight="bold" style:font-size-asian="10pt" style:font-weight-asian="bold"/>
    </style:style>
    <style:style style:name="P91" style:family="paragraph" style:parent-style-name="Table_20_Paragraph">
      <style:paragraph-properties fo:margin-left="0.141cm" fo:margin-top="0.071cm" fo:margin-bottom="0cm" style:contextual-spacing="false" fo:line-height="0.415cm"/>
      <style:text-properties fo:font-size="10pt" fo:language="nl" fo:country="NL" style:font-size-asian="10pt"/>
    </style:style>
    <style:style style:name="P92" style:family="paragraph" style:parent-style-name="Table_20_Paragraph">
      <style:paragraph-properties fo:margin-right="0.785cm" fo:margin-top="0.293cm" fo:margin-bottom="0cm" style:contextual-spacing="false" fo:line-height="95%"/>
      <style:text-properties fo:color="#25295b" loext:opacity="100%" fo:font-size="10pt" fo:letter-spacing="-0.004cm" fo:language="nl" fo:country="NL" fo:font-weight="bold" style:font-size-asian="10pt" style:font-weight-asian="bold"/>
    </style:style>
    <style:style style:name="P93" style:family="paragraph" style:parent-style-name="Table_20_Paragraph">
      <style:paragraph-properties fo:margin-left="0.141cm" fo:margin-top="0.053cm" fo:margin-bottom="0cm" style:contextual-spacing="false" fo:line-height="0.423cm"/>
      <style:text-properties fo:font-size="10pt" fo:language="nl" fo:country="NL" style:font-size-asian="10pt"/>
    </style:style>
    <style:style style:name="P94" style:family="paragraph" style:parent-style-name="Table_20_Paragraph">
      <style:paragraph-properties fo:margin-top="0cm" fo:margin-bottom="0cm" style:contextual-spacing="false"/>
      <style:text-properties fo:color="#25295b" loext:opacity="100%" fo:font-size="10pt" fo:letter-spacing="-0.004cm" fo:language="nl" fo:country="NL" fo:font-weight="bold" style:font-size-asian="10pt" style:font-weight-asian="bold"/>
    </style:style>
    <style:style style:name="P95" style:family="paragraph" style:parent-style-name="Table_20_Paragraph">
      <style:paragraph-properties fo:margin-left="0.141cm" fo:margin-right="0.235cm" fo:margin-top="0.053cm" fo:margin-bottom="0cm" style:contextual-spacing="false" fo:line-height="0.423cm"/>
      <style:text-properties fo:font-size="10pt" fo:language="nl" fo:country="NL" style:font-size-asian="10pt"/>
    </style:style>
    <style:style style:name="P96" style:family="paragraph" style:parent-style-name="Table_20_Paragraph">
      <style:paragraph-properties fo:margin-right="0.785cm" fo:margin-top="0cm" fo:margin-bottom="0cm" style:contextual-spacing="false" fo:line-height="95%"/>
      <style:text-properties fo:color="#25295b" loext:opacity="100%" fo:font-size="10pt" fo:letter-spacing="-0.007cm" fo:language="nl" fo:country="NL" fo:font-weight="bold" style:font-size-asian="10pt" style:font-weight-asian="bold"/>
    </style:style>
    <style:style style:name="P97" style:family="paragraph" style:parent-style-name="Table_20_Paragraph">
      <style:paragraph-properties fo:margin-left="0.141cm" fo:margin-right="0.524cm" fo:margin-top="0.071cm" fo:margin-bottom="0cm" style:contextual-spacing="false"/>
      <style:text-properties fo:font-size="10pt" fo:language="nl" fo:country="NL" style:font-size-asian="10pt"/>
    </style:style>
    <style:style style:name="P98" style:family="paragraph" style:parent-style-name="Table_20_Paragraph">
      <style:paragraph-properties fo:margin-left="0.141cm" fo:margin-right="0.235cm" fo:margin-top="0.009cm" fo:margin-bottom="0cm" style:contextual-spacing="false" fo:line-height="95%"/>
      <style:text-properties fo:font-size="10pt" fo:language="nl" fo:country="NL" style:font-size-asian="10pt"/>
    </style:style>
    <style:style style:name="P99" style:family="paragraph" style:parent-style-name="Table_20_Paragraph">
      <style:paragraph-properties fo:margin-right="0.136cm" fo:margin-top="0.053cm" fo:margin-bottom="0cm" style:contextual-spacing="false" fo:line-height="0.423cm"/>
      <style:text-properties fo:color="#25295b" loext:opacity="100%" fo:font-size="10pt" fo:language="nl" fo:country="NL" fo:font-weight="bold" style:font-size-asian="10pt" style:font-weight-asian="bold"/>
    </style:style>
    <style:style style:name="P100" style:family="paragraph" style:parent-style-name="Table_20_Paragraph">
      <style:paragraph-properties fo:margin-left="0.141cm" fo:margin-right="0.235cm" fo:margin-top="0.282cm" fo:margin-bottom="0cm" style:contextual-spacing="false"/>
      <style:text-properties fo:font-size="10pt" fo:language="nl" fo:country="NL" style:font-size-asian="10pt"/>
    </style:style>
    <style:style style:name="P101" style:family="paragraph" style:parent-style-name="Table_20_Paragraph">
      <style:paragraph-properties fo:margin-right="0.785cm" fo:margin-top="0.053cm" fo:margin-bottom="0cm" style:contextual-spacing="false" fo:line-height="0.423cm"/>
      <style:text-properties fo:color="#25295b" loext:opacity="100%" fo:font-size="10pt" fo:language="nl" fo:country="NL" fo:font-weight="bold" style:font-size-asian="10pt" style:font-weight-asian="bold"/>
    </style:style>
    <style:style style:name="P102" style:family="paragraph" style:parent-style-name="Table_20_Paragraph">
      <style:paragraph-properties fo:margin-top="0.289cm" fo:margin-bottom="0cm" style:contextual-spacing="false"/>
      <style:text-properties fo:font-size="10pt" fo:language="nl" fo:country="NL" style:font-size-asian="10pt"/>
    </style:style>
    <style:style style:name="P103" style:family="paragraph" style:parent-style-name="Table_20_Paragraph">
      <style:paragraph-properties fo:margin-left="0.141cm" fo:margin-top="0cm" fo:margin-bottom="0cm" style:contextual-spacing="false"/>
      <style:text-properties fo:font-size="10pt" fo:language="nl" fo:country="NL" style:font-size-asian="10pt"/>
    </style:style>
    <style:style style:name="P104" style:family="paragraph" style:parent-style-name="Table_20_Paragraph">
      <style:paragraph-properties fo:margin-top="0.293cm" fo:margin-bottom="0cm" style:contextual-spacing="false" fo:line-height="95%"/>
      <style:text-properties fo:color="#25295b" loext:opacity="100%" fo:font-size="10pt" fo:letter-spacing="-0.004cm" fo:language="nl" fo:country="NL" fo:font-weight="bold" style:font-size-asian="10pt" style:font-weight-asian="bold"/>
    </style:style>
    <style:style style:name="P105" style:family="paragraph" style:parent-style-name="Table_20_Paragraph">
      <style:paragraph-properties fo:margin-right="1.332cm" fo:margin-top="0.293cm" fo:margin-bottom="0cm" style:contextual-spacing="false" fo:line-height="95%"/>
      <style:text-properties fo:color="#25295b" loext:opacity="100%" fo:font-size="10pt" fo:letter-spacing="-0.004cm" fo:language="nl" fo:country="NL" fo:font-weight="bold" style:font-size-asian="10pt" style:font-weight-asian="bold"/>
    </style:style>
    <style:style style:name="P106" style:family="paragraph" style:parent-style-name="Table_20_Paragraph">
      <style:paragraph-properties fo:margin-left="0.141cm" fo:margin-top="0.076cm" fo:margin-bottom="0cm" style:contextual-spacing="false" fo:line-height="95%"/>
      <style:text-properties fo:font-size="10pt" fo:language="nl" fo:country="NL" style:font-size-asian="10pt"/>
    </style:style>
    <style:style style:name="P107" style:family="paragraph" style:parent-style-name="Table_20_Paragraph">
      <style:paragraph-properties fo:margin-top="0.277cm" fo:margin-bottom="0cm" style:contextual-spacing="false"/>
      <style:text-properties fo:color="#25295b" loext:opacity="100%" fo:font-size="10pt" fo:letter-spacing="-0.004cm" fo:language="nl" fo:country="NL" fo:font-weight="bold" style:font-size-asian="10pt" style:font-weight-asian="bold"/>
    </style:style>
    <style:style style:name="P108" style:family="paragraph" style:parent-style-name="Table_20_Paragraph">
      <style:paragraph-properties fo:margin-left="0.141cm" fo:margin-top="0.078cm" fo:margin-bottom="0cm" style:contextual-spacing="false" fo:line-height="95%"/>
      <style:text-properties fo:font-size="10pt" fo:language="nl" fo:country="NL" style:font-size-asian="10pt"/>
    </style:style>
    <style:style style:name="P109" style:family="paragraph" style:parent-style-name="Text_20_body" style:master-page-name="Converted9">
      <style:paragraph-properties fo:margin-top="0.018cm" fo:margin-bottom="0cm" style:contextual-spacing="false" style:page-number="auto"/>
      <style:text-properties fo:language="nl" fo:country="NL" fo:font-style="italic" style:font-style-asian="italic"/>
    </style:style>
    <style:style style:name="P110" style:family="paragraph" style:parent-style-name="Text_20_body">
      <style:paragraph-properties fo:margin-right="1.575cm"/>
      <style:text-properties fo:language="nl" fo:country="NL"/>
    </style:style>
    <style:style style:name="P111" style:family="paragraph" style:parent-style-name="Text_20_body">
      <style:paragraph-properties fo:margin-top="0.064cm" fo:margin-bottom="0cm" style:contextual-spacing="false"/>
      <style:text-properties fo:language="nl" fo:country="NL"/>
    </style:style>
    <style:style style:name="P112" style:family="paragraph" style:parent-style-name="Text_20_body">
      <style:paragraph-properties fo:margin-top="0.044cm" fo:margin-bottom="0cm" style:contextual-spacing="false"/>
      <style:text-properties fo:font-size="10pt" fo:language="nl" fo:country="NL" style:font-size-asian="10pt"/>
    </style:style>
    <style:style style:name="P113" style:family="paragraph" style:parent-style-name="Text_20_body">
      <style:paragraph-properties fo:margin-top="0.018cm" fo:margin-bottom="0cm" style:contextual-spacing="false"/>
      <style:text-properties fo:language="nl" fo:country="NL" fo:font-style="italic" style:font-style-asian="italic"/>
    </style:style>
    <style:style style:name="P114" style:family="paragraph" style:parent-style-name="Text_20_body">
      <style:paragraph-properties fo:margin-right="0.644cm"/>
      <style:text-properties fo:language="nl" fo:country="NL"/>
    </style:style>
    <style:style style:name="P115" style:family="paragraph" style:parent-style-name="Text_20_body">
      <style:paragraph-properties fo:margin-top="0.002cm" fo:margin-bottom="0cm" style:contextual-spacing="false"/>
      <style:text-properties fo:language="nl" fo:country="NL"/>
    </style:style>
    <style:style style:name="P116" style:family="paragraph" style:parent-style-name="Standard">
      <style:paragraph-properties fo:margin-top="0cm" fo:margin-bottom="0cm" style:contextual-spacing="false" fo:text-align="start" style:justify-single-word="false" fo:orphans="0" fo:widows="0"/>
      <style:text-properties fo:font-size="11pt" fo:language="nl" fo:country="NL" fo:font-weight="bold" style:letter-kerning="false" style:font-size-asian="11pt" style:language-asian="en" style:country-asian="US" style:font-weight-asian="bold" style:font-size-complex="11pt" style:language-complex="ar" style:country-complex="SA" style:font-weight-complex="bold"/>
    </style:style>
    <style:style style:name="P117" style:family="paragraph" style:parent-style-name="Heading_20_2" style:master-page-name="Converted10">
      <style:paragraph-properties fo:margin-left="0cm" fo:margin-top="0cm" fo:margin-bottom="0cm" style:contextual-spacing="false" style:page-number="auto" fo:break-before="page"/>
      <style:text-properties fo:language="nl" fo:country="NL"/>
    </style:style>
    <style:style style:name="P118" style:family="paragraph" style:parent-style-name="Text_20_body">
      <style:paragraph-properties fo:margin-top="0.413cm" fo:margin-bottom="0cm" style:contextual-spacing="false"/>
      <style:text-properties fo:language="nl" fo:country="NL"/>
    </style:style>
    <style:style style:name="P119" style:family="paragraph" style:parent-style-name="Standard">
      <style:paragraph-properties fo:margin-top="0.409cm" fo:margin-bottom="0cm" style:contextual-spacing="false"/>
      <style:text-properties fo:language="nl" fo:country="NL"/>
    </style:style>
    <style:style style:name="P120" style:family="paragraph" style:parent-style-name="Standard">
      <style:paragraph-properties fo:margin-left="7.675cm" fo:text-align="center" style:justify-single-word="false"/>
      <style:text-properties fo:language="nl" fo:country="NL"/>
    </style:style>
    <style:style style:name="P121" style:family="paragraph" style:parent-style-name="Standard">
      <style:paragraph-properties fo:margin-top="0cm" fo:margin-bottom="0cm" style:contextual-spacing="false" fo:text-align="center" style:justify-single-word="false" fo:orphans="0" fo:widows="0"/>
      <style:text-properties fo:font-size="10pt" fo:letter-spacing="-0.004cm" fo:language="nl" fo:country="NL" fo:font-weight="bold" style:letter-kerning="false" style:font-size-asian="10pt" style:language-asian="en" style:country-asian="US" style:font-weight-asian="bold" style:font-size-complex="11pt" style:language-complex="ar" style:country-complex="SA"/>
    </style:style>
    <style:style style:name="P122" style:family="paragraph">
      <loext:graphic-properties draw:fill="solid" draw:fill-color="#000000"/>
      <style:paragraph-properties fo:text-align="start"/>
      <style:text-properties fo:font-size="18pt"/>
    </style:style>
    <style:style style:name="P123" style:family="paragraph" style:parent-style-name="Text_20_body">
      <style:paragraph-properties fo:margin-top="0.046cm" fo:margin-bottom="0cm" style:contextual-spacing="false"/>
      <style:text-properties fo:language="nl" fo:country="NL" fo:font-style="italic" style:font-style-asian="italic"/>
    </style:style>
    <style:style style:name="P124" style:family="paragraph" style:parent-style-name="Standard">
      <style:paragraph-properties fo:hyphenation-ladder-count="no-limit" fo:hyphenation-keep="page" loext:hyphenation-keep-type="column"/>
      <style:text-properties fo:language="nl" fo:country="NL" fo:font-weight="bold" style:font-weight-asian="bold" fo:hyphenate="true" fo:hyphenation-remain-char-count="2" fo:hyphenation-push-char-count="2" loext:hyphenation-no-caps="false" loext:hyphenation-no-last-word="false" loext:hyphenation-word-char-count="5" loext:hyphenation-zone="no-limit"/>
    </style:style>
    <style:style style:name="P125" style:family="paragraph" style:parent-style-name="Text_20_body">
      <style:paragraph-properties fo:line-height="95%"/>
      <style:text-properties fo:language="nl" fo:country="NL"/>
    </style:style>
    <style:style style:name="P126" style:family="paragraph" style:parent-style-name="Standard">
      <style:paragraph-properties fo:margin-right="0.75cm" fo:margin-top="0.296cm" fo:margin-bottom="0cm" style:contextual-spacing="false"/>
      <style:text-properties fo:language="nl" fo:country="NL"/>
    </style:style>
    <style:style style:name="P127" style:family="paragraph" style:parent-style-name="Standard">
      <style:paragraph-properties fo:margin-right="0.282cm" fo:margin-top="0.176cm" fo:margin-bottom="0cm" style:contextual-spacing="false" fo:line-height="102%"/>
      <style:text-properties fo:color="#25295b" loext:opacity="100%" fo:language="nl" fo:country="NL" fo:font-style="italic" style:font-style-asian="italic"/>
    </style:style>
    <style:style style:name="P128" style:family="paragraph" style:parent-style-name="Standard">
      <style:paragraph-properties fo:margin-right="0.282cm" fo:margin-top="0.176cm" fo:margin-bottom="0cm" style:contextual-spacing="false" fo:line-height="102%"/>
      <style:text-properties fo:language="nl" fo:country="NL"/>
    </style:style>
    <style:style style:name="P129" style:family="paragraph" style:parent-style-name="Text_20_body">
      <style:paragraph-properties fo:margin-top="0.032cm" fo:margin-bottom="0cm" style:contextual-spacing="false"/>
      <style:text-properties fo:font-size="10pt" fo:language="nl" fo:country="NL" style:font-size-asian="10pt"/>
    </style:style>
    <style:style style:name="P130" style:family="paragraph" style:parent-style-name="Standard">
      <style:paragraph-properties fo:margin-top="0cm" fo:margin-bottom="0cm" style:contextual-spacing="false" fo:break-before="column"/>
      <style:text-properties fo:language="nl" fo:country="NL"/>
    </style:style>
    <style:style style:name="P131" style:family="paragraph" style:parent-style-name="Standard">
      <style:text-properties fo:font-size="10pt" fo:letter-spacing="-0.004cm" fo:language="nl" fo:country="NL" style:font-size-asian="10pt"/>
    </style:style>
    <style:style style:name="P132" style:family="paragraph" style:parent-style-name="Heading_20_5" style:master-page-name="Converted11">
      <style:paragraph-properties fo:margin-left="0cm" fo:margin-top="0.265cm" fo:margin-bottom="0cm" style:contextual-spacing="false" style:page-number="auto"/>
      <style:text-properties fo:language="nl" fo:country="NL"/>
    </style:style>
    <style:style style:name="P133" style:family="paragraph" style:parent-style-name="List_20_Paragraph" style:list-style-name="WWNum15">
      <style:text-properties fo:language="nl" fo:country="NL"/>
    </style:style>
    <style:style style:name="P134" style:family="paragraph" style:parent-style-name="Standard">
      <style:paragraph-properties fo:margin-top="0.286cm" fo:margin-bottom="0cm" style:contextual-spacing="false"/>
      <style:text-properties fo:font-size="10pt" fo:language="nl" fo:country="NL" fo:font-weight="bold" style:font-size-asian="10pt" style:font-weight-asian="bold"/>
    </style:style>
    <style:style style:name="P135"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6"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7" style:family="paragraph" style:parent-style-name="Heading_20_2" style:master-page-name="Converted12">
      <style:paragraph-properties fo:margin-left="0cm" style:page-number="auto"/>
      <style:text-properties fo:language="nl" fo:country="NL"/>
    </style:style>
    <style:style style:name="P138" style:family="paragraph" style:parent-style-name="Standard">
      <style:paragraph-properties fo:margin-top="0.212cm" fo:margin-bottom="0cm" style:contextual-spacing="false"/>
    </style:style>
    <style:style style:name="P139" style:family="paragraph" style:parent-style-name="Text_20_body">
      <style:paragraph-properties fo:margin-top="0.453cm" fo:margin-bottom="0cm" style:contextual-spacing="false" fo:line-height="103%"/>
      <style:text-properties fo:language="nl" fo:country="NL"/>
    </style:style>
    <style:style style:name="P140" style:family="paragraph" style:parent-style-name="Text_20_body">
      <style:paragraph-properties fo:margin-right="0.3cm" fo:margin-top="0.512cm" fo:margin-bottom="0cm" style:contextual-spacing="false" fo:line-height="104%"/>
      <style:text-properties fo:language="nl" fo:country="NL"/>
    </style:style>
    <style:style style:name="P141" style:family="paragraph" style:parent-style-name="Heading_20_4">
      <style:paragraph-properties fo:margin-left="0cm" fo:text-indent="0cm" style:auto-text-indent="false"/>
      <style:text-properties fo:language="nl" fo:country="NL"/>
    </style:style>
    <style:style style:name="P142" style:family="paragraph" style:parent-style-name="Text_20_body">
      <style:paragraph-properties fo:margin-top="0.035cm" fo:margin-bottom="0cm" style:contextual-spacing="false"/>
      <style:text-properties fo:language="nl" fo:country="NL"/>
    </style:style>
    <style:style style:name="P143" style:family="paragraph" style:parent-style-name="Text_20_body">
      <style:paragraph-properties fo:margin-right="0.072cm" fo:line-height="104%"/>
      <style:text-properties fo:language="nl" fo:country="NL"/>
    </style:style>
    <style:style style:name="P144" style:family="paragraph" style:parent-style-name="Text_20_body">
      <style:paragraph-properties fo:line-height="104%"/>
      <style:text-properties fo:language="nl" fo:country="NL"/>
    </style:style>
    <style:style style:name="P145" style:family="paragraph" style:parent-style-name="Text_20_body">
      <style:paragraph-properties fo:margin-right="0.806cm" fo:line-height="104%"/>
      <style:text-properties fo:language="nl" fo:country="NL"/>
    </style:style>
    <style:style style:name="P146" style:family="paragraph" style:parent-style-name="Standard">
      <style:paragraph-properties fo:margin-right="0.942cm" fo:margin-top="0.002cm" fo:margin-bottom="0cm" style:contextual-spacing="false" fo:line-height="104%"/>
      <style:text-properties fo:language="nl" fo:country="NL"/>
    </style:style>
    <style:style style:name="P147" style:family="paragraph" style:parent-style-name="Text_20_body">
      <style:paragraph-properties fo:margin-right="0.556cm" fo:margin-top="0.002cm" fo:margin-bottom="0cm" style:contextual-spacing="false" fo:line-height="104%"/>
      <style:text-properties fo:letter-spacing="-0.004cm" fo:language="nl" fo:country="NL"/>
    </style:style>
    <style:style style:name="P148" style:family="paragraph" style:parent-style-name="Text_20_body">
      <style:paragraph-properties fo:margin-top="0.032cm" fo:margin-bottom="0cm" style:contextual-spacing="false"/>
      <style:text-properties fo:language="nl" fo:country="NL"/>
    </style:style>
    <style:style style:name="P149" style:family="paragraph" style:parent-style-name="Heading_20_4">
      <style:paragraph-properties fo:margin-left="0.15cm" fo:text-indent="0cm" style:auto-text-indent="false"/>
      <style:text-properties fo:language="nl" fo:country="NL"/>
    </style:style>
    <style:style style:name="P150" style:family="paragraph" style:parent-style-name="Text_20_body">
      <style:paragraph-properties fo:margin-top="0.037cm" fo:margin-bottom="0cm" style:contextual-spacing="false"/>
      <style:text-properties fo:language="nl" fo:country="NL"/>
    </style:style>
    <style:style style:name="P151" style:family="paragraph" style:parent-style-name="Text_20_body">
      <style:paragraph-properties fo:margin-right="0.787cm" fo:line-height="104%"/>
      <style:text-properties fo:language="nl" fo:country="NL"/>
    </style:style>
    <style:style style:name="P152" style:family="paragraph" style:parent-style-name="Text_20_body">
      <style:paragraph-properties fo:margin-right="0.737cm" fo:line-height="104%"/>
      <style:text-properties fo:language="nl" fo:country="NL"/>
    </style:style>
    <style:style style:name="P153" style:family="paragraph" style:parent-style-name="Text_20_body">
      <style:paragraph-properties fo:margin-right="0.667cm" fo:margin-top="0.452cm" fo:margin-bottom="0cm" style:contextual-spacing="false" fo:line-height="102%"/>
      <style:text-properties fo:language="nl" fo:country="NL"/>
    </style:style>
    <style:style style:name="P154" style:family="paragraph" style:parent-style-name="Text_20_body" style:master-page-name="Converted13">
      <style:paragraph-properties fo:margin-top="0.104cm" fo:margin-bottom="0cm" style:contextual-spacing="false" style:page-number="auto"/>
      <style:text-properties fo:font-size="10pt" fo:language="nl" fo:country="NL" style:font-size-asian="10pt"/>
    </style:style>
    <style:style style:name="P155" style:family="paragraph" style:parent-style-name="Standard">
      <style:paragraph-properties fo:orphans="2" fo:widows="2" fo:hyphenation-ladder-count="no-limit" fo:hyphenation-keep="page" loext:hyphenation-keep-type="column"/>
      <style:text-properties fo:language="nl" fo:country="NL" fo:hyphenate="true" fo:hyphenation-remain-char-count="2" fo:hyphenation-push-char-count="2" loext:hyphenation-no-caps="false" loext:hyphenation-no-last-word="false" loext:hyphenation-word-char-count="5" loext:hyphenation-zone="no-limi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fo:language="nl" fo:country="NL" style:font-size-asian="5pt"/>
    </style:style>
    <style:style style:name="P159" style:family="paragraph" style:parent-style-name="Text_20_body">
      <style:paragraph-properties fo:margin-top="0.018cm" fo:margin-bottom="0cm" style:contextual-spacing="false"/>
      <style:text-properties fo:font-size="1pt" fo:language="nl" fo:country="NL" style:font-size-asian="1pt"/>
    </style:style>
    <style:style style:name="P160" style:family="paragraph" style:parent-style-name="Text_20_body">
      <style:paragraph-properties fo:margin-left="0.176cm" fo:line-height="0.071cm"/>
      <style:text-properties fo:language="nl" fo:country="NL"/>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language="nl" fo:country="NL" fo:font-style="italic" style:font-size-asian="9pt" style:font-style-asian="italic"/>
    </style:style>
    <style:style style:name="P165" style:family="paragraph" style:parent-style-name="Heading_20_3" style:master-page-name="Converted14">
      <style:paragraph-properties style:page-number="auto"/>
      <style:text-properties fo:language="nl" fo:country="NL"/>
    </style:style>
    <style:style style:name="P166" style:family="paragraph" style:parent-style-name="Text_20_body">
      <style:paragraph-properties fo:margin-right="0.025cm" fo:margin-top="0.512cm" fo:margin-bottom="0cm" style:contextual-spacing="false" fo:line-height="104%"/>
      <style:text-properties fo:language="nl" fo:country="NL"/>
    </style:style>
    <style:style style:name="P167" style:family="paragraph" style:parent-style-name="Text_20_body">
      <style:paragraph-properties fo:margin-right="1.048cm" fo:line-height="103%"/>
      <style:text-properties fo:language="nl" fo:country="NL"/>
    </style:style>
    <style:style style:name="P168" style:family="paragraph" style:parent-style-name="Text_20_body">
      <style:paragraph-properties fo:margin-top="0.002cm" fo:margin-bottom="0cm" style:contextual-spacing="false" fo:line-height="104%"/>
      <style:text-properties fo:language="nl" fo:country="NL"/>
    </style:style>
    <style:style style:name="P169" style:family="paragraph" style:parent-style-name="Text_20_body">
      <style:paragraph-properties fo:margin-top="0.028cm" fo:margin-bottom="0cm" style:contextual-spacing="false"/>
      <style:text-properties fo:language="nl" fo:country="NL"/>
    </style:style>
    <style:style style:name="P170" style:family="paragraph" style:parent-style-name="Text_20_body">
      <style:paragraph-properties fo:margin-right="0.131cm" fo:line-height="103%"/>
      <style:text-properties fo:language="nl" fo:country="NL"/>
    </style:style>
    <style:style style:name="P171" style:family="paragraph" style:parent-style-name="Text_20_body">
      <style:paragraph-properties fo:margin-right="0.28cm" fo:margin-top="0.002cm" fo:margin-bottom="0cm" style:contextual-spacing="false" fo:line-height="104%"/>
      <style:text-properties fo:language="nl" fo:country="NL"/>
    </style:style>
    <style:style style:name="P172" style:family="paragraph" style:parent-style-name="List_20_Paragraph" style:list-style-name="WWNum16">
      <style:text-properties fo:language="nl" fo:country="NL"/>
    </style:style>
    <style:style style:name="P173" style:family="paragraph" style:parent-style-name="Text_20_body">
      <style:paragraph-properties fo:margin-top="0.332cm" fo:margin-bottom="0cm" style:contextual-spacing="false"/>
      <style:text-properties fo:language="nl" fo:country="NL"/>
    </style:style>
    <style:style style:name="P174" style:family="paragraph" style:parent-style-name="Text_20_body">
      <style:paragraph-properties fo:margin-left="0.15cm" fo:line-height="104%"/>
      <style:text-properties fo:language="nl" fo:country="NL"/>
    </style:style>
    <style:style style:name="P175" style:family="paragraph" style:parent-style-name="Text_20_body">
      <style:paragraph-properties fo:margin-top="0.457cm" fo:margin-bottom="0cm" style:contextual-spacing="false"/>
      <style:text-properties fo:color="#25295b" loext:opacity="100%" fo:language="nl" fo:country="NL"/>
    </style:style>
    <style:style style:name="P176" style:family="paragraph" style:parent-style-name="List_20_Paragraph" style:list-style-name="WWNum17">
      <style:text-properties fo:language="nl" fo:country="NL"/>
    </style:style>
    <style:style style:name="P177" style:family="paragraph" style:parent-style-name="List_20_Paragraph">
      <style:paragraph-properties fo:margin-left="1.27cm"/>
      <style:text-properties fo:language="nl" fo:country="NL"/>
    </style:style>
    <style:style style:name="P178" style:family="paragraph" style:parent-style-name="Text_20_body">
      <style:text-properties fo:color="#25295b" loext:opacity="100%" fo:letter-spacing="-0.004cm" fo:language="nl" fo:country="NL"/>
    </style:style>
    <style:style style:name="P179" style:family="paragraph" style:parent-style-name="Text_20_body">
      <style:paragraph-properties fo:margin-top="0.072cm" fo:margin-bottom="0cm" style:contextual-spacing="false"/>
      <style:text-properties fo:language="nl" fo:country="NL"/>
    </style:style>
    <style:style style:name="P180" style:family="paragraph" style:parent-style-name="Heading_20_1" style:master-page-name="Converted15">
      <style:paragraph-properties style:page-number="auto"/>
      <style:text-properties fo:language="nl" fo:country="NL"/>
    </style:style>
    <style:style style:name="P181" style:family="paragraph" style:parent-style-name="Text_20_body">
      <style:paragraph-properties fo:margin-top="0.415cm" fo:margin-bottom="0cm" style:contextual-spacing="false"/>
      <style:text-properties fo:font-size="10pt" fo:language="nl" fo:country="NL" style:font-size-asian="10pt"/>
    </style:style>
    <style:style style:name="P182" style:family="paragraph" style:parent-style-name="Frame_20_contents">
      <style:paragraph-properties fo:margin-left="0.035cm" fo:margin-top="0.035cm" fo:margin-bottom="0cm" style:contextual-spacing="false"/>
      <style:text-properties fo:language="nl" fo:country="NL"/>
    </style:style>
    <style:style style:name="T1" style:family="text">
      <style:text-properties fo:language="nl" fo:country="NL"/>
    </style:style>
    <style:style style:name="T2" style:family="text">
      <style:text-properties fo:letter-spacing="-0.026cm" fo:language="nl" fo:country="NL"/>
    </style:style>
    <style:style style:name="T3" style:family="text">
      <style:text-properties fo:letter-spacing="-0.025cm" fo:language="nl" fo:country="NL"/>
    </style:style>
    <style:style style:name="T4" style:family="text">
      <style:text-properties fo:color="#4d5ba9" loext:opacity="100%" fo:language="nl" fo:country="NL" style:text-underline-style="solid" style:text-underline-width="auto" style:text-underline-color="#4d5ba9"/>
    </style:style>
    <style:style style:name="T5" style:family="text">
      <style:text-properties fo:color="#4d5ba9" loext:opacity="100%" fo:letter-spacing="-0.026cm" fo:language="nl" fo:country="NL"/>
    </style:style>
    <style:style style:name="T6" style:family="text">
      <style:text-properties fo:letter-spacing="-0.004cm" fo:language="nl" fo:country="NL"/>
    </style:style>
    <style:style style:name="T7" style:family="text">
      <style:text-properties fo:letter-spacing="-0.023cm" fo:language="nl" fo:country="NL"/>
    </style:style>
    <style:style style:name="T8" style:family="text">
      <style:text-properties fo:letter-spacing="-0.021cm" fo:language="nl" fo:country="NL"/>
    </style:style>
    <style:style style:name="T9" style:family="text">
      <style:text-properties fo:color="#4d5ba9" loext:opacity="100%" fo:letter-spacing="-0.004cm" fo:language="nl" fo:country="NL" style:text-underline-style="solid" style:text-underline-width="auto" style:text-underline-color="#4d5ba9"/>
    </style:style>
    <style:style style:name="T10" style:family="text">
      <style:text-properties fo:letter-spacing="-0.012cm" fo:language="nl" fo:country="NL"/>
    </style:style>
    <style:style style:name="T11" style:family="text">
      <style:text-properties fo:letter-spacing="-0.009cm" fo:language="nl" fo:country="NL"/>
    </style:style>
    <style:style style:name="T12" style:family="text">
      <style:text-properties fo:letter-spacing="-0.002cm" fo:language="nl" fo:country="NL"/>
    </style:style>
    <style:style style:name="T13" style:family="text">
      <style:text-properties fo:letter-spacing="0.014cm" fo:language="nl" fo:country="NL"/>
    </style:style>
    <style:style style:name="T14" style:family="text">
      <style:text-properties fo:letter-spacing="0.016cm" fo:language="nl" fo:country="NL"/>
    </style:style>
    <style:style style:name="T15" style:family="text">
      <style:text-properties fo:letter-spacing="-0.016cm" fo:language="nl" fo:country="NL"/>
    </style:style>
    <style:style style:name="T16" style:family="text">
      <style:text-properties fo:letter-spacing="-0.014cm" fo:language="nl" fo:country="NL"/>
    </style:style>
    <style:style style:name="T17" style:family="text">
      <style:text-properties fo:letter-spacing="-0.007cm" fo:language="nl" fo:country="NL"/>
    </style:style>
    <style:style style:name="T18" style:family="text">
      <style:text-properties fo:letter-spacing="-0.032cm"/>
    </style:style>
    <style:style style:name="T19" style:family="text">
      <style:text-properties fo:letter-spacing="-0.004cm"/>
    </style:style>
    <style:style style:name="T20" style:family="text">
      <style:text-properties fo:letter-spacing="0.141cm" style:text-scale="150%"/>
    </style:style>
    <style:style style:name="T21" style:family="text">
      <style:text-properties fo:letter-spacing="0.071cm"/>
    </style:style>
    <style:style style:name="T22" style:family="text">
      <style:text-properties fo:letter-spacing="0.049cm"/>
    </style:style>
    <style:style style:name="T23" style:family="text">
      <style:text-properties fo:letter-spacing="0.051cm"/>
    </style:style>
    <style:style style:name="T24" style:family="text">
      <style:text-properties fo:letter-spacing="0.035cm"/>
    </style:style>
    <style:style style:name="T25" style:family="text">
      <style:text-properties style:font-weight-complex="bold"/>
    </style:style>
    <style:style style:name="T26" style:family="text">
      <style:text-properties fo:letter-spacing="-0.009cm"/>
    </style:style>
    <style:style style:name="T27" style:family="text">
      <style:text-properties fo:color="#4d5ba9" loext:opacity="100%" fo:letter-spacing="-0.009cm" fo:language="nl" fo:country="NL"/>
    </style:style>
    <style:style style:name="T28" style:family="text">
      <style:text-properties fo:color="#4d5ba9" loext:opacity="100%" fo:letter-spacing="-0.004cm" fo:language="nl" fo:country="NL"/>
    </style:style>
    <style:style style:name="T29" style:family="text">
      <style:text-properties fo:color="#4d5ba9" loext:opacity="100%" fo:language="nl" fo:country="NL"/>
    </style:style>
    <style:style style:name="T30" style:family="text">
      <style:text-properties fo:letter-spacing="-0.005cm" fo:language="nl" fo:country="NL"/>
    </style:style>
    <style:style style:name="T31" style:family="text">
      <style:text-properties fo:letter-spacing="0.071cm" fo:language="nl" fo:country="NL"/>
    </style:style>
    <style:style style:name="T32" style:family="text">
      <style:text-properties fo:color="#4d5ba9" loext:opacity="100%" fo:letter-spacing="-0.005cm" fo:language="nl" fo:country="NL"/>
    </style:style>
    <style:style style:name="T33" style:family="text">
      <style:text-properties fo:color="#4d5ba9" loext:opacity="100%" fo:letter-spacing="-0.007cm" fo:language="nl" fo:country="NL"/>
    </style:style>
    <style:style style:name="T34" style:family="text">
      <style:text-properties fo:language="nl" fo:country="NL" fo:font-weight="bold" style:font-weight-asian="bold"/>
    </style:style>
    <style:style style:name="T35" style:family="text">
      <style:text-properties fo:letter-spacing="-0.009cm" fo:language="nl" fo:country="NL" fo:font-weight="bold" style:font-weight-asian="bold"/>
    </style:style>
    <style:style style:name="T36" style:family="text">
      <style:text-properties fo:letter-spacing="-0.028cm" fo:language="nl" fo:country="NL"/>
    </style:style>
    <style:style style:name="T37" style:family="text">
      <style:text-properties fo:letter-spacing="-0.011cm" fo:language="nl" fo:country="NL"/>
    </style:style>
    <style:style style:name="T38" style:family="text">
      <style:text-properties fo:letter-spacing="0.141cm" fo:language="nl" fo:country="NL"/>
    </style:style>
    <style:style style:name="T39" style:family="text">
      <style:text-properties fo:letter-spacing="-0.026cm"/>
    </style:style>
    <style:style style:name="T40" style:family="text">
      <style:text-properties fo:letter-spacing="-0.005cm"/>
    </style:style>
    <style:style style:name="T41" style:family="text">
      <style:text-properties style:text-position="54% 100%" fo:font-size="6.5pt" fo:letter-spacing="0.071cm" fo:language="nl" fo:country="NL" style:font-size-asian="6.5pt"/>
    </style:style>
    <style:style style:name="T42" style:family="text">
      <style:text-properties fo:color="#4d5ba9" loext:opacity="100%" fo:letter-spacing="-0.002cm" fo:language="nl" fo:country="NL"/>
    </style:style>
    <style:style style:name="T43" style:family="text">
      <style:text-properties style:text-position="54% 100%" fo:font-size="6.5pt" fo:letter-spacing="-0.004cm" fo:language="nl" fo:country="NL" style:font-size-asian="6.5pt"/>
    </style:style>
    <style:style style:name="T44" style:family="text">
      <style:text-properties fo:letter-spacing="-0.004cm" fo:language="nl" fo:country="NL" fo:font-weight="bold" style:font-weight-asian="bold"/>
    </style:style>
    <style:style style:name="T45" style:family="text">
      <style:text-properties fo:letter-spacing="-0.026cm" fo:language="nl" fo:country="NL" fo:font-weight="bold" style:font-weight-asian="bold"/>
    </style:style>
    <style:style style:name="T46" style:family="text">
      <style:text-properties fo:color="#4d5ba9" loext:opacity="100%" fo:letter-spacing="-0.019cm" fo:language="nl" fo:country="NL"/>
    </style:style>
    <style:style style:name="T47" style:family="text">
      <style:text-properties fo:letter-spacing="-0.019cm" fo:language="nl" fo:country="NL"/>
    </style:style>
    <style:style style:name="T48" style:family="text">
      <style:text-properties fo:font-weight="bold" style:font-weight-asian="bold"/>
    </style:style>
    <style:style style:name="T49" style:family="text">
      <style:text-properties fo:letter-spacing="-0.009cm" fo:font-weight="bold" style:font-weight-asian="bold"/>
    </style:style>
    <style:style style:name="T50" style:family="text">
      <style:text-properties fo:letter-spacing="-0.011cm" fo:font-weight="bold" style:font-weight-asian="bold"/>
    </style:style>
    <style:style style:name="T51" style:family="text">
      <style:text-properties fo:letter-spacing="-0.007cm"/>
    </style:style>
    <style:style style:name="T52" style:family="text">
      <style:text-properties fo:font-size="9pt" fo:language="nl" fo:country="NL" fo:font-style="italic" style:font-size-asian="9pt" style:font-style-asian="italic"/>
    </style:style>
    <style:style style:name="T53" style:family="text">
      <style:text-properties fo:font-size="9pt" fo:letter-spacing="-0.023cm" fo:language="nl" fo:country="NL" fo:font-style="italic" style:font-size-asian="9pt" style:font-style-asian="italic"/>
    </style:style>
    <style:style style:name="T54" style:family="text">
      <style:text-properties fo:font-size="9pt" fo:letter-spacing="-0.021cm" fo:language="nl" fo:country="NL" fo:font-style="italic" style:font-size-asian="9pt" style:font-style-asian="italic"/>
    </style:style>
    <style:style style:name="T55" style:family="text">
      <style:text-properties fo:color="#4d5ba9" loext:opacity="100%" fo:font-size="9pt" fo:language="nl" fo:country="NL" fo:font-style="italic" style:text-underline-style="solid" style:text-underline-width="auto" style:text-underline-color="#4d5ba9" style:font-size-asian="9pt" style:font-style-asian="italic"/>
    </style:style>
    <style:style style:name="T56" style:family="text">
      <style:text-properties fo:color="#4d5ba9" loext:opacity="100%" fo:font-size="9pt" fo:language="nl" fo:country="NL" fo:font-style="italic" style:font-size-asian="9pt" style:font-style-asian="italic"/>
    </style:style>
    <style:style style:name="T57" style:family="text">
      <style:text-properties fo:color="#4d5ba9" loext:opacity="100%" fo:font-size="9pt" fo:letter-spacing="-0.004cm" fo:language="nl" fo:country="NL" fo:font-style="italic" style:text-underline-style="solid" style:text-underline-width="auto" style:text-underline-color="#4d5ba9" style:font-size-asian="9pt" style:font-style-asian="italic"/>
    </style:style>
    <style:style style:name="T58" style:family="text">
      <style:text-properties fo:font-size="10pt" fo:font-weight="bold" style:font-size-asian="10pt" style:font-weight-asian="bold"/>
    </style:style>
    <style:style style:name="T59" style:family="text">
      <style:text-properties fo:font-size="10pt" fo:letter-spacing="-0.002cm" fo:font-weight="bold" style:font-size-asian="10pt" style:font-weight-asian="bold"/>
    </style:style>
    <style:style style:name="T60" style:family="text">
      <style:text-properties fo:font-size="10pt" style:font-size-asian="10pt"/>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weight="bold" style:font-weight-asian="bold" style:font-weight-complex="bold"/>
    </style:style>
    <style:style style:name="T64" style:family="text">
      <style:text-properties fo:font-size="10pt" fo:letter-spacing="-0.007cm" fo:font-weight="bold" style:font-size-asian="10pt" style:font-weight-asian="bold"/>
    </style:style>
    <style:style style:name="T65" style:family="text">
      <style:text-properties fo:font-size="10pt" fo:letter-spacing="-0.004cm" fo:font-weight="bold" style:font-size-asian="10pt" style:font-weight-asian="bold"/>
    </style:style>
    <style:style style:name="T66" style:family="text">
      <style:text-properties fo:font-size="10pt" fo:letter-spacing="0.009cm" fo:font-weight="bold" style:font-size-asian="10pt" style:font-weight-asian="bold"/>
    </style:style>
    <style:style style:name="T67" style:family="text">
      <style:text-properties fo:font-size="10pt" fo:letter-spacing="0.011cm" fo:font-weight="bold" style:font-size-asian="10pt" style:font-weight-asian="bold"/>
    </style:style>
    <style:style style:name="T68" style:family="text">
      <style:text-properties fo:font-size="10pt" fo:letter-spacing="0.012cm" style:font-size-asian="10pt"/>
    </style:style>
    <style:style style:name="T69" style:family="text">
      <style:text-properties fo:font-size="10pt" fo:letter-spacing="0.011cm" style:font-size-asian="10pt"/>
    </style:style>
    <style:style style:name="T70" style:family="text">
      <style:text-properties fo:letter-spacing="-0.011cm"/>
    </style:style>
    <style:style style:name="T71" style:family="text">
      <style:text-properties fo:font-size="10pt" fo:letter-spacing="-0.005cm" fo:font-weight="bold" style:font-size-asian="10pt" style:font-weight-asian="bold"/>
    </style:style>
    <style:style style:name="T72" style:family="text">
      <style:text-properties fo:font-size="10pt" fo:letter-spacing="-0.007cm" style:font-size-asian="10pt"/>
    </style:style>
    <style:style style:name="T73" style:family="text">
      <style:text-properties fo:font-size="10pt" fo:letter-spacing="-0.009cm" fo:font-weight="bold" style:font-size-asian="10pt" style:font-weight-asian="bold"/>
    </style:style>
    <style:style style:name="T74" style:family="text">
      <style:text-properties fo:font-size="10pt" fo:letter-spacing="-0.009cm" style:font-size-asian="10pt"/>
    </style:style>
    <style:style style:name="T75" style:family="text">
      <style:text-properties style:text-line-through-style="solid" style:text-line-through-type="single" fo:font-size="10pt" fo:font-weight="bold" style:font-size-asian="10pt" style:font-weight-asian="bold"/>
    </style:style>
    <style:style style:name="T76" style:family="text">
      <style:text-properties fo:font-size="10pt" fo:letter-spacing="-0.005cm" style:font-size-asian="10pt"/>
    </style:style>
    <style:style style:name="T77" style:family="text">
      <style:text-properties fo:font-size="10pt" style:text-underline-style="solid" style:text-underline-width="auto" style:text-underline-color="font-color" fo:font-weight="bold" style:font-size-asian="10pt" style:font-weight-asian="bold"/>
    </style:style>
    <style:style style:name="T78" style:family="text">
      <style:text-properties fo:color="#2d96d3" loext:opacity="100%" fo:font-size="10pt" fo:font-weight="bold" style:font-size-asian="10pt" style:font-weight-asian="bold"/>
    </style:style>
    <style:style style:name="T79" style:family="text">
      <style:text-properties fo:color="#2d96d3" loext:opacity="100%" fo:font-size="10pt" fo:letter-spacing="-0.004cm" fo:font-weight="bold" style:font-size-asian="10pt" style:font-weight-asian="bold"/>
    </style:style>
    <style:style style:name="T80" style:family="text">
      <style:text-properties fo:font-size="10pt" fo:letter-spacing="-0.011cm" fo:font-weight="bold" style:font-size-asian="10pt" style:font-weight-asian="bold"/>
    </style:style>
    <style:style style:name="T81" style:family="text">
      <style:text-properties fo:letter-spacing="-0.007cm" fo:font-weight="bold" style:font-weight-asian="bold"/>
    </style:style>
    <style:style style:name="T82" style:family="text">
      <style:text-properties fo:color="#25295b" loext:opacity="100%" fo:font-style="italic" style:font-style-asian="italic"/>
    </style:style>
    <style:style style:name="T83" style:family="text">
      <style:text-properties fo:font-size="10pt" fo:letter-spacing="-0.012cm" fo:font-weight="bold" style:font-size-asian="10pt" style:font-weight-asian="bold"/>
    </style:style>
    <style:style style:name="T84" style:family="text">
      <style:text-properties style:text-position="64% 100%" fo:font-size="5.5pt" style:font-size-asian="5.5pt"/>
    </style:style>
    <style:style style:name="T85" style:family="text">
      <style:text-properties fo:color="#25295b" loext:opacity="100%"/>
    </style:style>
    <style:style style:name="T86" style:family="text">
      <style:text-properties fo:color="#25295b" loext:opacity="100%" fo:letter-spacing="0.041cm"/>
    </style:style>
    <style:style style:name="T87" style:family="text">
      <style:text-properties fo:color="#25295b" loext:opacity="100%" fo:letter-spacing="0.048cm"/>
    </style:style>
    <style:style style:name="T88" style:family="text">
      <style:text-properties fo:color="#25295b" loext:opacity="100%" fo:letter-spacing="-0.004cm"/>
    </style:style>
    <style:style style:name="T89" style:family="text">
      <style:text-properties fo:font-size="10pt" fo:language="nl" fo:country="NL" fo:font-style="italic" style:font-size-asian="10pt" style:font-style-asian="italic"/>
    </style:style>
    <style:style style:name="T90" style:family="text">
      <style:text-properties fo:color="#4d5ba9" loext:opacity="100%" fo:font-size="10pt" fo:language="nl" fo:country="NL" style:text-underline-style="solid" style:text-underline-width="auto" style:text-underline-color="#4d5ba9" style:font-size-asian="10pt"/>
    </style:style>
    <style:style style:name="T91" style:family="text">
      <style:text-properties fo:color="#4d5ba9" loext:opacity="100%" fo:font-size="10pt" fo:language="nl" fo:country="NL" style:font-size-asian="10pt"/>
    </style:style>
    <style:style style:name="T92" style:family="text">
      <style:text-properties fo:font-size="10pt" fo:language="nl" fo:country="NL" style:font-size-asian="10pt"/>
    </style:style>
    <style:style style:name="T93" style:family="text">
      <style:text-properties fo:font-size="10pt" fo:letter-spacing="-0.007cm" fo:language="nl" fo:country="NL" style:font-size-asian="10pt"/>
    </style:style>
    <style:style style:name="T94" style:family="text">
      <style:text-properties fo:font-size="10pt" fo:letter-spacing="-0.002cm" fo:language="nl" fo:country="NL" fo:font-style="italic" style:font-size-asian="10pt" style:font-style-asian="italic"/>
    </style:style>
    <style:style style:name="T95" style:family="text">
      <style:text-properties fo:color="#4d5ba9" loext:opacity="100%" fo:font-size="10pt" fo:letter-spacing="-0.002cm" fo:language="nl" fo:country="NL" style:font-size-asian="10pt"/>
    </style:style>
    <style:style style:name="T96" style:family="text">
      <style:text-properties fo:font-size="10pt" fo:letter-spacing="-0.002cm" fo:language="nl" fo:country="NL" style:font-size-asian="10pt"/>
    </style:style>
    <style:style style:name="T97" style:family="text">
      <style:text-properties fo:font-size="10pt" fo:letter-spacing="-0.09cm" fo:language="nl" fo:country="NL" style:font-size-asian="10pt"/>
    </style:style>
    <style:style style:name="T98" style:family="text">
      <style:text-properties fo:color="#25295b" loext:opacity="100%" fo:language="nl" fo:country="NL" fo:font-style="italic" style:font-style-asian="italic"/>
    </style:style>
    <style:style style:name="T99" style:family="text">
      <style:text-properties fo:color="#25295b" loext:opacity="100%" fo:letter-spacing="-0.004cm" fo:language="nl" fo:country="NL" fo:font-style="italic" style:font-style-asian="italic"/>
    </style:style>
    <style:style style:name="T100" style:family="text">
      <style:text-properties fo:color="#25295b" loext:opacity="100%" fo:letter-spacing="-0.002cm" fo:language="nl" fo:country="NL" fo:font-style="italic" style:font-style-asian="italic"/>
    </style:style>
    <style:style style:name="T101" style:family="text">
      <style:text-properties fo:color="#4d5ba9" loext:opacity="100%" fo:language="nl" fo:country="NL" fo:font-style="italic" style:text-underline-style="solid" style:text-underline-width="auto" style:text-underline-color="#4d5ba9" style:font-style-asian="italic"/>
    </style:style>
    <style:style style:name="T102" style:family="text">
      <style:text-properties fo:font-style="italic" style:font-style-asian="italic"/>
    </style:style>
    <style:style style:name="T103"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04" style:family="text">
      <style:text-properties fo:color="#000000" loext:opacity="100%" style:font-name="Arial" style:font-name-asian="Times New Roman1" style:language-asian="nl" style:country-asian="NL" style:font-name-complex="Arial1"/>
    </style:style>
    <style:style style:name="T105"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06" style:family="text">
      <style:text-properties fo:color="#000000" loext:opacity="100%" style:font-name="Arial" fo:language="nl" fo:country="NL" style:font-name-asian="Times New Roman1" style:language-asian="nl" style:country-asian="NL" style:font-name-complex="Arial1"/>
    </style:style>
    <style:style style:name="T107" style:family="text">
      <style:text-properties fo:color="#000000" loext:opacity="100%" style:font-name="Arial" fo:letter-spacing="-0.004cm" style:font-name-asian="Times New Roman1" style:language-asian="nl" style:country-asian="NL" style:font-name-complex="Arial1"/>
    </style:style>
    <style:style style:name="T108" style:family="text">
      <style:text-properties fo:color="#000000" loext:opacity="100%" style:font-name="Arial" fo:letter-spacing="-0.004cm" fo:language="nl" fo:country="NL" style:font-name-asian="Times New Roman1" style:language-asian="nl" style:country-asian="NL" style:font-name-complex="Arial1"/>
    </style:style>
    <style:style style:name="T109" style:family="text">
      <style:text-properties fo:letter-spacing="0.023cm"/>
    </style:style>
    <style:style style:name="T110" style:family="text">
      <style:text-properties fo:letter-spacing="0.03cm"/>
    </style:style>
    <style:style style:name="T111" style:family="text">
      <style:text-properties fo:letter-spacing="-0.012cm"/>
    </style:style>
    <style:style style:name="T112" style:family="text">
      <style:text-properties fo:letter-spacing="0.041cm"/>
    </style:style>
    <style:style style:name="T113" style:family="text">
      <style:text-properties fo:letter-spacing="0.034cm"/>
    </style:style>
    <style:style style:name="T114" style:family="text">
      <style:text-properties fo:letter-spacing="0.037cm"/>
    </style:style>
    <style:style style:name="T115" style:family="text">
      <style:text-properties fo:letter-spacing="0.046cm"/>
    </style:style>
    <style:style style:name="T116" style:family="text">
      <style:text-properties fo:letter-spacing="0.042cm"/>
    </style:style>
    <style:style style:name="T117" style:family="text">
      <style:text-properties fo:letter-spacing="0.044cm"/>
    </style:style>
    <style:style style:name="T118" style:family="text">
      <style:text-properties fo:letter-spacing="-0.025cm"/>
    </style:style>
    <style:style style:name="T119" style:family="text">
      <style:text-properties fo:font-size="10pt" fo:letter-spacing="-0.005cm" fo:language="nl" fo:country="NL" style:font-size-asian="10pt"/>
    </style:style>
    <style:style style:name="T120" style:family="text">
      <style:text-properties fo:color="#215e9e" loext:opacity="100%" fo:font-size="10pt" fo:language="nl" fo:country="NL" style:text-underline-style="solid" style:text-underline-width="auto" style:text-underline-color="#215e9e" style:font-size-asian="10pt"/>
    </style:style>
    <style:style style:name="T121" style:family="text">
      <style:text-properties fo:color="#215e9e" loext:opacity="100%" fo:font-size="10pt" fo:language="nl" fo:country="NL" style:font-size-asian="10pt"/>
    </style:style>
    <style:style style:name="T122" style:family="text">
      <style:text-properties fo:color="#215e9e" loext:opacity="100%" fo:font-size="10pt" fo:letter-spacing="-0.004cm" fo:language="nl" fo:country="NL" style:text-underline-style="solid" style:text-underline-width="auto" style:text-underline-color="#215e9e" style:font-size-asian="10pt"/>
    </style:style>
    <style:style style:name="T123" style:family="text">
      <style:text-properties fo:font-size="10pt" fo:letter-spacing="-0.004cm" fo:language="nl" fo:country="NL" style:font-size-asian="10pt"/>
    </style:style>
    <style:style style:name="T124" style:family="text">
      <style:text-properties fo:font-size="10pt" fo:letter-spacing="-0.014cm" fo:language="nl" fo:country="NL" style:font-size-asian="10pt"/>
    </style:style>
    <style:style style:name="T125" style:family="text">
      <style:text-properties fo:font-size="10pt" fo:letter-spacing="-0.009cm" fo:language="nl" fo:country="NL" style:font-size-asian="10pt"/>
    </style:style>
    <style:style style:name="T126" style:family="text">
      <style:text-properties fo:color="#215e9e" loext:opacity="100%" fo:font-size="10pt" fo:letter-spacing="-0.005cm" fo:language="nl" fo:country="NL" style:font-size-asian="10pt"/>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9"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0"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1"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2"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3"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4"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15"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16"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lofon</text:h>
      <text:p text:style-name="P2"/>
      <text:p text:style-name="P3">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P3"/>
      <text:p text:style-name="P4">Het Joint Research Centre: EU Science Hub</text:p>
      <text:p text:style-name="Standard"><text:a xlink:type="simple" xlink:href="https://joint-research-centre.ec.europa.eu/" text:style-name="Internet_20_link" text:visited-style-name="Visited_20_Internet_20_Link"><text:span text:style-name="Internet_20_link"><text:span text:style-name="T1">https://joint-research-centre.ec.europa.eu</text:span></text:span></text:a></text:p>
      <text:p text:style-name="P3"/>
      <text:p text:style-name="P5">JRC144121 EUR 40491</text:p>
      <text:p text:style-name="P6"/>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5">Druk</text:p>
          </table:table-cell>
          <table:table-cell table:style-name="Tabel1.A1" office:value-type="string">
            <text:p text:style-name="P7">ISBN 978-92-68-34351-7</text:p>
          </table:table-cell>
          <table:table-cell table:style-name="Tabel1.A1" office:value-type="string">
            <text:p text:style-name="P7">ISSN 1018-5593</text:p>
          </table:table-cell>
          <table:table-cell table:style-name="Tabel1.A1" office:value-type="string">
            <text:p text:style-name="P5">doi:10.2760/7379058</text:p>
          </table:table-cell>
          <table:table-cell table:style-name="Tabel1.A1" office:value-type="string">
            <text:p text:style-name="P7">KJ-01-25-521-EN-C</text:p>
          </table:table-cell>
        </table:table-row>
        <table:table-row table:style-name="Tabel1.1">
          <table:table-cell table:style-name="Tabel1.A1" office:value-type="string">
            <text:p text:style-name="P8">PDF</text:p>
          </table:table-cell>
          <table:table-cell table:style-name="Tabel1.A1" office:value-type="string">
            <text:p text:style-name="P7">ISBN 978-92-68-32677-0</text:p>
          </table:table-cell>
          <table:table-cell table:style-name="Tabel1.A1" office:value-type="string">
            <text:p text:style-name="P7">ISSN 1831-9424</text:p>
          </table:table-cell>
          <table:table-cell table:style-name="Tabel1.A1" office:value-type="string">
            <text:p text:style-name="P5">doi:10.2760/0001149</text:p>
          </table:table-cell>
          <table:table-cell table:style-name="Tabel1.A1" office:value-type="string">
            <text:p text:style-name="P7">KJ-01-25-521-EN-N</text:p>
          </table:table-cell>
        </table:table-row>
      </table:table>
      <text:p text:style-name="P3"/>
      <text:p text:style-name="P3">Luxemburg: Bureau voor publicaties van de Europese Unie, 2025</text:p>
      <text:p text:style-name="P3"/>
      <text:p text:style-name="P3">© Europese Unie, 2025</text:p>
      <text:p text:style-name="P3"/>
      <text:p text:style-name="P3">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P3"/>
      <text:p text:style-name="P3">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P3">Decoratieve elementen: © Visual Generation / stock.adobe.com</text:p>
      <text:p text:style-name="P3">Afbeeldingen bij de hoofdstukken: © fizkes / stock.adobe.com, © Tongpool / stock.adobe.com, © ookawaphoto / stock.adobe.com, © insta_photos / stock.adobe.com, © Jacob Lund / stock.adobe.com</text:p>
      <text:p text:style-name="P3">Hoe dit rapport te citeren: Cosgrove, J. en Cachia, R., DigComp 3.0: Europees kader voor digitale competenties - Vijfde editie, Publicatiebureau van de Europese Unie, Luxemburg, 2025, https://data.europa.eu/doi/10.2760/0001149, JRC144121.</text:p>
      <text:p text:style-name="P3"><text:soft-page-break/>Layout: Carmen Capote de la Calle</text:p>
      <text:p text:style-name="P9"/>
      <text:h text:style-name="P10" text:outline-level="2">Instructies voor het hergebruiken van het DigComp 3.0-raamwerk:</text:h>
      <text:p text:style-name="P3">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1">Bij hergebruik moet de bron worden vermeld, met inbegrip van zowel de verwijzing naar de bron als de link naar de bron.</text:p>
        </text:list-item>
        <text:list-item>
          <text:p text:style-name="P11">Het is niet toegestaan het logo van de Europese Commissie te gebruiken in gewijzigde versies.</text:p>
        </text:list-item>
        <text:list-item>
          <text:p text:style-name="P11">Het is niet toegestaan de oorspronkelijke betekenis of bedoeling van de gepubliceerde DigComp-materialen opzettelijk te verdraaien.</text:p>
        </text:list-item>
      </text:list>
      <text:p text:style-name="P3"/>
      <text:p text:style-name="P3">Voor gewijzigde, aangepaste of vertaalde versies van het gepubliceerde DigComp-materiaal:</text:p>
      <text:list text:style-name="WWNum2">
        <text:list-item>
          <text:p text:style-name="P12">geef de aangebrachte wijzigingen en de verantwoordelijke auteur(s) en/of organisatie(s) aan</text:p>
        </text:list-item>
        <text:list-item>
          <text:p text:style-name="P12">voeg een verklaring toe waarin wordt gesteld dat de Commissie niet verantwoordelijk is voor de gewijzigde, aangepaste of vertaalde versie</text:p>
        </text:list-item>
        <text:list-item>
          <text:p text:style-name="P12">vermijd de suggestie dat de Europese Commissie de gewijzigde, aangepaste of vertaalde versie goedkeurt</text:p>
        </text:list-item>
        <text:list-item>
          <text:p text:style-name="P12">vermijd het reproduceren van unieke identificatiemiddelen (bijv. ISBN, doi) voor andere doeleinden dan het verwijzen naar de bron.</text:p>
        </text:list-item>
      </text:list>
      <text:p text:style-name="P3">Meer informatie: Besluit van de Commissie over het hergebruik van documenten van de Commissie (2011)</text:p>
      <text:p text:style-name="P3"/>
      <text:p text:style-name="P9"/>
      <text:h text:style-name="P1" text:outline-level="1">SAMENVATTING</text:h>
      <text:p text:style-name="P3">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10" text:outline-level="2">Bijdrage van experts</text:h>
      <text:p text:style-name="P3">Dit raamwerk is ontwikkeld met het deskundige advies van Ulrike Domany-Funtan, Anastasia Economou, Māra Jākobsone, Lidija Kralj, Stefano Kluzer, Luis Pereira, Yves Punie, Attila Rausch, Arianna Sala, Roland Stürz en Riina Vuorikar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tab/></text:p>
      <text:h text:style-name="P1" text:outline-level="1"><text:soft-page-break/>VOORWOORD</text:h>
      <text:p text:style-name="P3">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P3"/>
      <text:p text:style-name="P3">Het Digital Competenc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P3"/>
      <text:p text:style-name="P3">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P3"/>
      <text:p text:style-name="P3">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P3"/>
      <text:p text:style-name="P3">Deze ambitieuze versie van DigComp onderstreept de cruciale rol van digitale vaardigheden voor alle burgers in Europa, om participatie in de samenleving, leren, werk en sociale inclusie te waarborgen.</text:p>
      <text:p text:style-name="P14"/>
      <text:p text:style-name="P3">Manuela Geleng, directeur EMPL B – Banen en vaardigheden, DG Werkgelegenheid, Sociale Zaken en Inclusie, Europese Commissie</text:p>
      <text:p text:style-name="P6"/>
      <text:p text:style-name="P3">Francesca Campolongo, directeur van directoraat T – Digitale transformatie en data, Joint Research Centre van de Europese Commissie</text:p>
      <text:h text:style-name="P1" text:outline-level="1">DANKBETUIGING</text:h>
      <text:p text:style-name="P15"/>
      <text:p text:style-name="P3">DigComp 3.0 is gepubliceerd dankzij de bijdragen en ondersteuning van vele individuen en organisaties. Wij zijn dankbaar voor de 42 experts die hebben deelgenomen aan de eerste bijeenkomsten in juni en oktober 2024 en aan de validatieworkshop in juni 2025: Giovanni Adorni, Michela <text:soft-page-break/>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P3"/>
      <text:p text:style-name="P3">Met dank aan de 260 personen en organisaties uit 24 lidstaten die hebben deelgenomen aan de DigComp-stakeholderconsultatie, en de 174 personen die in april 2025 feedback hebben gegeven op de consultatie.</text:p>
      <text:p text:style-name="P3"/>
      <text:p text:style-name="P3">Wij zijn zeer dankbaar jegens alle EC-collega's die dit project hebben ondersteund, beoordeeld en advies hebben gegeven tijdens dit project,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P3"/>
      <text:p text:style-name="P3">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6" text:outline-level="2">MANAGEMENTSAMENVATTING</text:h>
      <text:p text:style-name="P15"/>
      <text:p text:style-name="P3">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text:span text:style-name="T1">Over</text:span><text:span text:style-name="T2"> </text:span><text:span text:style-name="T1">nine</text:span><text:span text:style-name="T2"> </text:span><text:span text:style-name="T1">in</text:span><text:span text:style-name="T2"> </text:span><text:span text:style-name="T1">ten</text:span><text:span text:style-name="T2"> </text:span><text:span text:style-name="T1">(92%)</text:span><text:span text:style-name="T3"> </text:span><text:span text:style-name="T1">workers</text:span><text:span text:style-name="T2"> </text:span><text:span text:style-name="T1">in</text:span><text:span text:style-name="T2"> </text:span><text:span text:style-name="T1">the</text:span><text:span text:style-name="T2"> </text:span><text:span text:style-name="T1">EU</text:span><text:span text:style-name="T2"> </text:span><text:span text:style-name="T1">used</text:span><text:span text:style-name="T3"> </text:span><text:span text:style-name="T1">digital technologies</text:span><text:span text:style-name="T2"> </text:span><text:span text:style-name="T1">in</text:span><text:span text:style-name="T2"> </text:span><text:span text:style-name="T1">their</text:span><text:span text:style-name="T2"> </text:span><text:span text:style-name="T1">work</text:span><text:span text:style-name="T2"> </text:span><text:span text:style-name="T1">in</text:span><text:span text:style-name="T2"> </text:span><text:a xlink:type="simple" xlink:href="https://publications.jrc.ec.europa.eu/repository/handle/JRC143072" text:style-name="ListLabel_20_182" text:visited-style-name="ListLabel_20_182"><text:span text:style-name="T4">2024-2025</text:span></text:a><text:span text:style-name="T5"> </text:span><text:span text:style-name="T1">and</text:span><text:span text:style-name="T3"> </text:span><text:span text:style-name="T1">30%</text:span><text:span text:style-name="T2"> </text:span><text:span text:style-name="T1">of </text:span><text:span text:style-name="T6">EU</text:span><text:span text:style-name="T7"> </text:span><text:span text:style-name="T6">workers</text:span><text:span text:style-name="T7"> </text:span><text:span text:style-name="T6">used</text:span><text:span text:style-name="T7"> </text:span><text:span text:style-name="T6">AI</text:span><text:span text:style-name="T7"> </text:span><text:span text:style-name="T6">systems</text:span><text:span text:style-name="T7"> </text:span><text:span text:style-name="T6">in</text:span><text:span text:style-name="T7"> </text:span><text:span text:style-name="T6">work</text:span><text:span text:style-name="T8"> </text:span><text:span text:style-name="T6">in</text:span><text:span text:style-name="T7"> </text:span><text:span text:style-name="T6">the</text:span><text:span text:style-name="T7"> </text:span><text:a xlink:type="simple" xlink:href="https://publications.jrc.ec.europa.eu/repository/handle/JRC143072" text:style-name="ListLabel_20_184" text:visited-style-name="ListLabel_20_184"><text:span text:style-name="T9">same year</text:span></text:a><text:span text:style-name="T6">. In</text:span><text:span text:style-name="T8"> </text:span><text:a xlink:type="simple" xlink:href="https://www.cedefop.europa.eu/en/publications/9201" text:style-name="ListLabel_20_184" text:visited-style-name="ListLabel_20_184"><text:span text:style-name="T9">2024</text:span></text:a><text:span text:style-name="T6">,</text:span><text:span text:style-name="T8"> </text:span><text:span text:style-name="T6">42%</text:span><text:span text:style-name="T8"> </text:span><text:span text:style-name="T6">of</text:span><text:span text:style-name="T8"> </text:span><text:span text:style-name="T6">EU</text:span><text:span text:style-name="T8"> </text:span><text:span text:style-name="T6">workers</text:span><text:span text:style-name="T8"> </text:span><text:span text:style-name="T6">reported</text:span><text:span text:style-name="T8"> </text:span><text:span text:style-name="T6">an</text:span><text:span text:style-name="T8"> </text:span><text:span text:style-name="T6">AI</text:span><text:span text:style-name="T8"> </text:span><text:span text:style-name="T6">skills</text:span><text:span text:style-name="T8"> </text:span><text:span text:style-name="T6">gap, </text:span><text:span text:style-name="T1">yet</text:span><text:span text:style-name="T10"> </text:span><text:span text:style-name="T1">only</text:span><text:span text:style-name="T10"> </text:span><text:span text:style-name="T1">15%</text:span><text:span text:style-name="T10"> </text:span><text:span text:style-name="T1">had</text:span><text:span text:style-name="T10"> </text:span><text:span text:style-name="T1">participated</text:span><text:span text:style-name="T10"> </text:span><text:span text:style-name="T1">in</text:span><text:span text:style-name="T10"> </text:span><text:span text:style-name="T1">AI</text:span><text:span text:style-name="T10"> </text:span><text:span text:style-name="T1">skills</text:span><text:span text:style-name="T10"> </text:span><text:span text:style-name="T1">training.</text:span></text:p>
      <text:p text:style-name="P3"/>
      <text:p text:style-name="Standard">DigComp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p>
      <text:p text:style-name="Standard"/>
      <text:p text:style-name="Standard">The first version of the DigComp framework was published in <text:a xlink:type="simple" xlink:href="https://publications.jrc.ec.europa.eu/repository/handle/JRC83167" text:style-name="ListLabel_20_182" text:visited-style-name="ListLabel_20_182">2013</text:a>, with updates published in <text:a xlink:type="simple" xlink:href="https://publications.jrc.ec.europa.eu/repository/handle/JRC101254" text:style-name="ListLabel_20_182" text:visited-style-name="ListLabel_20_182">2016</text:a>, <text:a xlink:type="simple" xlink:href="https://publications.jrc.ec.europa.eu/repository/handle/JRC106281" text:style-name="ListLabel_20_182" text:visited-style-name="ListLabel_20_182">2017</text:a> and <text:a xlink:type="simple" xlink:href="https://publications.jrc.ec.europa.eu/repository/handle/JRC128415" text:style-name="ListLabel_20_182" text:visited-style-name="ListLabel_20_182">2022</text:a>. All versions of the framework are underpinned by a scientific evidence-based approach and consultation with experts and stakeholders. Similary, this iteration of DigComp has been shaped by scientific research and input and feedback from around 300 experts and stakeholders from a diversity of backgrounds.</text:p>
      <text:p text:style-name="Standard"/>
      <text:p text:style-name="Standard">This update responds to significant developments, trends and practices in relation to digital technologies that have occurred since 2022. It is shaped by five main priorities identified in expert and stakeholder consultations and policy and academic literature: AI competence; cybersecurity competence; rights, choice and responsibility; wellbeing in digital environments; and competence to deal with misinformation and disinformation. In addition, DigComp3.0 embodies the human-centric values of the <text:a xlink:type="simple" xlink:href="https://eur-lex.europa.eu/legal-content/EN/TXT/?uri=OJ%3AJOC_2023_023_R_0001" text:style-name="ListLabel_20_184" text:visited-style-name="ListLabel_20_184">European Declaration on</text:a> <text:a xlink:type="simple" xlink:href="https://eur-lex.europa.eu/legal-content/EN/TXT/?uri=OJ%3AJOC_2023_023_R_0001" text:style-name="ListLabel_20_182" text:visited-style-name="ListLabel_20_182">Digital Rights and Principles for the Digital Decade</text:a>.</text:p>
      <text:p text:style-name="Standard"/>
      <text:p text:style-name="Standard">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p>
      <text:p text:style-name="Standard">They are classified by knowledge, skills and attitudes. 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text:soft-page-break/>other.</text:p>
      <text:p text:style-name="P3"/>
      <text:p text:style-name="Standard"><text:span text:style-name="T1">In</text:span><text:span text:style-name="T11"> </text:span><text:span text:style-name="T1">addition</text:span><text:span text:style-name="T11"> </text:span><text:span text:style-name="T1">to</text:span><text:span text:style-name="T11"> </text:span><text:span text:style-name="T1">this</text:span><text:span text:style-name="T11"> </text:span><text:span text:style-name="T1">framework</text:span><text:span text:style-name="T11"> </text:span><text:span text:style-name="T1">document,</text:span><text:span text:style-name="T11"> </text:span><text:span text:style-name="T1">readers</text:span><text:span text:style-name="T11"> </text:span><text:span text:style-name="T1">can access</text:span><text:span text:style-name="T6"> </text:span><text:span text:style-name="T1">the</text:span><text:span text:style-name="T6"> </text:span><text:a xlink:type="simple" xlink:href="https://joint-research-centre.ec.europa.eu/projects-and-activities/education-and-training/digital-transformation-education/digital-competence-framework-citizens-digcomp_en" text:style-name="ListLabel_20_182" text:visited-style-name="ListLabel_20_182"><text:span text:style-name="T4">JRC-DigComp web space</text:span></text:a><text:span text:style-name="T1">,</text:span><text:span text:style-name="T6"> </text:span><text:span text:style-name="T1">which</text:span><text:span text:style-name="T12"> </text:span><text:span text:style-name="T6">provides: </text:span><text:span text:style-name="T1">a clear and user-friendly description of DigComp 3.0; an</text:span><text:span text:style-name="T13"> </text:span><text:span text:style-name="T1">editable</text:span><text:span text:style-name="T13"> </text:span><text:span text:style-name="T1">version</text:span><text:span text:style-name="T13"> </text:span><text:span text:style-name="T1">of</text:span><text:span text:style-name="T13"> </text:span><text:span text:style-name="T1">the</text:span><text:span text:style-name="T14"> </text:span><text:span text:style-name="T6">framework; a</text:span><text:span text:style-name="T7"> </text:span><text:span text:style-name="T6">spreadsheet</text:span><text:span text:style-name="T8"> </text:span><text:span text:style-name="T6">version,</text:span><text:span text:style-name="T7"> </text:span><text:span text:style-name="T6">and</text:span><text:span text:style-name="T7"> </text:span><text:span text:style-name="T6">a</text:span><text:span text:style-name="T7"> </text:span><text:span text:style-name="T6">linked</text:span><text:span text:style-name="T7"> </text:span><text:span text:style-name="T6">open</text:span><text:span text:style-name="T7"> </text:span><text:span text:style-name="T6">data </text:span><text:span text:style-name="T1">version (in JavaScript Object Notation, JSON </text:span><text:span text:style-name="T6">format)</text:span><text:span text:style-name="T15"> </text:span><text:span text:style-name="T6">of</text:span><text:span text:style-name="T16"> </text:span><text:span text:style-name="T6">the</text:span><text:span text:style-name="T16"> </text:span><text:span text:style-name="T6">tabular</text:span><text:span text:style-name="T15"> </text:span><text:span text:style-name="T6">elements</text:span><text:span text:style-name="T16"> </text:span><text:span text:style-name="T6">of</text:span><text:span text:style-name="T16"> </text:span><text:span text:style-name="T6">DigComp</text:span><text:span text:style-name="T16"> </text:span><text:span text:style-name="T17">3.0.</text:span></text:p>
      <text:p text:style-name="P17"><text:bookmark-start text:name="QUICK_GUIDE_TO_DIGCOMP_3.0"/><text:bookmark-start text:name="1._INTRODUCTION"/><text:bookmark-start text:name="_bookmark6"/><text:bookmark-start text:name="_bookmark5"/></text:p>
      <text:h text:style-name="P18" text:outline-level="1"><text:bookmark-start text:name="_bookmark7"/><draw:custom-shape text:anchor-type="char" draw:z-index="59" draw:name="Graphic 158" draw:style-name="gr1" draw:text-style-name="P19"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QUICK_GUIDE_TO_DIGCOMP_3.0"/><text:bookmark-end text:name="1._INTRODUCTION"/><text:bookmark-end text:name="_bookmark6"/><text:bookmark-end text:name="_bookmark5"/><text:bookmark-end text:name="_bookmark7"/>INTRODUCTION</text:h>
      <text:h text:style-name="P10" text:outline-level="2"><text:bookmark text:name="1.1_Importance_of_digital_competence"/>Importance<text:span text:style-name="T18"> </text:span>of<text:span text:style-name="T18"> </text:span>digital <text:span text:style-name="T19">competence</text:span></text:h>
      <text:p text:style-name="P3">Digital environments are intertwined with<text:span text:style-name="T20">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21"> </text:span>competences<text:span text:style-name="T21"> </text:span>bring<text:span text:style-name="T21"> </text:span>a<text:span text:style-name="T21"> </text:span>range<text:span text:style-name="T21"> </text:span>of<text:span text:style-name="T21"> </text:span>benefits to individuals (such as ability to use public and commercial<text:span text:style-name="T22"> </text:span>platforms<text:span text:style-name="T23"> </text:span>and<text:span text:style-name="T22"> </text:span>services,<text:span text:style-name="T23"> </text:span>to<text:span text:style-name="T23"> </text:span><text:span text:style-name="T19">broaden </text:span>employment and learning opportunities, to foster social connection and civic participation, and to support privacy management and wellbeing in digital environments) (Morte-Nadal &amp; Esteban- Navarro,<text:span text:style-name="T21"> </text:span>2025;<text:span text:style-name="T21"> </text:span>Stalmach<text:span text:style-name="T21"> </text:span>et<text:span text:style-name="T21"> </text:span>al.,<text:span text:style-name="T21"> </text:span>2023;<text:span text:style-name="T21"> </text:span>Pouliakis et al., 2025; Țarcă et al., 2024), as well as a<text:span text:style-name="T21"> </text:span>means to tackle social exclusion (Boerkamp et <text:bookmark text:name="Figure_1._Digital_competence_-_a_selecti"/>al.,<text:span text:style-name="T24"> </text:span>2024;<text:span text:style-name="T24"> </text:span>Brundle<text:span text:style-name="T24"> </text:span>et<text:span text:style-name="T24"> </text:span>al.,<text:span text:style-name="T24"> </text:span>2025)<text:span text:style-name="T24"> </text:span>and<text:span text:style-name="T24"> </text:span>to<text:span text:style-name="T24"> </text:span><text:span text:style-name="T19">enhance </text:span>the competitiveness of economies (Draghi, 2024; Pakhnenko<text:span text:style-name="T21"> </text:span>et<text:span text:style-name="T21"> </text:span>al.,<text:span text:style-name="T21"> </text:span>2025).</text:p>
      <text:p text:style-name="P20">Figure 1. Digital competence – a selection of facts and figures.</text:p>
      <text:p text:style-name="P21"/>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2">Children and youth</text:p>
          </table:table-cell>
          <table:table-cell table:style-name="Tabel2.A1" office:value-type="string">
            <text:p text:style-name="P22">Adults in general</text:p>
          </table:table-cell>
          <table:table-cell table:style-name="Tabel2.A1" office:value-type="string">
            <text:p text:style-name="P22">Workers</text:p>
          </table:table-cell>
        </table:table-row>
        <table:table-row table:style-name="Tabel2.2">
          <table:table-cell table:style-name="Tabel2.A1" office:value-type="string">
            <text:p text:style-name="P23"><text:span text:style-name="T1">43% of secondary school students in the EU did not reach a basic level of digital skills in 2023. (</text:span><text:a xlink:type="simple" xlink:href="https://op.europa.eu/en/publication-detail/-/publication/59721dc6-a0aa-11ef-85f0-01aa75ed71a1" text:style-name="Internet_20_link" text:visited-style-name="Visited_20_Internet_20_Link"><text:span text:style-name="Internet_20_link"><text:span text:style-name="T1">Source</text:span></text:span></text:a><text:span text:style-name="T1">)</text:span></text:p>
            <text:p text:style-name="P23"><text:span text:style-name="T1">96% of 15-year-olds in the EU used social media daily in 2022. (</text:span><text:a xlink:type="simple" xlink:href="https://publications.jrc.ec.europa.eu/repository/handle/JRC141047" text:style-name="Internet_20_link" text:visited-style-name="Visited_20_Internet_20_Link"><text:span text:style-name="Internet_20_link"><text:span text:style-name="T1">Source</text:span></text:span></text:a><text:span text:style-name="T1">)</text:span></text:p>
            <text:p text:style-name="P23"><text:span text:style-name="T1">9-12% of students aged 11-15 reported problematic social media use in 2022. (</text:span><text:a xlink:type="simple" xlink:href="https://data-browser.hbsc.org/measure/problematic-social-media-use/" text:style-name="Internet_20_link" text:visited-style-name="Visited_20_Internet_20_Link"><text:span text:style-name="Internet_20_link"><text:span text:style-name="T1">Source</text:span></text:span></text:a><text:span text:style-name="T1">)</text:span></text:p>
            <text:p text:style-name="P23"><text:span text:style-name="T1">14%-16% of students aged 11-15 reported experiencing cyberbullying at least twice in a two-month period in 2022. (</text:span><text:a xlink:type="simple" xlink:href="https://data-browser.hbsc.org/measure/cyberbullying-being-bullied/" text:style-name="Internet_20_link" text:visited-style-name="Visited_20_Internet_20_Link"><text:span text:style-name="Internet_20_link"><text:span text:style-name="T1">Source</text:span></text:span></text:a><text:span text:style-name="T1">)</text:span></text:p>
          </table:table-cell>
          <table:table-cell table:style-name="Tabel2.A1" office:value-type="string">
            <text:p text:style-name="P23"><text:span text:style-name="T1">56% of adults in the EU had at least basic digital skills in 2023. (</text:span><text:a xlink:type="simple" xlink:href="https://ec.europa.eu/eurostat/databrowser/view/isoc_sk_dskl_i21/default/table?lang=en" text:style-name="Internet_20_link" text:visited-style-name="Visited_20_Internet_20_Link"><text:span text:style-name="Internet_20_link"><text:span text:style-name="T1">Source</text:span></text:span></text:a><text:span text:style-name="T1">)</text:span></text:p>
            <text:p text:style-name="P23"><text:span text:style-name="T1">70% of adults who use the internet interacted digitally with public services in 2024. (</text:span><text:a xlink:type="simple" xlink:href="https://ec.europa.eu/eurostat/web/products-eurostat-news/w/ddn-20250226-1" text:style-name="Internet_20_link" text:visited-style-name="Visited_20_Internet_20_Link"><text:span text:style-name="Internet_20_link"><text:span text:style-name="T1">Source</text:span></text:span></text:a><text:span text:style-name="T1">)</text:span></text:p>
            <text:p text:style-name="P23"><text:span text:style-name="T1">58% of adults used the internet in 2022 to look for health-related information. (</text:span><text:a xlink:type="simple" xlink:href="https://ec.europa.eu/eurostat/web/interactive-publications/digitalisation-2023" text:style-name="Internet_20_link" text:visited-style-name="Visited_20_Internet_20_Link"><text:span text:style-name="Internet_20_link"><text:span text:style-name="T1">Source</text:span></text:span></text:a><text:span text:style-name="T1">)</text:span></text:p>
            <text:p text:style-name="P23"><text:span text:style-name="T1">49% of adults reported having seen untrue or doubtful content on social media or news sites online in 2023.(</text:span><text:a xlink:type="simple" xlink:href="https://ec.europa.eu/eurostat/databrowser/view/isoc_sk_edic_i21/d" text:style-name="Internet_20_link" text:visited-style-name="Visited_20_Internet_20_Link"><text:span text:style-name="Internet_20_link"><text:span text:style-name="T1">Source</text:span></text:span></text:a><text:span text:style-name="T1">)</text:span></text:p>
          </table:table-cell>
          <table:table-cell table:style-name="Tabel2.A1" office:value-type="string">
            <text:p text:style-name="P23"><text:span text:style-name="T1">92% of EU workers used digital devices, tools or equipment to do their job in 2024-2025. (</text:span><text:a xlink:type="simple" xlink:href="https://publications.jrc.ec.europa.eu/repository/handle/JRC143072" text:style-name="Internet_20_link" text:visited-style-name="Visited_20_Internet_20_Link"><text:span text:style-name="Internet_20_link"><text:span text:style-name="T1">Source</text:span></text:span></text:a><text:span text:style-name="T1">)</text:span></text:p>
            <text:p text:style-name="P23"><text:span text:style-name="T1">35% of EU workers needed to learn new digital technology to do their job in 2020-2021 (</text:span><text:a xlink:type="simple" xlink:href="https://www.cedefop.europa.eu/en/publications/9173" text:style-name="Internet_20_link" text:visited-style-name="Visited_20_Internet_20_Link"><text:span text:style-name="Internet_20_link"><text:span text:style-name="T1">Source</text:span></text:span></text:a><text:span text:style-name="T1">).</text:span></text:p>
            <text:p text:style-name="P23"><text:span text:style-name="T1">30% of EU workers used AI systems in work in 2024-2025. (</text:span><text:a xlink:type="simple" xlink:href="https://publications.jrc.ec.europa.eu/repository/handle/JRC143072" text:style-name="Internet_20_link" text:visited-style-name="Visited_20_Internet_20_Link"><text:span text:style-name="Internet_20_link"><text:span text:style-name="T1">Source</text:span></text:span></text:a><text:span text:style-name="T1">)</text:span></text:p>
            <text:p text:style-name="P23"><text:span text:style-name="T1">42% of workers across 11 European countries reported an AI skills gap in 2024. (</text:span><text:a xlink:type="simple" xlink:href="https://www.cedefop.europa.eu/en/publications/9201" text:style-name="Internet_20_link" text:visited-style-name="Visited_20_Internet_20_Link"><text:span text:style-name="Internet_20_link"><text:span text:style-name="T1">Source</text:span></text:span></text:a><text:span text:style-name="T1">)</text:span></text:p>
          </table:table-cell>
        </table:table-row>
      </table:table>
      <text:p text:style-name="P24"/>
      <text:p text:style-name="P3"><text:span text:style-name="T25">Figure 1 illustrates some of the implications of digital technologies for digital competence among children and youth, adults in general, and workers, through a selection of statistical evidence from recent surveys.</text:span></text:p>
      <text:p text:style-name="P25"><text:bookmark text:name="1.2_European_initiatives_to_support_digi"/></text:p>
      <text:h text:style-name="P26" text:outline-level="2">European initiatives to support digital <text:span text:style-name="T19">competence</text:span></text:h>
      <text:p text:style-name="P3">In<text:span text:style-name="T26"> policies and initiatives, ‘digital skills’ and ‘digital competence’ are often used interchangeably. In DigComp 3.0, the term ‘digital competence’ is used, to incorporate knowledge, skills and attitudes.</text:span></text:p>
      <text:p text:style-name="P3">In<text:span text:style-name="T26"> response to the digital transformation and its implications for digital economy and society, the EU undertakes a range of actions and initiatives. Box 1 outlines some of the key ones.</text:span></text:p>
      <text:p text:style-name="P24"><text:bookmark text:name="Box_1._Some_key_European_policy_initiati"/><text:bookmark text:name="_bookmark8"/></text:p>
      <text:p text:style-name="P24">Box 1. Some key European policy initiatives related to digital competence.</text:p>
      <text:p text:style-name="Standard"><text:span text:style-name="T1">The</text:span><text:span text:style-name="T11"> </text:span><text:a xlink:type="simple" xlink:href="https://digital-strategy.ec.europa.eu/en/policies/digital-decade-policy-programme" text:style-name="ListLabel_20_182" text:visited-style-name="ListLabel_20_182"><text:span text:style-name="T4">Digital Decade Policy Programme</text:span></text:a><text:span text:style-name="T27"> </text:span><text:span text:style-name="T1">sets</text:span><text:span text:style-name="T11"> </text:span><text:span text:style-name="T1">out</text:span><text:span text:style-name="T11"> </text:span><text:span text:style-name="T1">objectives</text:span><text:span text:style-name="T11"> </text:span><text:span text:style-name="T1">and</text:span><text:span text:style-name="T11"> </text:span><text:span text:style-name="T1">targets</text:span><text:span text:style-name="T11"> </text:span><text:span text:style-name="T1">for</text:span><text:span text:style-name="T11"> </text:span><text:span text:style-name="T1">Europe’s digital transformation towards 2030. In 2023, only 56% of adults in Europe had at least basic digital skills (European Commission, 2025a). The </text:span><text:a xlink:type="simple" xlink:href="https://employment-social-affairs.ec.europa.eu/policies-and-activities/european-pillar-social-rights-building-fairer-and-more-inclusive-european-union_en" text:style-name="ListLabel_20_182" text:visited-style-name="ListLabel_20_182"><text:span text:style-name="T4">European Pillar of Social Rights</text:span></text:a><text:span text:style-name="T27"> </text:span><text:span text:style-name="T1">includes</text:span><text:span text:style-name="T11"> </text:span><text:span text:style-name="T1">principles</text:span><text:span text:style-name="T11"> </text:span><text:span text:style-name="T1">related</text:span><text:span text:style-name="T11"> </text:span><text:span text:style-name="T1">to</text:span><text:span text:style-name="T11"> </text:span><text:span text:style-name="T1">education,</text:span><text:span text:style-name="T11"> </text:span><text:span text:style-name="T1">training</text:span><text:span text:style-name="T11"> </text:span><text:span text:style-name="T1">and</text:span><text:span text:style-name="T11"> </text:span><text:span text:style-name="T1">lifelong</text:span><text:span text:style-name="T11"> </text:span><text:span text:style-name="T1">learning.</text:span><text:span text:style-name="T11"> </text:span><text:span text:style-name="T1">It is</text:span><text:span text:style-name="T6"> </text:span><text:span text:style-name="T1">accompanied</text:span><text:span text:style-name="T6"> </text:span><text:span text:style-name="T1">by</text:span><text:span text:style-name="T6"> </text:span><text:span text:style-name="T1">a</text:span><text:span text:style-name="T6"> </text:span><text:a xlink:type="simple" xlink:href="https://op.europa.eu/webpub/empl/european-pillar-of-social-rights/en/" text:style-name="ListLabel_20_182" text:visited-style-name="ListLabel_20_182"><text:span text:style-name="T4">European Pillar of Social Rights Action Plan</text:span></text:a><text:span text:style-name="T28"> </text:span><text:span text:style-name="T1">(2021)</text:span><text:span text:style-name="T6"> </text:span><text:span text:style-name="T1">which</text:span><text:span text:style-name="T6"> </text:span><text:span text:style-name="T1">sets</text:span><text:span text:style-name="T6"> </text:span><text:span text:style-name="T1">a target of 60% of adults participating in education and training every year by 2030. In </text:span><text:a xlink:type="simple" xlink:href="https://ec.europa.eu/eurostat/statistics-explained/index.php?title=Adult_learning_statistics" text:style-name="ListLabel_20_182" text:visited-style-name="ListLabel_20_182"><text:span text:style-name="T4">2022</text:span></text:a><text:span text:style-name="T1">, this figure stood at 47%.</text:span></text:p>
      <text:p text:style-name="Standard"><text:span text:style-name="T1">The </text:span><text:a xlink:type="simple" xlink:href="https://commission.europa.eu/topics/eu-competitiveness/union-skills_en" text:style-name="ListLabel_20_182" text:visited-style-name="ListLabel_20_182"><text:span text:style-name="T4">Union of Skills</text:span></text:a><text:span text:style-name="T29"> </text:span><text:span text:style-name="T1">(European Commission, 2025b) is an overarching strategy which aims to ensure that everyone in Europe is empowered to build solid skills foundations and engage in lifelong upskilling and reskilling. It includes an </text:span><text:a xlink:type="simple" xlink:href="https://education.ec.europa.eu/sites/default/files/2025-03/Graphic%20version%20Action%20Plan%20on%20Basic%20Skills.pdf" text:style-name="ListLabel_20_182" text:visited-style-name="ListLabel_20_182"><text:span text:style-name="T4">Action Plan for Basic Skills</text:span></text:a><text:span text:style-name="T27"> </text:span><text:span text:style-name="T1">(European</text:span><text:span text:style-name="T11"> </text:span><text:span text:style-name="T1">Commission,</text:span><text:span text:style-name="T11"> </text:span><text:span text:style-name="T1">2025c)</text:span><text:span text:style-name="T11"> </text:span><text:span text:style-name="T1">to</text:span><text:span text:style-name="T11"> </text:span><text:span text:style-name="T1">address</text:span><text:span text:style-name="T11"> </text:span><text:span text:style-name="T1">declining</text:span><text:span text:style-name="T11"> </text:span><text:span text:style-name="T1">levels</text:span><text:span text:style-name="T11"> </text:span><text:span text:style-name="T1">of basic skills (DigComp 3.0 is one of its actions), a </text:span><text:a xlink:type="simple" xlink:href="https://education.ec.europa.eu/sites/default/files/2025-03/STEM_Education_Strategic_Plan_COM_2025_89_1_EN_0.pdf" text:style-name="ListLabel_20_182" text:visited-style-name="ListLabel_20_182"><text:span text:style-name="T4">STEM Education Strategic Plan</text:span></text:a><text:span text:style-name="T29"> </text:span><text:span text:style-name="T1">(European Commission, 2025d), and a 2030 Roadmap on the future of digital education</text:span><text:span text:style-name="T30"> </text:span><text:span text:style-name="T1">and</text:span><text:span text:style-name="T30"> </text:span><text:span text:style-name="T1">skills</text:span><text:span text:style-name="T30"> </text:span><text:span text:style-name="T1">based</text:span><text:span text:style-name="T30"> </text:span><text:span text:style-name="T1">on</text:span><text:span text:style-name="T30"> </text:span><text:span text:style-name="T1">a</text:span><text:span text:style-name="T30"> </text:span><text:span text:style-name="T1">review</text:span><text:span text:style-name="T30"> </text:span><text:span text:style-name="T1">of</text:span><text:span text:style-name="T30"> </text:span><text:span text:style-name="T1">the</text:span><text:span text:style-name="T30"> </text:span><text:a xlink:type="simple" xlink:href="https://eur-lex.europa.eu/legal-content/EN/TXT/?uri=CELEX%3A52020DC0624" text:style-name="ListLabel_20_182" text:visited-style-name="ListLabel_20_182"><text:span text:style-name="T4">European Digital Education Action Plan</text:span></text:a><text:span text:style-name="T29"> </text:span><text:span text:style-name="T1">(DEAP) (European Commission, 2020, under which DigComp 2.2, the fourth edition</text:span><text:span text:style-name="T31"> </text:span><text:span text:style-name="T1">of DigComp, was completed).</text:span></text:p>
      <text:p text:style-name="Standard"><text:span text:style-name="T1">The</text:span><text:span text:style-name="T11"> </text:span><text:a xlink:type="simple" xlink:href="https://commission.europa.eu/publications/guide-eu-citizenship_en" text:style-name="ListLabel_20_182" text:visited-style-name="ListLabel_20_182"><text:span text:style-name="T4">Guide to EU Citizenship</text:span></text:a><text:span text:style-name="T27"> </text:span><text:span text:style-name="T1">(European</text:span><text:span text:style-name="T11"> </text:span><text:span text:style-name="T1">Commission,</text:span><text:span text:style-name="T11"> </text:span><text:span text:style-name="T1">2023c)</text:span><text:span text:style-name="T11"> </text:span><text:span text:style-name="T1">contains</text:span><text:span text:style-name="T11"> </text:span><text:span text:style-name="T1">information</text:span><text:span text:style-name="T11"> </text:span><text:span text:style-name="T1">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span><text:a xlink:type="simple" xlink:href="https://digital-strategy.ec.europa.eu/en/policies/strategy-better-internet-kids" text:style-name="ListLabel_20_182" text:visited-style-name="ListLabel_20_182"><text:span text:style-name="T4">European Strategy for a Better Internet for Kids</text:span></text:a><text:span text:style-name="T29"> </text:span><text:span text:style-name="T1">(BIK+) (2022), which aims to ensure that children are protected, respected and empowered online. Other initiatives include an </text:span><text:a xlink:type="simple" xlink:href="https://commission.europa.eu/document/download/e6cd4328-673c-4e7a-8683-f63ffb2cf648_en?filename=Political%20Guidelines%202024-2029_EN.pdf" text:style-name="ListLabel_20_182" text:visited-style-name="ListLabel_20_182"><text:span text:style-name="T4">EU-wide inquiry on the broader impacts of social media on wellbeing</text:span></text:a><text:span text:style-name="T32"> </text:span><text:span text:style-name="T1">and</text:span><text:span text:style-name="T30"> </text:span><text:span text:style-name="T1">a</text:span><text:span text:style-name="T30"> </text:span><text:a xlink:type="simple" xlink:href="https://eur-lex.europa.eu/legal-content/EN/TXT/?uri=intcom%3AAres%282025%295948822" text:style-name="ListLabel_20_182" text:visited-style-name="ListLabel_20_182"><text:span text:style-name="T4">European Action Plan Against Cyberbullying</text:span></text:a><text:span text:style-name="T1">.</text:span></text:p>
      <text:p text:style-name="Standard"><text:span text:style-name="T1">The European Commission has also published the </text:span><text:a xlink:type="simple" xlink:href="https://digital-strategy.ec.europa.eu/en/library/ai-continent-action-plan" text:style-name="ListLabel_20_182" text:visited-style-name="ListLabel_20_182"><text:span text:style-name="T4">AI Continent Action Plan</text:span></text:a><text:span text:style-name="T29"> </text:span><text:span text:style-name="T1">(2025) and</text:span><text:span text:style-name="T17"> </text:span><text:span text:style-name="T1">the</text:span><text:span text:style-name="T17"> </text:span><text:a xlink:type="simple" xlink:href="https://digital-strategy.ec.europa.eu/en/policies/apply-ai" text:style-name="ListLabel_20_182" text:visited-style-name="ListLabel_20_182"><text:span text:style-name="T4">Apply AI Strategy</text:span></text:a><text:span text:style-name="T33"> </text:span><text:span text:style-name="T1">(2025)</text:span><text:span text:style-name="T17"> </text:span><text:span text:style-name="T1">which,</text:span><text:span text:style-name="T17"> </text:span><text:span text:style-name="T1">alongside</text:span><text:span text:style-name="T17"> </text:span><text:span text:style-name="T1">other</text:span><text:span text:style-name="T17"> </text:span><text:span text:style-name="T1">initiatives,</text:span><text:span text:style-name="T17"> </text:span><text:span text:style-name="T1">aim</text:span><text:span text:style-name="T17"> </text:span><text:span text:style-name="T1">to</text:span><text:span text:style-name="T17"> </text:span><text:span text:style-name="T1">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text:a xlink:type="simple" xlink:href="https://ailiteracyframework.org/" text:style-name="ListLabel_20_182" text:visited-style-name="ListLabel_20_182"><text:span text:style-name="T4">AI literacy framework</text:span></text:a><text:span text:style-name="T1"> for</text:span><text:span text:style-name="T10"> </text:span><text:span text:style-name="T1">primary</text:span><text:span text:style-name="T10"> </text:span><text:span text:style-name="T1">and</text:span><text:span text:style-name="T10"> </text:span><text:span text:style-name="T1">secondary</text:span><text:span text:style-name="T10"> </text:span><text:span text:style-name="T1">education</text:span><text:span text:style-name="T10"> </text:span><text:span text:style-name="T1">with</text:span><text:span text:style-name="T10"> </text:span><text:span text:style-name="T1">the</text:span><text:span text:style-name="T10"> </text:span><text:span text:style-name="T1">OECD,</text:span><text:span text:style-name="T10"> </text:span><text:span text:style-name="T1">the</text:span><text:span text:style-name="T10"> </text:span><text:span text:style-name="T1">first</text:span><text:span text:style-name="T10"> </text:span><text:span text:style-name="T1">draft</text:span><text:span text:style-name="T10"> </text:span><text:span text:style-name="T1">of</text:span><text:span text:style-name="T10"> </text:span><text:span text:style-name="T1">which</text:span><text:span text:style-name="T10"> </text:span><text:span text:style-name="T1">was published in May 2025. The AI literacy framework will be finalised in 2026.</text:span></text:p>
      <text:p text:style-name="Standard"><text:span text:style-name="T1">Several </text:span><text:span text:style-name="T34">European digital laws and regulations</text:span><text:span text:style-name="T35"> </text:span><text:span text:style-name="T1">have been published in recent years.</text:span><text:span text:style-name="T12"> </text:span><text:span text:style-name="T1">These</text:span><text:span text:style-name="T12"> </text:span><text:span text:style-name="T1">help</text:span><text:span text:style-name="T12"> </text:span><text:span text:style-name="T1">to</text:span><text:span text:style-name="T12"> </text:span><text:span text:style-name="T1">protect</text:span><text:span text:style-name="T12"> </text:span><text:span text:style-name="T1">the</text:span><text:span text:style-name="T12"> </text:span><text:span text:style-name="T1">rights</text:span><text:span text:style-name="T12"> </text:span><text:span text:style-name="T1">of</text:span><text:span text:style-name="T12"> </text:span><text:span text:style-name="T1">individuals,</text:span><text:span text:style-name="T12"> </text:span><text:span text:style-name="T1">as</text:span><text:span text:style-name="T12"> </text:span><text:span text:style-name="T1">well</text:span><text:span text:style-name="T12"> </text:span><text:span text:style-name="T1">as</text:span><text:span text:style-name="T12"> </text:span><text:span text:style-name="T1">setting</text:span><text:span text:style-name="T12"> </text:span><text:span text:style-name="T1">out</text:span><text:span text:style-name="T12"> </text:span><text:span text:style-name="T1">their </text:span><text:span text:style-name="T6">responsibilities,</text:span><text:span text:style-name="T11"> </text:span><text:span text:style-name="T6">along</text:span><text:span text:style-name="T11"> </text:span><text:span text:style-name="T6">with</text:span><text:span text:style-name="T11"> </text:span><text:span text:style-name="T6">obligations</text:span><text:span text:style-name="T11"> </text:span><text:span text:style-name="T6">of</text:span><text:span text:style-name="T11"> </text:span><text:span text:style-name="T6">the</text:span><text:span text:style-name="T11"> </text:span><text:span text:style-name="T6">providers</text:span><text:span text:style-name="T11"> </text:span><text:span text:style-name="T6">of</text:span><text:span text:style-name="T11"> </text:span><text:span text:style-name="T6">digital</text:span><text:span text:style-name="T11"> </text:span><text:span text:style-name="T6">products,</text:span><text:span text:style-name="T11"> </text:span><text:span text:style-name="T6">platforms </text:span><text:span text:style-name="T1">and services. The </text:span><text:a xlink:type="simple" xlink:href="https://www.consilium.europa.eu/en/policies/data-protection-regulation/" text:style-name="ListLabel_20_182" text:visited-style-name="ListLabel_20_182"><text:span text:style-name="T4">General Data Protection Regulation</text:span></text:a><text:span text:style-name="T29"> </text:span><text:span text:style-name="T1">(GDPR) (2018) sets out principles,</text:span><text:span text:style-name="T36"> </text:span><text:span text:style-name="T1">conditions</text:span><text:span text:style-name="T7"> </text:span><text:span text:style-name="T1">and</text:span><text:span text:style-name="T3"> </text:span><text:span text:style-name="T1">obligations</text:span><text:span text:style-name="T7"> </text:span><text:span text:style-name="T1">for</text:span><text:span text:style-name="T3"> </text:span><text:span text:style-name="T1">the</text:span><text:span text:style-name="T7"> </text:span><text:span text:style-name="T1">processing</text:span><text:span text:style-name="T3"> </text:span><text:span text:style-name="T1">of</text:span><text:span text:style-name="T7"> </text:span><text:span text:style-name="T1">personal</text:span><text:span text:style-name="T3"> </text:span><text:span text:style-name="T1">data</text:span><text:span text:style-name="T7"> </text:span><text:span text:style-name="T1">and</text:span><text:span text:style-name="T3"> </text:span><text:span text:style-name="T1">on</text:span><text:span text:style-name="T7"> </text:span><text:span text:style-name="T1">the </text:span><text:span text:style-name="T6">free</text:span><text:span text:style-name="T37"> </text:span><text:span text:style-name="T6">movement</text:span><text:span text:style-name="T37"> </text:span><text:span text:style-name="T6">of</text:span><text:span text:style-name="T37"> </text:span><text:span text:style-name="T6">such</text:span><text:span text:style-name="T37"> </text:span><text:span text:style-name="T6">data.</text:span><text:span text:style-name="T37"> </text:span><text:span text:style-name="T6">The</text:span><text:span text:style-name="T37"> </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9">European Accessibility Act</text:span></text:a><text:span text:style-name="T33"> </text:span><text:span text:style-name="T6">(2025)</text:span><text:span text:style-name="T37"> </text:span><text:span text:style-name="T6">aims</text:span><text:span text:style-name="T37"> </text:span><text:span text:style-name="T6">to</text:span><text:span text:style-name="T37"> </text:span><text:span text:style-name="T6">improve the</text:span><text:span text:style-name="T10"> </text:span><text:span text:style-name="T6">functioning</text:span><text:span text:style-name="T10"> </text:span><text:span text:style-name="T6">of</text:span><text:span text:style-name="T10"> </text:span><text:span text:style-name="T6">the</text:span><text:span text:style-name="T10"> </text:span><text:span text:style-name="T6">internal</text:span><text:span text:style-name="T10"> </text:span><text:span text:style-name="T6">market</text:span><text:span text:style-name="T10"> </text:span><text:span text:style-name="T6">for</text:span><text:span text:style-name="T10"> </text:span><text:span text:style-name="T6">accessible</text:span><text:span text:style-name="T10"> </text:span><text:span text:style-name="T6">products</text:span><text:span text:style-name="T10"> </text:span><text:span text:style-name="T6">and</text:span><text:span text:style-name="T10"> </text:span><text:span text:style-name="T6">services,</text:span><text:span text:style-name="T10"> </text:span><text:span text:style-name="T6">including </text:span><text:span text:style-name="T1">computers and operating systems, smartphones, banking and e-commerce.</text:span></text:p>
      <text:p text:style-name="Standard"><text:span text:style-name="T6">The</text:span><text:span text:style-name="T10"> </text:span><text:a xlink:type="simple" xlink:href="https://digital-strategy.ec.europa.eu/en/policies/cyber-resilience-act" text:style-name="ListLabel_20_184" text:visited-style-name="ListLabel_20_184"><text:span text:style-name="T9">Cyber Resilience Act</text:span></text:a><text:span text:style-name="T27"> </text:span><text:span text:style-name="T6">(2024)</text:span><text:span text:style-name="T10"> </text:span><text:span text:style-name="T6">protects</text:span><text:span text:style-name="T10"> </text:span><text:span text:style-name="T6">individual</text:span><text:span text:style-name="T10"> </text:span><text:span text:style-name="T6">consumers</text:span><text:span text:style-name="T10"> </text:span><text:span text:style-name="T6">and</text:span><text:span text:style-name="T10"> </text:span><text:span text:style-name="T6">businesses </text:span><text:span text:style-name="T1">buying</text:span><text:span text:style-name="T16"> </text:span><text:span text:style-name="T1">software</text:span><text:span text:style-name="T16"> </text:span><text:span text:style-name="T1">or</text:span><text:span text:style-name="T16"> </text:span><text:span text:style-name="T1">hardware</text:span><text:span text:style-name="T16"> </text:span><text:span text:style-name="T1">products.</text:span><text:span text:style-name="T16"> </text:span><text:span text:style-name="T1">It</text:span><text:span text:style-name="T16"> </text:span><text:span text:style-name="T1">introduces</text:span><text:span text:style-name="T16"> </text:span><text:span text:style-name="T1">mandatory</text:span><text:span text:style-name="T16"> </text:span><text:span text:style-name="T1">cybersecurity </text:span><text:span text:style-name="T6">requirements</text:span><text:span text:style-name="T10"> </text:span><text:span text:style-name="T6">for</text:span><text:span text:style-name="T10"> </text:span><text:span text:style-name="T6">the</text:span><text:span text:style-name="T10"> </text:span><text:span text:style-name="T6">providers</text:span><text:span text:style-name="T10"> </text:span><text:span text:style-name="T6">of</text:span><text:span text:style-name="T10"> </text:span><text:span text:style-name="T6">these</text:span><text:span text:style-name="T10"> </text:span><text:span text:style-name="T6">products.</text:span><text:span text:style-name="T10"> </text:span><text:span text:style-name="T6">The</text:span><text:span text:style-name="T10"> </text:span><text:a xlink:type="simple" xlink:href="https://digital-markets-act.ec.europa.eu/about-dma_en" text:style-name="ListLabel_20_184" text:visited-style-name="ListLabel_20_184"><text:span text:style-name="T9">Digital Markets Act</text:span></text:a><text:span text:style-name="T27"> </text:span><text:span text:style-name="T6">(2022)</text:span><text:span text:style-name="T10"> </text:span><text:span text:style-name="T6">gives </text:span><text:span text:style-name="T1">consumers</text:span><text:span text:style-name="T6"> </text:span><text:span text:style-name="T1">new</text:span><text:span text:style-name="T6"> </text:span><text:span text:style-name="T1">powers</text:span><text:span text:style-name="T6"> </text:span><text:span text:style-name="T1">of</text:span><text:span text:style-name="T6"> </text:span><text:span text:style-name="T1">choice</text:span><text:span text:style-name="T6"> </text:span><text:span text:style-name="T1">in</text:span><text:span text:style-name="T6"> </text:span><text:span text:style-name="T1">digital</text:span><text:span text:style-name="T6"> </text:span><text:span text:style-name="T1">services,</text:span><text:span text:style-name="T6"> </text:span><text:span text:style-name="T1">data</text:span><text:span text:style-name="T6"> </text:span><text:span text:style-name="T1">ownership</text:span><text:span text:style-name="T6"> </text:span><text:span text:style-name="T1">and</text:span><text:span text:style-name="T6"> </text:span><text:span text:style-name="T1">portability, streamlined</text:span><text:span text:style-name="T11"> </text:span><text:span text:style-name="T1">access</text:span><text:span text:style-name="T11"> </text:span><text:span text:style-name="T1">to</text:span><text:span text:style-name="T11"> </text:span><text:span text:style-name="T1">services,</text:span><text:span text:style-name="T11"> </text:span><text:span text:style-name="T1">and</text:span><text:span text:style-name="T11"> </text:span><text:span text:style-name="T1">the</text:span><text:span text:style-name="T11"> </text:span><text:span text:style-name="T1">right</text:span><text:span text:style-name="T11"> </text:span><text:span text:style-name="T1">to</text:span><text:span text:style-name="T11"> </text:span><text:span text:style-name="T1">unbiased</text:span><text:span text:style-name="T11"> </text:span><text:span text:style-name="T1">search</text:span><text:span text:style-name="T11"> </text:span><text:span text:style-name="T1">results.</text:span><text:span text:style-name="T11"> </text:span><text:span text:style-name="T1">The</text:span><text:span text:style-name="T37"> </text:span><text:a xlink:type="simple" xlink:href="https://commission.europa.eu/strategy-and-policy/priorities-2019-2024/europe-fit-digital-age/digital-services-act_en" text:style-name="ListLabel_20_182" text:visited-style-name="ListLabel_20_182"><text:span text:style-name="T4">Digital Services Act</text:span></text:a><text:span text:style-name="T29"> </text:span><text:span text:style-name="T1">(2022)</text:span><text:span text:style-name="T12"> </text:span><text:span text:style-name="T1">helps</text:span><text:span text:style-name="T12"> </text:span><text:span text:style-name="T1">to</text:span><text:span text:style-name="T12"> </text:span><text:span text:style-name="T1">prevent</text:span><text:span text:style-name="T12"> </text:span><text:span text:style-name="T1">illegal</text:span><text:span text:style-name="T12"> </text:span><text:span text:style-name="T1">and</text:span><text:span text:style-name="T12"> </text:span><text:span text:style-name="T1">harmful</text:span><text:span text:style-name="T12"> </text:span><text:span text:style-name="T1">activities</text:span><text:span text:style-name="T12"> </text:span><text:span text:style-name="T1">online,</text:span><text:span text:style-name="T12"> </text:span><text:span text:style-name="T1">including </text:span><text:span text:style-name="T6">the</text:span><text:span text:style-name="T30"> </text:span><text:span text:style-name="T6">spread</text:span><text:span text:style-name="T30"> </text:span><text:span text:style-name="T6">of</text:span><text:span text:style-name="T30"> </text:span><text:span text:style-name="T6">disinformation.</text:span><text:span text:style-name="T30"> </text:span><text:span text:style-name="T6">It</text:span><text:span text:style-name="T30"> </text:span><text:span text:style-name="T6">regulates</text:span><text:span text:style-name="T30"> </text:span><text:span text:style-name="T6">online</text:span><text:span text:style-name="T30"> </text:span><text:span text:style-name="T6">intermediaries</text:span><text:span text:style-name="T30"> </text:span><text:span text:style-name="T6">and</text:span><text:span text:style-name="T30"> </text:span><text:span text:style-name="T6">platforms</text:span><text:span text:style-name="T30"> </text:span><text:span text:style-name="T6">such as</text:span><text:span text:style-name="T16"> </text:span><text:span text:style-name="T6">marketplaces,</text:span><text:span text:style-name="T16"> </text:span><text:soft-page-break/><text:span text:style-name="T6">social</text:span><text:span text:style-name="T16"> </text:span><text:span text:style-name="T6">networks,</text:span><text:span text:style-name="T16"> </text:span><text:span text:style-name="T6">content-sharing</text:span><text:span text:style-name="T16"> </text:span><text:span text:style-name="T6">platforms,</text:span><text:span text:style-name="T16"> </text:span><text:span text:style-name="T6">app</text:span><text:span text:style-name="T16"> </text:span><text:span text:style-name="T6">stores,</text:span><text:span text:style-name="T16"> </text:span><text:span text:style-name="T6">and</text:span><text:span text:style-name="T16"> </text:span><text:span text:style-name="T6">online </text:span><text:span text:style-name="T1">travel</text:span><text:span text:style-name="T30"> </text:span><text:span text:style-name="T1">and</text:span><text:span text:style-name="T30"> </text:span><text:span text:style-name="T1">accommodation</text:span><text:span text:style-name="T30"> </text:span><text:span text:style-name="T1">platforms.</text:span><text:span text:style-name="T30"> </text:span><text:span text:style-name="T1">It</text:span><text:span text:style-name="T30"> </text:span><text:span text:style-name="T1">ensures</text:span><text:span text:style-name="T30"> </text:span><text:span text:style-name="T1">user</text:span><text:span text:style-name="T30"> </text:span><text:span text:style-name="T1">safety,</text:span><text:span text:style-name="T30"> </text:span><text:span text:style-name="T1">including</text:span><text:span text:style-name="T30"> </text:span><text:span text:style-name="T1">children, </text:span><text:span text:style-name="T6">protects</text:span><text:span text:style-name="T37"> </text:span><text:span text:style-name="T6">fundamental</text:span><text:span text:style-name="T37"> </text:span><text:span text:style-name="T6">rights,</text:span><text:span text:style-name="T37"> </text:span><text:span text:style-name="T6">and</text:span><text:span text:style-name="T37"> </text:span><text:span text:style-name="T6">creates</text:span><text:span text:style-name="T37"> </text:span><text:span text:style-name="T6">a</text:span><text:span text:style-name="T37"> </text:span><text:span text:style-name="T6">fair</text:span><text:span text:style-name="T37"> </text:span><text:span text:style-name="T6">and</text:span><text:span text:style-name="T37"> </text:span><text:span text:style-name="T6">open</text:span><text:span text:style-name="T37"> </text:span><text:span text:style-name="T6">online</text:span><text:span text:style-name="T37"> </text:span><text:span text:style-name="T6">platform</text:span><text:span text:style-name="T37"> </text:span><text:span text:style-name="T6">environment. </text:span><text:a xlink:type="simple" xlink:href="https://digital-strategy.ec.europa.eu/en/library/commission-publishes-guidelines-protection-minors" text:style-name="ListLabel_20_182" text:visited-style-name="ListLabel_20_182"><text:span text:style-name="T4">Guidelines</text:span></text:a><text:span text:style-name="T32"> </text:span><text:span text:style-name="T1">for</text:span><text:span text:style-name="T11"> </text:span><text:span text:style-name="T1">the</text:span><text:span text:style-name="T11"> </text:span><text:span text:style-name="T1">protection</text:span><text:span text:style-name="T11"> </text:span><text:span text:style-name="T1">of</text:span><text:span text:style-name="T11"> </text:span><text:span text:style-name="T1">minors</text:span><text:span text:style-name="T11"> </text:span><text:span text:style-name="T1">under</text:span><text:span text:style-name="T11"> </text:span><text:span text:style-name="T1">the</text:span><text:span text:style-name="T11"> </text:span><text:span text:style-name="T1">Digital</text:span><text:span text:style-name="T11"> </text:span><text:span text:style-name="T1">Services</text:span><text:span text:style-name="T11"> </text:span><text:span text:style-name="T1">Act</text:span><text:span text:style-name="T11"> </text:span><text:span text:style-name="T1">have</text:span><text:span text:style-name="T11"> </text:span><text:span text:style-name="T1">also</text:span><text:span text:style-name="T11"> </text:span><text:span text:style-name="T1">been published by the European Commission.</text:span></text:p>
      <text:p text:style-name="Standard"><text:span text:style-name="T6">The</text:span><text:span text:style-name="T10"> </text:span><text:a xlink:type="simple" xlink:href="https://digital-strategy.ec.europa.eu/en/policies/regulatory-framework-ai" text:style-name="ListLabel_20_184" text:visited-style-name="ListLabel_20_184"><text:span text:style-name="T9">AI Act</text:span></text:a><text:span text:style-name="T27"> </text:span><text:span text:style-name="T6">(2024)</text:span><text:span text:style-name="T10"> </text:span><text:span text:style-name="T6">addresses</text:span><text:span text:style-name="T10"> </text:span><text:span text:style-name="T6">risks</text:span><text:span text:style-name="T10"> </text:span><text:span text:style-name="T6">to</text:span><text:span text:style-name="T10"> </text:span><text:span text:style-name="T6">individuals’</text:span><text:span text:style-name="T10"> </text:span><text:span text:style-name="T6">health,</text:span><text:span text:style-name="T10"> </text:span><text:span text:style-name="T6">safety,</text:span><text:span text:style-name="T10"> </text:span><text:span text:style-name="T6">and</text:span><text:span text:style-name="T10"> </text:span><text:span text:style-name="T6">fundamental</text:span><text:span text:style-name="T10"> </text:span><text:span text:style-name="T6">rights </text:span><text:span text:style-name="T1">in</text:span><text:span text:style-name="T36"> </text:span><text:span text:style-name="T1">relation</text:span><text:span text:style-name="T7"> </text:span><text:span text:style-name="T1">to</text:span><text:span text:style-name="T3"> </text:span><text:span text:style-name="T1">AI</text:span><text:span text:style-name="T7"> </text:span><text:span text:style-name="T1">systems.</text:span><text:span text:style-name="T3"> </text:span><text:span text:style-name="T1">It</text:span><text:span text:style-name="T7"> </text:span><text:span text:style-name="T1">provides</text:span><text:span text:style-name="T3"> </text:span><text:span text:style-name="T1">developers</text:span><text:span text:style-name="T7"> </text:span><text:span text:style-name="T1">and</text:span><text:span text:style-name="T3"> </text:span><text:span text:style-name="T1">deployers</text:span><text:span text:style-name="T7"> </text:span><text:span text:style-name="T1">with</text:span><text:span text:style-name="T3"> </text:span><text:span text:style-name="T1">clear</text:span><text:span text:style-name="T7"> </text:span><text:span text:style-name="T1">requirements and</text:span><text:span text:style-name="T6"> </text:span><text:span text:style-name="T1">obligations</text:span><text:span text:style-name="T6"> </text:span><text:span text:style-name="T1">regarding</text:span><text:span text:style-name="T6"> </text:span><text:span text:style-name="T1">specific</text:span><text:span text:style-name="T6"> </text:span><text:span text:style-name="T1">uses</text:span><text:span text:style-name="T6"> </text:span><text:span text:style-name="T1">of</text:span><text:span text:style-name="T6"> </text:span><text:span text:style-name="T1">AI,</text:span><text:span text:style-name="T6"> </text:span><text:span text:style-name="T1">while</text:span><text:span text:style-name="T6"> </text:span><text:span text:style-name="T1">reducing</text:span><text:span text:style-name="T6"> </text:span><text:span text:style-name="T1">administrative</text:span><text:span text:style-name="T6"> </text:span><text:span text:style-name="T1">and financial</text:span><text:span text:style-name="T30"> </text:span><text:span text:style-name="T1">burdens</text:span><text:span text:style-name="T30"> </text:span><text:span text:style-name="T1">for</text:span><text:span text:style-name="T30"> </text:span><text:span text:style-name="T1">businesses</text:span><text:span text:style-name="T30"> </text:span><text:span text:style-name="T1">to</text:span><text:span text:style-name="T30"> </text:span><text:span text:style-name="T1">facilitate</text:span><text:span text:style-name="T30"> </text:span><text:span text:style-name="T1">innovation.</text:span><text:span text:style-name="T30"> </text:span><text:span text:style-name="T1">It</text:span><text:span text:style-name="T30"> </text:span><text:span text:style-name="T1">bans</text:span><text:span text:style-name="T30"> </text:span><text:span text:style-name="T1">the</text:span><text:span text:style-name="T30"> </text:span><text:span text:style-name="T1">use</text:span><text:span text:style-name="T30"> </text:span><text:span text:style-name="T1">of</text:span><text:span text:style-name="T30"> </text:span><text:span text:style-name="T1">AI systems that are incompatible with European values, while imposing requirements on</text:span><text:span text:style-name="T30"> </text:span><text:span text:style-name="T1">AI</text:span><text:span text:style-name="T30"> </text:span><text:span text:style-name="T1">systems</text:span><text:span text:style-name="T30"> </text:span><text:span text:style-name="T1">that</text:span><text:span text:style-name="T30"> </text:span><text:span text:style-name="T1">are</text:span><text:span text:style-name="T30"> </text:span><text:span text:style-name="T1">classified</text:span><text:span text:style-name="T30"> </text:span><text:span text:style-name="T1">as</text:span><text:span text:style-name="T30"> </text:span><text:span text:style-name="T1">‘high</text:span><text:span text:style-name="T30"> </text:span><text:span text:style-name="T1">risk’.</text:span><text:span text:style-name="T30"> </text:span><text:span text:style-name="T1">For</text:span><text:span text:style-name="T30"> </text:span><text:span text:style-name="T1">all</text:span><text:span text:style-name="T30"> </text:span><text:span text:style-name="T1">providers</text:span><text:span text:style-name="T30"> </text:span><text:span text:style-name="T1">and</text:span><text:span text:style-name="T30"> </text:span><text:span text:style-name="T1">deployers</text:span><text:span text:style-name="T30"> </text:span><text:span text:style-name="T1">of</text:span><text:span text:style-name="T30"> </text:span><text:span text:style-name="T1">AI systems,</text:span><text:span text:style-name="T30"> </text:span><text:span text:style-name="T1">Article</text:span><text:span text:style-name="T30"> </text:span><text:span text:style-name="T1">4</text:span><text:span text:style-name="T30"> </text:span><text:span text:style-name="T1">of</text:span><text:span text:style-name="T30"> </text:span><text:span text:style-name="T1">the</text:span><text:span text:style-name="T30"> </text:span><text:span text:style-name="T1">AI</text:span><text:span text:style-name="T30"> </text:span><text:span text:style-name="T1">Act</text:span><text:span text:style-name="T30"> </text:span><text:span text:style-name="T1">mandates</text:span><text:span text:style-name="T30"> </text:span><text:span text:style-name="T1">to</text:span><text:span text:style-name="T30"> </text:span><text:span text:style-name="T1">ensure</text:span><text:span text:style-name="T30"> </text:span><text:span text:style-name="T1">a</text:span><text:span text:style-name="T30"> </text:span><text:span text:style-name="T1">sufficient</text:span><text:span text:style-name="T30"> </text:span><text:span text:style-name="T1">level</text:span><text:span text:style-name="T30"> </text:span><text:span text:style-name="T1">of</text:span><text:span text:style-name="T30"> </text:span><text:span text:style-name="T1">AI</text:span><text:span text:style-name="T30"> </text:span><text:span text:style-name="T1">literacy </text:span><text:span text:style-name="T6">among</text:span><text:span text:style-name="T11"> </text:span><text:span text:style-name="T6">the</text:span><text:span text:style-name="T11"> </text:span><text:span text:style-name="T6">staff</text:span><text:span text:style-name="T11"> </text:span><text:span text:style-name="T6">and</text:span><text:span text:style-name="T17"> </text:span><text:span text:style-name="T6">persons</text:span><text:span text:style-name="T11"> </text:span><text:span text:style-name="T6">dealing</text:span><text:span text:style-name="T11"> </text:span><text:span text:style-name="T6">with</text:span><text:span text:style-name="T17"> </text:span><text:span text:style-name="T6">the</text:span><text:span text:style-name="T11"> </text:span><text:span text:style-name="T6">systems</text:span><text:span text:style-name="T11"> </text:span><text:span text:style-name="T6">on</text:span><text:span text:style-name="T11"> </text:span><text:span text:style-name="T6">their</text:span><text:span text:style-name="T17"> </text:span><text:span text:style-name="T6">behalf.</text:span><text:span text:style-name="T11"> </text:span><text:span text:style-name="T6">To</text:span><text:span text:style-name="T11"> </text:span><text:span text:style-name="T6">support</text:span><text:span text:style-name="T17"> </text:span><text:span text:style-name="T11">the </text:span><text:span text:style-name="T1">implementation</text:span><text:span text:style-name="T3"> </text:span><text:span text:style-name="T1">of</text:span><text:span text:style-name="T7"> </text:span><text:span text:style-name="T1">Article</text:span><text:span text:style-name="T3"> </text:span><text:span text:style-name="T1">4,</text:span><text:span text:style-name="T7"> </text:span><text:span text:style-name="T1">the</text:span><text:span text:style-name="T3"> </text:span><text:span text:style-name="T1">Commission</text:span><text:span text:style-name="T7"> </text:span><text:span text:style-name="T1">has</text:span><text:span text:style-name="T3"> </text:span><text:span text:style-name="T1">published</text:span><text:span text:style-name="T7"> </text:span><text:span text:style-name="T1">a</text:span><text:span text:style-name="T3"> </text:span><text:a xlink:type="simple" xlink:href="https://digital-strategy.ec.europa.eu/en/policies/ai-talent-skills-and-literacy#1720699867912-1" text:style-name="ListLabel_20_182" text:visited-style-name="ListLabel_20_182"><text:span text:style-name="T4">Q&amp;A and a repository of</text:span></text:a><text:span text:style-name="T29"> </text:span><text:a xlink:type="simple" xlink:href="https://digital-strategy.ec.europa.eu/en/policies/ai-talent-skills-and-literacy#1720699867912-1" text:style-name="ListLabel_20_182" text:visited-style-name="ListLabel_20_182"><text:span text:style-name="T4">AI literacy practices</text:span></text:a><text:span text:style-name="T29"> </text:span><text:span text:style-name="T1">from companies and public sector organisations.</text:span></text:p>
      <text:p text:style-name="Standard"><text:span text:style-name="T1">The</text:span><text:span text:style-name="T11"> </text:span><text:a xlink:type="simple" xlink:href="https://digital-strategy.ec.europa.eu/en/policies/eudi-regulation" text:style-name="ListLabel_20_182" text:visited-style-name="ListLabel_20_182"><text:span text:style-name="T4">European Digital Identity Regulation</text:span></text:a><text:span text:style-name="T27"> </text:span><text:span text:style-name="T1">(2024)</text:span><text:span text:style-name="T11"> </text:span><text:span text:style-name="T1">mandates</text:span><text:span text:style-name="T11"> </text:span><text:span text:style-name="T1">Member</text:span><text:span text:style-name="T11"> </text:span><text:span text:style-name="T1">States</text:span><text:span text:style-name="T11"> </text:span><text:span text:style-name="T1">to</text:span><text:span text:style-name="T11"> </text:span><text:span text:style-name="T1">provide EU Digital Identity (eID) Wallets to citizens within 24 months of the Implementing Acts’ adoption. The </text:span><text:a xlink:type="simple" xlink:href="https://commission.europa.eu/strategy-and-policy/priorities-2019-2024/new-push-european-democracy/protecting-democracy/european-media-freedom-act_en" text:style-name="ListLabel_20_182" text:visited-style-name="ListLabel_20_182"><text:span text:style-name="T4">European Media Freedom Act</text:span></text:a><text:span text:style-name="T29"> </text:span><text:span text:style-name="T1">(2024) establishes the European Board for Media Services to promote effective and consistent application of the (revised) </text:span><text:a xlink:type="simple" xlink:href="https://eur-lex.europa.eu/eli/dir/2018/1808/oj" text:style-name="ListLabel_20_182" text:visited-style-name="ListLabel_20_182"><text:span text:style-name="T4">Audio-Visual Media Services Directive</text:span></text:a><text:span text:style-name="T29"> </text:span><text:span text:style-name="T1">(2018).</text:span></text:p>
      <text:p text:style-name="P6"/>
      <text:h text:style-name="P10" text:outline-level="2"><text:bookmark text:name="1.3_Adoption_and_use_of_DigComp"/><text:bookmark text:name="_bookmark9"/>Adoption and use of <text:span text:style-name="T19">DigComp</text:span></text:h>
      <text:p text:style-name="P27"><text:span text:style-name="T1">An important feature of DigComp is the extent</text:span><text:span text:style-name="T38"> </text:span><text:span text:style-name="T1">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text:span text:style-name="T31"> </text:span><text:span text:style-name="T1">&amp; Cosgrove, 2025, Kluzer et al., 2020), and forms the conceptual basis of the </text:span><text:a xlink:type="simple" xlink:href="https://ec.europa.eu/eurostat/cache/metadata/en/isoc_sk_dskl_i21_esmsip2.htm" text:style-name="ListLabel_20_182" text:visited-style-name="ListLabel_20_182"><text:span text:style-name="T4">Digital Skills Indicator</text:span></text:a><text:span text:style-name="T29"> </text:span><text:span text:style-name="T1">(DSI) (Vuorikari et al., 2022b), which is used to monitor the level of basic digital skills in Europe through the </text:span><text:a xlink:type="simple" xlink:href="https://digital-strategy.ec.europa.eu/en/policies/digital-decade-policy-programme" text:style-name="ListLabel_20_182" text:visited-style-name="ListLabel_20_182"><text:span text:style-name="T4">Digital Decade Policy Programme</text:span></text:a><text:span text:style-name="T1">.</text:span></text:p>
      <text:p text:style-name="P3">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25"><text:bookmark text:name="1.4_Values_and_principles_guiding_DigCom"/></text:p>
      <text:h text:style-name="P26" text:outline-level="2">Values<text:span text:style-name="T39"> </text:span>and<text:span text:style-name="T39"> </text:span>principles<text:span text:style-name="T39"> </text:span>guiding DigComp 3.0</text:h>
      <text:p text:style-name="P3">The<text:span text:style-name="T4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text:span text:style-name="T1">DigComp 3.0, the fifth edition of the framework,</text:span><text:span text:style-name="T41"> </text:span><text:span text:style-name="T1">continues to be the key reference framework for digital competence in the EU. Digital competence</text:span><text:span text:style-name="T38"> </text:span><text:span text:style-name="T1">is</text:span><text:span text:style-name="T12"> </text:span><text:span text:style-name="T1">one</text:span><text:span text:style-name="T12"> </text:span><text:span text:style-name="T1">of</text:span><text:span text:style-name="T12"> </text:span><text:span text:style-name="T1">the</text:span><text:span text:style-name="T12"> </text:span><text:span text:style-name="T1">eight</text:span><text:span text:style-name="T12"> </text:span><text:span text:style-name="T1">key</text:span><text:span text:style-name="T12"> </text:span><text:span text:style-name="T1">competences</text:span><text:span text:style-name="T12"> </text:span><text:span text:style-name="T1">of</text:span><text:span text:style-name="T12"> </text:span><text:span text:style-name="T1">the</text:span><text:span text:style-name="T12"> </text:span><text:a xlink:type="simple" xlink:href="https://eur-lex.europa.eu/legal-content/EN/TXT/?uri=uriserv%3AOJ.C_.2018.189.01.0001.01.ENG&amp;toc=OJ%3AC%3A2018%3A189%3ATOC" text:style-name="ListLabel_20_182" text:visited-style-name="ListLabel_20_182"><text:span text:style-name="T4">Council Recommendation on key competences for lifelong learning</text:span></text:a><text:span text:style-name="T29"> </text:span><text:span text:style-name="T1">(European Commission, 2006; 2018).</text:span></text:p>
      <text:p text:style-name="P28"/>
      <text:p text:style-name="P28">Key competences are knowledge, skills, and attitudes needed by all for personal fulfilment and development, employability, social inclusion and active citizenship.</text:p>
      <text:p text:style-name="P3"/>
      <text:p text:style-name="Standard"><text:span text:style-name="T1">DigComp</text:span><text:span text:style-name="T37"> </text:span><text:span text:style-name="T1">3.0</text:span><text:span text:style-name="T37"> </text:span><text:span text:style-name="T1">embodies</text:span><text:span text:style-name="T37"> </text:span><text:span text:style-name="T1">the</text:span><text:span text:style-name="T37"> </text:span><text:span text:style-name="T1">values</text:span><text:span text:style-name="T37"> </text:span><text:span text:style-name="T1">of</text:span><text:span text:style-name="T37"> </text:span><text:span text:style-name="T1">the</text:span><text:span text:style-name="T37"> </text:span><text:a xlink:type="simple" xlink:href="https://eur-lex.europa.eu/legal-content/EN/TXT/?uri=OJ%3AJOC_2023_023_R_0001" text:style-name="ListLabel_20_182" text:visited-style-name="ListLabel_20_182"><text:span text:style-name="T4">European</text:span></text:a><text:span text:style-name="T29"> </text:span><text:a xlink:type="simple" xlink:href="https://eur-lex.europa.eu/legal-content/EN/TXT/?uri=OJ%3AJOC_2023_023_R_0001" text:style-name="ListLabel_20_182" text:visited-style-name="ListLabel_20_182"><text:span text:style-name="T4">Declaration on Digital Rights and Principles for the</text:span></text:a><text:span text:style-name="T29"> </text:span><text:a xlink:type="simple" xlink:href="https://eur-lex.europa.eu/legal-content/EN/TXT/?uri=OJ%3AJOC_2023_023_R_0001" text:style-name="ListLabel_20_182" text:visited-style-name="ListLabel_20_182"><text:span text:style-name="T4">Digital Decade</text:span></text:a><text:span text:style-name="T42"> </text:span><text:span text:style-name="T1">(European</text:span><text:span text:style-name="T11"> </text:span><text:span text:style-name="T1">Commission,</text:span><text:span text:style-name="T11"> </text:span><text:span text:style-name="T1">2023a) </text:span><text:span text:style-name="T17">which</text:span><text:span text:style-name="T37"> </text:span><text:span text:style-name="T17">promotes</text:span><text:span text:style-name="T37"> </text:span><text:span text:style-name="T17">a</text:span><text:span text:style-name="T37"> </text:span><text:span text:style-name="T17">human-centric</text:span><text:span text:style-name="T37"> </text:span><text:span text:style-name="T17">vision</text:span><text:span text:style-name="T37"> </text:span><text:span text:style-name="T17">of</text:span><text:span text:style-name="T37"> </text:span><text:span text:style-name="T17">the</text:span><text:span text:style-name="T37"> </text:span><text:span text:style-name="T17">digital </text:span><text:span text:style-name="T1">transformation. </text:span><text:span text:style-name="T43"><text:s/></text:span><text:span text:style-name="T1">It</text:span><text:span text:style-name="T2"> </text:span><text:span text:style-name="T1">is</text:span><text:span text:style-name="T3"> </text:span><text:span text:style-name="T1">organised</text:span><text:span text:style-name="T2"> </text:span><text:span text:style-name="T1">into</text:span><text:span text:style-name="T2"> </text:span><text:span text:style-name="T1">six</text:span><text:span text:style-name="T2"> </text:span><text:span text:style-name="T1">themes</text:span><text:span text:style-name="T2"> </text:span><text:span text:style-name="T1">(see </text:span><text:span text:style-name="T44">Figure</text:span><text:span text:style-name="T45"> </text:span><text:span text:style-name="T44">2</text:span><text:span text:style-name="T6">).</text:span><text:span text:style-name="T7"> </text:span><text:span text:style-name="T6">The</text:span><text:span text:style-name="T8"> </text:span><text:span text:style-name="T6">Declaration</text:span><text:span text:style-name="T7"> </text:span><text:span text:style-name="T6">builds</text:span><text:span text:style-name="T7"> </text:span><text:span text:style-name="T6">on</text:span><text:span text:style-name="T7"> </text:span><text:span text:style-name="T6">the</text:span><text:span text:style-name="T7"> </text:span><text:a xlink:type="simple" xlink:href="https://eur-lex.europa.eu/eli/treaty/char_2012/oj/eng" text:style-name="ListLabel_20_184" text:visited-style-name="ListLabel_20_184"><text:span text:style-name="T9">EU Charter of</text:span></text:a><text:span text:style-name="T28"> </text:span><text:a xlink:type="simple" xlink:href="https://eur-lex.europa.eu/eli/treaty/char_2012/oj/eng" text:style-name="ListLabel_20_182" text:visited-style-name="ListLabel_20_182"><text:span text:style-name="T4">Fundamental Rights</text:span></text:a><text:span text:style-name="T46"> </text:span><text:span text:style-name="T1">(European</text:span><text:span text:style-name="T47"> </text:span><text:span text:style-name="T1">Commission,</text:span><text:span text:style-name="T47"> </text:span><text:span text:style-name="T1">2012).</text:span></text:p>
      <text:p text:style-name="P6"/>
      <text:p text:style-name="P3"><text:bookmark text:name="Figure_2._The_six_themes_of_the_European"/><text:span text:style-name="T48">Figure</text:span><text:span text:style-name="T49"> </text:span><text:span text:style-name="T48">2.</text:span><text:span text:style-name="T50"> </text:span>The<text:span text:style-name="T51"> </text:span>six<text:span text:style-name="T51"> </text:span>themes<text:span text:style-name="T51"> </text:span>of<text:span text:style-name="T51"> </text:span>the<text:span text:style-name="T51"> </text:span>European<text:span text:style-name="T51"> </text:span>Declaration<text:span text:style-name="T51"> </text:span>on Digital Rights and Principles (2023).</text:p>
      <text:list text:style-name="WWNum3">
        <text:list-item>
          <text:p text:style-name="P29">People at the centre: Digital technologies should protect people’s rights, support democracy, and ensure that all digital players act responsibly and safely. The EU promotes these values around the world.</text:p>
        </text:list-item>
        <text:list-item>
          <text:p text:style-name="P29">Solidarity and inclusion: Technology should unite, not divide, people. Everyone should have access to the internet, to digital skills, to digital public services, and to fair working conditions.</text:p>
        </text:list-item>
        <text:list-item>
          <text:p text:style-name="P29">Freedom of choice: People should benefit from a fair online environment, be safe from illegal and harmful content, and be empowered when they interact with new and evolving technologies like artificial intelligence.</text:p>
        </text:list-item>
        <text:list-item>
          <text:p text:style-name="P29">Participatie\nBurgers moeten op alle niveaus kunnen deelnemen aan het democratische proces en controle hebben over hun eigen gegevens.</text:p>
        </text:list-item>
        <text:list-item>
          <text:p text:style-name="P29">Safety and security: The digital environment should be safe and secure. All users, from childhood to old age, should be empowered and protected.</text:p>
        </text:list-item>
        <text:list-item>
          <text:p text:style-name="P29">Duurzaamheid\nDigitale apparaten moeten duurzaamheid en de groene transitie ondersteunen. Mensen moeten weten wat de milieu-impact en het energieverbruik van hun apparaten zijn.</text:p>
        </text:list-item>
      </text:list>
      <text:p text:style-name="P30"><text:span text:style-name="T52">Source:</text:span><text:span text:style-name="T53"> </text:span><text:span text:style-name="T52">Based</text:span><text:span text:style-name="T54"> </text:span><text:span text:style-name="T52">on</text:span><text:span text:style-name="T54"> </text:span><text:a xlink:type="simple" xlink:href="https://digital-strategy.ec.europa.eu/en/factpages/digital-rights-and-principles" text:style-name="ListLabel_20_185" text:visited-style-name="ListLabel_20_185"><text:span text:style-name="T55">https://digital-strategy.ec.europa.eu/en/fact-</text:span></text:a><text:span text:style-name="T56"> </text:span><text:a xlink:type="simple" xlink:href="https://digital-strategy.ec.europa.eu/en/factpages/digital-rights-and-principles" text:style-name="ListLabel_20_186" text:visited-style-name="ListLabel_20_186"><text:span text:style-name="T57">pages/digital-rights-and-principles</text:span></text:a></text:p>
      <text:h text:style-name="P10" text:outline-level="2">Wat is er nieuw in DigComp 3.0?</text:h>
      <text:p text:style-name="P31">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32"><text:soft-page-break/></text:p>
      <text:p text:style-name="P3"><text:bookmark text:name="Figure_3._Content_and_application_themes"/><text:span text:style-name="T58">Figure</text:span><text:span text:style-name="T59"> </text:span><text:span text:style-name="T58">3. </text:span><text:span text:style-name="T60">Content and application</text:span><text:span text:style-name="T61"> </text:span><text:span text:style-name="T60">themes guiding DigComp 3.0 </text:span><text:span text:style-name="T62">development.</text:span></text:p>
      <text:p text:style-name="P33"/>
      <table:table table:name="Tabel3" table:style-name="Tabel3">
        <table:table-column table:style-name="Tabel3.A"/>
        <table:table-row table:style-name="Tabel3.1">
          <table:table-cell table:style-name="Tabel3.A1" office:value-type="string">
            <text:p text:style-name="P34"><text:span text:style-name="T63">Content Themes</text:span></text:p>
          </table:table-cell>
        </table:table-row>
        <table:table-row table:style-name="Tabel3.2">
          <table:table-cell table:style-name="Tabel3.A1" office:value-type="string">
            <text:p text:style-name="P22">Artificiële intelligentie (inclusief generatieve AI) competentie</text:p>
          </table:table-cell>
        </table:table-row>
        <table:table-row table:style-name="Tabel3.3">
          <table:table-cell table:style-name="Tabel3.A1" office:value-type="string">
            <text:p text:style-name="P22">Cyberbeveiliging competentie</text:p>
          </table:table-cell>
        </table:table-row>
        <table:table-row table:style-name="Tabel3.3">
          <table:table-cell table:style-name="Tabel3.A1" office:value-type="string">
            <text:p text:style-name="P22">Digital rights, choice and</text:p>
          </table:table-cell>
        </table:table-row>
        <table:table-row table:style-name="Tabel3.3">
          <table:table-cell table:style-name="Tabel3.A1" office:value-type="string">
            <text:p text:style-name="P22">Welzijn (in digitale omgevingen)</text:p>
          </table:table-cell>
        </table:table-row>
        <table:table-row table:style-name="Tabel3.2">
          <table:table-cell table:style-name="Tabel3.A1" office:value-type="string">
            <text:p text:style-name="P22">Competentie om misinformatie en desinformatie aan te pakken</text:p>
          </table:table-cell>
        </table:table-row>
        <table:table-row table:style-name="Tabel3.1">
          <table:table-cell table:style-name="Tabel3.A1" office:value-type="string">
            <text:p text:style-name="P34"><text:span text:style-name="T63">Application Themes</text:span></text:p>
          </table:table-cell>
        </table:table-row>
        <table:table-row table:style-name="Tabel3.2">
          <table:table-cell table:style-name="Tabel3.A1" office:value-type="string">
            <text:p text:style-name="P22">Digitale competentie als essentieel onderdeel van een leven lang leren</text:p>
          </table:table-cell>
        </table:table-row>
        <table:table-row table:style-name="Tabel3.3">
          <table:table-cell table:style-name="Tabel3.A1" office:value-type="string">
            <text:p text:style-name="P22">Erkenning van randvoorwaarden voor het verwerven van digitale competentie op basisniveau</text:p>
          </table:table-cell>
        </table:table-row>
        <table:table-row table:style-name="Tabel3.3">
          <table:table-cell table:style-name="Tabel3.A1" office:value-type="string">
            <text:p text:style-name="P22">Erkenning van verschillen in behoeften aan digitale competentie tussen personen en door de tijd heen</text:p>
          </table:table-cell>
        </table:table-row>
        <table:table-row table:style-name="Tabel3.3">
          <table:table-cell table:style-name="Tabel3.A1" office:value-type="string">
            <text:p text:style-name="P22">Behoefte aan flexibele, wendbare toepassingen van het kader</text:p>
          </table:table-cell>
        </table:table-row>
      </table:table>
      <text:p text:style-name="P35">Source: JRC own elaboration.</text:p>
      <text:p text:style-name="P24"/>
      <text:p text:style-name="P3"><text:span text:style-name="T25">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p>
      <text:p text:style-name="P36"><text:bookmark text:name="Figure_4._DigComp_3.0:_objectives,_devel"/></text:p>
      <text:p text:style-name="P37"><text:span text:style-name="T58">Figuur</text:span><text:span text:style-name="T64"> </text:span><text:span text:style-name="T58">DigComp</text:span><text:span text:style-name="T65"> </text:span><text:span text:style-name="T60">2.2</text:span><text:span text:style-name="T61"> </text:span><text:span text:style-name="T60">3.0:</text:span><text:span text:style-name="T61"> </text:span><text:span text:style-name="T60">doelstellingen,</text:span><text:span text:style-name="T62"> </text:span><text:span text:style-name="T60">ontwikkelingen</text:span><text:span text:style-name="T61"> </text:span><text:span text:style-name="T60">en</text:span><text:span text:style-name="T61"> </text:span><text:span text:style-name="T60">middelen</text:span><text:span text:style-name="T61"> </text:span><text:span text:style-name="T60">example,</text:span><text:span text:style-name="T61"> </text:span><text:span text:style-name="T62">implementation.</text:span></text:p>
      <text:p text:style-name="P38"/>
      <table:table table:name="Tabel4" table:style-name="Tabel4">
        <table:table-column table:style-name="Tabel4.A"/>
        <table:table-column table:style-name="Tabel4.B"/>
        <table:table-row table:style-name="Tabel4.1">
          <table:table-cell table:style-name="Tabel4.A1" office:value-type="string">
            <text:p text:style-name="P22">DOELSTELLINGEN</text:p>
          </table:table-cell>
          <table:table-cell table:style-name="Tabel4.A1" office:value-type="string">
            <text:list text:style-name="WWNum18">
              <text:list-item>
                <text:p text:style-name="P39">Integreer recente en opkomende digitale technologische trends en hun implicaties voor digitale competentie, terwijl de algemene structuur van het raamwerk en technologische neutraliteit behouden blijven.</text:p>
              </text:list-item>
              <text:list-item>
                <text:p text:style-name="P39">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2">WIJZIGINGEN EN ONTWIKKELINGEN</text:p>
          </table:table-cell>
          <table:table-cell table:style-name="Tabel4.A1" office:value-type="string">
            <text:list text:style-name="WWNum19">
              <text:list-item>
                <text:p text:style-name="P40">Updates to the wording of the five competence areas and 21 competences to reflect current technological trends.</text:p>
              </text:list-item>
              <text:list-item>
                <text:p text:style-name="P41">Een nieuwe algemene beschrijving van beheersingsniveaus (Basis, Gevorderd, Geavanceerd en Zeer geavanceerd) die aan de vorige versie kunnen worden gekoppeld, en nieuwe en herziene competentieverklaringen voor elk beheersingsniveau en competentie.</text:p>
              </text:list-item>
              <text:list-item>
                <text:p text:style-name="P41">Ontwikkeling van Leerresultaten, voor een duidelijkere interpretatie en implementatie.</text:p>
              </text:list-item>
              <text:list-item>
                <text:p text:style-name="P41">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2">HULPMIDDELEN VOOR IMPLEMENTATIE</text:p>
          </table:table-cell>
          <table:table-cell table:style-name="Tabel4.A1" office:value-type="string">
            <text:list text:style-name="WWNum20">
              <text:list-item>
                <text:p text:style-name="P42">Een gedetailleerde woordenlijst met circa 120 kerntermen in dit document.</text:p>
              </text:list-item>
              <text:list-item>
                <text:p text:style-name="P42">Duidelijke en gebruiksvriendelijke informatie over DigComp 3.0 op de JRC-DigComp-webruimte.</text:p>
              </text:list-item>
              <text:list-item>
                <text:p text:style-name="P42">Ook op de JRC-DigComp-webruimte zijn versies van DigComp 3.0 beschikbaar in spreadsheet- en Linked open data (JSON) indelingen.</text:p>
              </text:list-item>
            </text:list>
          </table:table-cell>
        </table:table-row>
      </table:table>
      <text:p text:style-name="P43">Annex 1 compares DigComp 3.0 with the previous version by providing an overview of the changes (</text:p>
      <text:section text:style-name="Sect1" text:name="TextSection">
        <text:p text:style-name="P25"><text:bookmark text:name="_bookmark11"/><text:bookmark text:name="1.6_Using_DigComp_3.0"/></text:p>
        <text:h text:style-name="P26" text:outline-level="2">DigComp 3.0 gebruiken</text:h>
        <text:p text:style-name="P3"/>
        <text:p text:style-name="P3">DigComp</text:p>
        <text:p text:style-name="P3"/>
        <text:p text:style-name="P3">DigComp</text:p>
        <text:p text:style-name="P3"/>
        <text:p text:style-name="P3">De volgende twee secties van dit kaderdocument beschrijven de belangrijkste onderdelen van DigComp 3.0.</text:p>
        <text:p text:style-name="P44"><text:bookmark-start text:name="2._DIGCOMP_3.0_FRAMEWORK_COMPONENTS"/><text:bookmark-start text:name="_bookmark12"/><draw:custom-shape text:anchor-type="char" draw:z-index="57" draw:name="Graphic 225" draw:style-name="gr2" draw:text-style-name="P19"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text:h text:style-name="P46" text:outline-level="1">DIGCOMP 3.0 RAAMWERKCOMPONENTEN</text:h>
        <text:h text:style-name="P10" text:outline-level="2">Overzicht</text:h>
        <text:p text:style-name="P24"/>
        <text:p text:style-name="P3"><text:span text:style-name="T25">Table 1 describes the components of DigComp 3.0, and their purposes:definition competence areasof digital competence,competencesproficiency levels,earning outcomes</text:span></text:p>
        <text:p text:style-name="P32"/>
        <text:p text:style-name="P47"><text:bookmark text:name="Table_1._Components_of_the_DigComp_3.0_f"/><text:span text:style-name="T58">Tabel</text:span><text:span text:style-name="T64"> </text:span><text:span text:style-name="T58">Digital</text:span><text:span text:style-name="T59"> </text:span><text:span text:style-name="T60">Componenten</text:span><text:span text:style-name="T61"> </text:span><text:span text:style-name="T60">Article</text:span><text:span text:style-name="T61"> </text:span><text:span text:style-name="T60">development</text:span><text:span text:style-name="T61"> </text:span><text:span text:style-name="T60">2.2</text:span><text:span text:style-name="T61"> </text:span><text:span text:style-name="T60">embodies</text:span><text:span text:style-name="T61"> </text:span><text:span text:style-name="T62">raamwerk</text:span></text:p>
        <text:p text:style-name="P48"/>
        <table:table table:name="Tabel5" table:style-name="Tabel5">
          <table:table-column table:style-name="Tabel5.A"/>
          <table:table-column table:style-name="Tabel5.B"/>
          <table:table-row table:style-name="Tabel5.1">
            <table:table-cell table:style-name="Tabel5.A1" office:value-type="string">
              <text:p text:style-name="P22"><text:span text:style-name="T63">Component</text:span></text:p>
            </table:table-cell>
            <table:table-cell table:style-name="Tabel5.A1" office:value-type="string">
              <text:p text:style-name="P22"><text:span text:style-name="T63">Beschrijving en doel</text:span></text:p>
            </table:table-cell>
          </table:table-row>
          <table:table-row table:style-name="Tabel5.1">
            <table:table-cell table:style-name="Tabel5.A1" office:value-type="string">
              <text:p text:style-name="P22">Definitie van digitale competentie</text:p>
            </table:table-cell>
            <table:table-cell table:style-name="Tabel5.A1" office:value-type="string">
              <text:p text:style-name="P22">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2">Competentiegebieden</text:p>
            </table:table-cell>
            <table:table-cell table:style-name="Tabel5.A1" office:value-type="string">
              <text:p text:style-name="P22">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2">Competenties</text:p>
            </table:table-cell>
            <table:table-cell table:style-name="Tabel5.A1" office:value-type="string">
              <text:p text:style-name="P22">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2">Beheersingsniveau</text:p>
            </table:table-cell>
            <table:table-cell table:style-name="Tabel5.A1" office:value-type="string">
              <text:p text:style-name="P22">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22">Leerresultaten</text:p>
            </table:table-cell>
            <table:table-cell table:style-name="Tabel5.A1" office:value-type="string">
              <text:p text:style-name="P22">Learning outcomes (see</text:p>
            </table:table-cell>
          </table:table-row>
        </table:table>
        <text:p text:style-name="P49">Annex 1 compares DigComp 3.0 with the previous version by providing an overview of the changes (</text:p>
        <text:p text:style-name="P50"><text:bookmark text:name="2.2_Definition_of_digital_competence"/></text:p>
        <text:h text:style-name="P16"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ces are defined as a combination of knowledge, skills and attitudes,</text:p>
        <text:list text:style-name="WWNum7">
          <text:list-item>
            <text:p text:style-name="P52"><text:span text:style-name="T25">Knowledge is composed of the facts and figures, concepts, ideas and theories which are already established and support the understanding of a certain area or subject;</text:span></text:p>
          </text:list-item>
          <text:list-item>
            <text:p text:style-name="P53"><text:span text:style-name="T25">Skills are defined as the ability and capacity to carry out processes and use the existing knowledge to achieve results; and</text:span></text:p>
          </text:list-item>
          <text:list-item>
            <text:p text:style-name="P54"><text:span text:style-name="T25">Attitudes describe the disposition and mind-sets to act or react to ideas, persons or situations.</text:span></text:p>
          </text:list-item>
        </text:list>
        <text:p text:style-name="P55">DigComp 3.0 blijft in lijn met deze algemene definitie, terwijl het tegelijkertijd recente en opkomende trends en prioriteiten weerspiegelt.</text:p>
        <text:p text:style-name="P56"/>
        <text:p text:style-name="P25"/>
        <text:h text:style-name="P26" text:outline-level="2">Competentiegebieden en competenties</text:h>
        <text:p text:style-name="P57"><text:span text:style-name="T25">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p>
        <text:p text:style-name="P3"/>
        <text:p text:style-name="P3">[Voeg Figuur 5 in]</text:p>
        <text:p text:style-name="P3"/>
      </text:section>
      <text:p text:style-name="P58"/>
      <text:p text:style-name="P3"><text:bookmark text:name="_Table_2._DigComp_3.0_competence_area_an"/><text:bookmark text:name="_bookmark15"/><text:span text:style-name="T58">Tabel</text:span><text:span text:style-name="T66"> </text:span><text:span text:style-name="T58">The</text:span><text:span text:style-name="T67"> </text:span><text:span text:style-name="T60">2.2</text:span><text:span text:style-name="T68"> </text:span><text:span text:style-name="T60">embodies</text:span><text:span text:style-name="T68"> </text:span><text:span text:style-name="T60">needs</text:span><text:span text:style-name="T68"> </text:span><text:span text:style-name="T60">gebied</text:span><text:span text:style-name="T69"> </text:span><text:span text:style-name="T60">en</text:span><text:span text:style-name="T68"> </text:span><text:span text:style-name="T60">needs</text:span><text:span text:style-name="T68"> </text:span><text:span text:style-name="T60">titels</text:span><text:span text:style-name="T68"> </text:span><text:span text:style-name="T60">en</text:span><text:span text:style-name="T68"> </text:span><text:span text:style-name="T62">beschrijvingen.</text:span></text:p>
      <text:p text:style-name="P3"/>
      <text:p text:style-name="P3">[insert table 2]</text:p>
      <text:p text:style-name="P3"/>
      <text:p text:style-name="P3">Annex 1 compares DigComp 3.0 with the previous version by providing an overview of the changes (</text:p>
      <text:h text:style-name="P59" text:outline-level="2">Beheersingsniveau</text:h>
      <text:h text:style-name="P60" text:outline-level="3"><text:bookmark text:name="2.4.1_PROFICIENCY_LEVEL_DESCRIPTIONS"/></text:h>
      <text:h text:style-name="P60" text:outline-level="3">PROFICIENCY</text:h>
      <text:p text:style-name="P3">In DigComp 3.0, proficiency levels describe the level of digital competence acquisition of an individual on the basis of a combination of cognitive demand, task<text:span text:style-name="T70">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P3"/>
      <text:p text:style-name="P3"><text:span text:style-name="T25">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p>
      <text:p text:style-name="P61"/>
      <text:p text:style-name="P62">Section 3 shows what the four proficiency levels look like for each of the competences through specific Competence Statements. There are 362 competence statements, 27% (97) at Basic level, 28% (103) at Intermediate level, 25% (89) at Advanced level, and 20% (73) at Highly advanced level.</text:p>
      <text:p text:style-name="P63"/>
      <text:p text:style-name="P3">Tabel 3. DigComp 3.0 beschrijvingen en doeleinden van beheersingsniveaus.</text:p>
      <text:p text:style-name="P47"/>
      <text:p text:style-name="P3">[insert table 3]</text:p>
      <text:p text:style-name="P64"><draw:custom-shape text:anchor-type="char" draw:z-index="60" draw:name="Graphic 346" draw:style-name="gr3" draw:text-style-name="P19"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P3">Annex 1 compares DigComp 3.0 with the previous version by providing an overview of the changes (</text:p>
      <text:p text:style-name="P64"/>
      <text:section text:style-name="Sect1" text:name="Sectie1">
        <text:p text:style-name="P65"><text:bookmark text:name="_bookmark17"/><text:bookmark text:name="Box_2._Guiding_notes_and_definitions_rel"/></text:p>
        <text:p text:style-name="P66">Box 2. Guiding notes and definitions related to DigComp 3.0 proficiency levels.</text:p>
        <text:p text:style-name="P3">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p>
        <text:p text:style-name="P3">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p>
        <text:p text:style-name="P3">At</text:p>
        <text:p text:style-name="P67"/>
        <text:h text:style-name="P60" text:outline-level="3">RANDVOORWAARDEN VOOR DIGITALE COMPETENTIE OP BASISNIVEAU</text:h>
        <text:p text:style-name="P3">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P3">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P3">Annex 1 compares DigComp 3.0 with the previous version by providing an overview of the changes (</text:p>
        <text:p text:style-name="P3"><text:bookmark text:name="2.5_Learning_outcomes"/><text:bookmark text:name="_bookmark18"/></text:p>
        <text:h text:style-name="P16"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p>
        <text:p text:style-name="P70">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p>
        <text:p text:style-name="P71">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p>
        <text:p text:style-name="P3"/>
        <text:p text:style-name="P3">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P3"/>
        <text:p text:style-name="P17">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3"/>
        <text:p text:style-name="P3">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P3"/>
        <text:p text:style-name="P3">For the development of DigComp 3.0, the JRC, with input from experts and stakeholders, has carefully considered the balance between</text:p>
        <text:p text:style-name="P3"/>
      </text:section>
      <text:section text:style-name="Sect1" text:name="Sectie2">
        <text:p text:style-name="P50"><text:bookmark text:name="_bookmark19"/><text:bookmark text:name="2.6_AI_competence_in_DigComp_3.0"/></text:p>
        <text:h text:style-name="P10" text:outline-level="2"><text:soft-page-break/>AI-competentie in DigComp 3.0</text:h>
        <text:p text:style-name="P3">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P3"/>
        <text:p text:style-name="P3">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P3"/>
        <text:p text:style-name="P3">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P3"/>
        <text:p text:style-name="P3">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P3">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P3"/>
        <text:p text:style-name="P3">Competence statements (in</text:p>
        <text:p text:style-name="P3"/>
        <text:p text:style-name="P3">Box3 provides more information on the meaning of AI-explicit and AI-implicit in DigComp 3.0.</text:p>
        <text:p text:style-name="P72"/>
        <text:p text:style-name="P3">Box 3. Explicit and implicit AI competence in DigComp3.0.</text:p>
        <text:p text:style-name="P3">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P3">AI competence features explicitly, implicitly, or both, across</text:p>
        <text:p text:style-name="P3"><text:soft-page-break/>AI labelling of competence statements inSection 3 Annex 2and learning outcomes in broad guide only.as AI-explicit or AI-implicit is intended as a</text:p>
        <text:p text:style-name="P3">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73">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p>
          </text:list-item>
          <text:list-item>
            <text:p text:style-name="P73">Example(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3">Example(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p>
          </text:list-item>
          <text:list-item>
            <text:p text:style-name="P73">Examples: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P3">Annex 1 compares DigComp 3.0 with the previous version by providing an overview of the changes (</text:p>
        <text:p text:style-name="P74"><text:bookmark text:name="_bookmark21"/><text:bookmark text:name="3._DIGCOMP_3.0_FRAMEWORK"/></text:p>
        <text:p text:style-name="P74"/>
        <text:p text:style-name="P45"/>
        <text:h text:style-name="P46" text:outline-level="1">DIGCOMP 3.0 RAAMWERK</text:h>
        <text:h text:style-name="P10" text:outline-level="2">Howto read DigComp 3.0</text:h>
        <text:p text:style-name="P3">This</text:p>
        <text:p text:style-name="P3"/>
        <text:p text:style-name="P3">Figuur 6. Hoe DigComp 3.0 te lezen.</text:p>
        <text:p text:style-name="P17"/>
        <text:p text:style-name="P17">[figuur 6 invoegen]</text:p>
        <text:p text:style-name="P75"/>
        <text:p text:style-name="P3">Annex 1 compares DigComp 3.0 with the previous version by providing an overview of the changes (</text:p>
        <text:p text:style-name="P3"/>
      </text:section>
      <text:h text:style-name="P76" text:outline-level="1">DigComp</text:h>
      <text:p text:style-name="P3"/>
      <text:p text:style-name="P3">[insert DigComp 3.docx]</text:p>
      <text:p text:style-name="P3"/>
      <text:h text:style-name="P77" text:outline-level="1">SLOTOPMERKINGEN</text:h>
      <text:p text:style-name="P78"><draw:custom-shape text:anchor-type="char" draw:z-index="61" draw:name="Graphic 972" draw:style-name="gr1" draw:text-style-name="P19"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P3">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79"/>
      <text:section text:style-name="Sect1" text:name="Sectie3">
        <text:p text:style-name="P45"><text:bookmark text:name="_bookmark25"/><text:bookmark text:name="REFERENCES"/></text:p>
        <text:h text:style-name="P80" text:outline-level="1">REFERENCES</text:h>
        <text:p text:style-name="P81"/>
        <text:p text:style-name="P82">[references.docx invoegen]</text:p>
        <text:p text:style-name="P3"/>
        <text:p text:style-name="P3"/>
      </text:section>
      <text:h text:style-name="P83" text:outline-level="1"><text:bookmark text:name="_bookmark26"/><text:bookmark text:name="LIST_OF_ACRONYMS"/>LIST OF <text:span text:style-name="T19">ACRONYMS</text:span></text:h>
      <text:p text:style-name="P15"/>
      <text:p text:style-name="P3">[Insert Acronyms.docx]</text:p>
      <text:p text:style-name="P3"/>
      <text:h text:style-name="P84" text:outline-level="1">GLOSSARYOF TERMS AND DEFINITIONS</text:h>
      <text:p text:style-name="P15"/>
      <text:p text:style-name="P44"><text:span text:style-name="T60">[Insert Glossary.docx]</text:span></text:p>
      <text:p text:style-name="P85"/>
      <text:p text:style-name="P15"/>
      <text:h text:style-name="P1" text:outline-level="1">BIJLAGEN</text:h>
      <text:h text:style-name="P10" text:outline-level="2">Bijlage 1: Vergelijking van DigComp 2.2 en DigComp 3.0</text:h>
      <text:p text:style-name="P3">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86"/>
      <text:p text:style-name="P87"><text:bookmark text:name="Table_A1._A_comparison_of_the_components"/><text:span text:style-name="T58">Table</text:span><text:span text:style-name="T71"> </text:span><text:span text:style-name="T58">A1.</text:span><text:span text:style-name="T59"> </text:span><text:span text:style-name="T60">A</text:span><text:span text:style-name="T61"> </text:span><text:span text:style-name="T60">comparison of</text:span><text:span text:style-name="T61"> </text:span><text:span text:style-name="T60">the</text:span><text:span text:style-name="T61"> </text:span><text:span text:style-name="T60">components of</text:span><text:span text:style-name="T61"> </text:span><text:span text:style-name="T60">DigComp</text:span><text:span text:style-name="T61"> </text:span><text:span text:style-name="T60">2.2 and</text:span><text:span text:style-name="T61"> </text:span><text:span text:style-name="T60">2.2 </text:span><text:span text:style-name="T72">3.0.</text:span></text:p>
      <text:p text:style-name="P87"/>
      <table:table table:name="Tabel6" table:style-name="Tabel6">
        <table:table-column table:style-name="Tabel6.A"/>
        <table:table-column table:style-name="Tabel6.B"/>
        <table:table-row table:style-name="Tabel6.1">
          <table:table-cell table:style-name="Tabel6.A1" office:value-type="string">
            <text:p text:style-name="P88">Component</text:p>
          </table:table-cell>
          <table:table-cell table:style-name="Tabel6.B1" office:value-type="string">
            <text:p text:style-name="P89">Comparison of DigComp 2.2 and DigComp 3.3</text:p>
          </table:table-cell>
        </table:table-row>
        <table:table-row table:style-name="Tabel6.2">
          <table:table-cell table:style-name="Tabel6.A2" office:value-type="string">
            <text:p text:style-name="P90">Definitie</text:p>
          </table:table-cell>
          <table:table-cell table:style-name="Tabel6.B2" office:value-type="string">
            <text:p text:style-name="P91">The definition of digital competence used in DigComp 2.2 continues to be used unchanged in DigComp 3.0.</text:p>
          </table:table-cell>
        </table:table-row>
        <table:table-row table:style-name="Tabel6.3">
          <table:table-cell table:style-name="Tabel6.A3" office:value-type="string">
            <text:p text:style-name="P92">Competence areas</text:p>
          </table:table-cell>
          <table:table-cell table:style-name="Tabel6.B3" office:value-type="string">
            <text:p text:style-name="P93">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p>
          </table:table-cell>
        </table:table-row>
        <table:table-row table:style-name="Tabel6.3">
          <table:table-cell table:style-name="Tabel6.A4" office:value-type="string">
            <text:p text:style-name="P94">Competences</text:p>
          </table:table-cell>
          <table:table-cell table:style-name="Tabel6.B4" office:value-type="string">
            <text:p text:style-name="P95">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p>
          </table:table-cell>
        </table:table-row>
        <table:table-row table:style-name="Tabel6.5">
          <table:table-cell table:style-name="Tabel6.A5" office:value-type="string">
            <text:p text:style-name="P96">Proficiency levels</text:p>
          </table:table-cell>
          <table:table-cell table:style-name="Tabel6.B5" office:value-type="string">
            <text:p text:style-name="P97">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p>
            <text:p text:style-name="P98">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p>
          </table:table-cell>
        </table:table-row>
        <table:table-row table:style-name="Tabel6.3">
          <table:table-cell table:style-name="Tabel6.A6" office:value-type="string">
            <text:p text:style-name="P99">Examples of knowledge, skills and attitudes</text:p>
          </table:table-cell>
          <table:table-cell table:style-name="Tabel6.B6" office:value-type="string">
            <text:p text:style-name="P100">Referred to as ‘Dimension 4’ in DigComp 2.2, not reproduced in DigComp 3.0. DigComp 3.0 uses Dimension 4 as a foundational base from which to build the learning outcomes (see Annex 3 for more details), adding developments that have occurred since DigComp 2.2 was published in 2022.</text:p>
          </table:table-cell>
        </table:table-row>
        <table:table-row table:style-name="Tabel6.7">
          <table:table-cell table:style-name="Tabel6.A7" office:value-type="string">
            <text:p text:style-name="P101">Use cases <text:soft-page-break/>(employment and learning scenarios)</text:p>
          </table:table-cell>
          <table:table-cell table:style-name="Tabel6.B7" office:value-type="string">
            <text:p text:style-name="P102"/>
            <text:p text:style-name="P103"><text:soft-page-break/>Referred to as ‘Dimension 5’ in DigComp 2.2, not reproduced in DigComp 3.0.</text:p>
          </table:table-cell>
        </table:table-row>
        <table:table-row table:style-name="Tabel6.8">
          <table:table-cell table:style-name="Tabel6.A8" office:value-type="string">
            <text:p text:style-name="P104">Competence statements</text:p>
          </table:table-cell>
          <table:table-cell table:style-name="Tabel6.B8" office:value-type="string">
            <text:p text:style-name="P93">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p>
          </table:table-cell>
        </table:table-row>
        <table:table-row table:style-name="Tabel6.3">
          <table:table-cell table:style-name="Tabel6.A9" office:value-type="string">
            <text:p text:style-name="P105">Learning outcomes</text:p>
          </table:table-cell>
          <table:table-cell table:style-name="Tabel6.B9" office:value-type="string">
            <text:p text:style-name="P106">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p>
          </table:table-cell>
        </table:table-row>
        <table:table-row table:style-name="Tabel6.10">
          <table:table-cell table:style-name="Tabel6.A10" office:value-type="string">
            <text:p text:style-name="P107">Verklarende woordenlijst</text:p>
          </table:table-cell>
          <table:table-cell table:style-name="Tabel6.B10" office:value-type="string">
            <text:p text:style-name="P108">Not a part of the integrated framework as such, the Glossary of Terms and Definitions of DigComp 3.0 has been significantly expanded from the Glossary in DigComp 2.2 to include some 120 terms to support consistent interpretation.</text:p>
          </table:table-cell>
        </table:table-row>
      </table:table>
      <text:p text:style-name="P3">Source: JRC own elaboration.</text:p>
      <text:p text:style-name="P109"/>
      <text:p text:style-name="P110">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1"/>
      <text:p text:style-name="P3"><text:bookmark text:name="Table_A2._Detailed_description_of_change"/><text:span text:style-name="T58">Table</text:span><text:span text:style-name="T59"> </text:span><text:span text:style-name="T58">A2.</text:span><text:span text:style-name="T73"> </text:span><text:span text:style-name="T60">Detailed</text:span><text:span text:style-name="T61"> </text:span><text:span text:style-name="T60">description of changes</text:span><text:span text:style-name="T61"> </text:span><text:span text:style-name="T60">made to competence</text:span><text:span text:style-name="T61"> </text:span><text:span text:style-name="T60">areas and competences</text:span><text:span text:style-name="T61"> </text:span><text:span text:style-name="T60">in DigComp</text:span><text:span text:style-name="T61"> </text:span><text:span text:style-name="T60">3.0 compared with</text:span><text:span text:style-name="T61"> </text:span><text:span text:style-name="T60">DigComp 2.2, together</text:span><text:span text:style-name="T61"> </text:span><text:span text:style-name="T60">with rationale -</text:span><text:span text:style-name="T61"> </text:span><text:span text:style-name="T60">Deleties zijn </text:span><text:span text:style-name="T74">in</text:span> <text:span text:style-name="T75">strikethrough</text:span><text:span text:style-name="T60">;</text:span><text:span text:style-name="T76"> </text:span><text:span text:style-name="T60">additions are</text:span><text:span text:style-name="T61"> </text:span><text:span text:style-name="T77">underlined</text:span><text:span text:style-name="T60">; rationale is</text:span><text:span text:style-name="T61"> </text:span><text:span text:style-name="T60">in </text:span><text:span text:style-name="T78">blauw </text:span><text:span text:style-name="T79">font</text:span><text:span text:style-name="T62">.</text:span></text:p>
      <text:p text:style-name="P112"/>
      <text:p text:style-name="P3">[Invoegen tabel A2.docx]</text:p>
      <text:p text:style-name="P3"/>
      <text:p text:style-name="P3">Source: JRC own elaboration.</text:p>
      <text:section text:style-name="Sect1" text:name="Sectie4">
        <text:p text:style-name="P113"/>
        <text:p text:style-name="P114">Table A3 shows how the DigComp 3.0 proficiency levels can be mapped to the 8 levels of DigComp 2.2 and also to a 6-level mapping that is used in some applications of DigComp. These aresuggested</text:p>
        <text:p text:style-name="P72"/>
        <text:p text:style-name="P115">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2"><text:span text:style-name="T63">Beheersingsniveau</text:span></text:p>
              <text:p text:style-name="P116"/>
            </table:table-cell>
            <table:table-cell table:style-name="Tabel7.A1" office:value-type="string">
              <text:p text:style-name="P116"/>
            </table:table-cell>
            <table:table-cell table:style-name="Tabel7.A1" office:value-type="string">
              <text:p text:style-name="P22"><text:span text:style-name="T63">6-niveaus voorgestelde toewijzing</text:span></text:p>
            </table:table-cell>
            <table:table-cell table:style-name="Tabel7.A1" office:value-type="string">
              <text:p text:style-name="P116"/>
            </table:table-cell>
            <table:table-cell table:style-name="Tabel7.A1" office:value-type="string">
              <text:p text:style-name="P22"><text:span text:style-name="T63">Korte beschrijving</text:span></text:p>
            </table:table-cell>
            <table:table-cell table:style-name="Tabel7.A1" office:value-type="string">
              <text:p text:style-name="P22"><text:span text:style-name="T63">Doel</text:span></text:p>
            </table:table-cell>
          </table:table-row>
          <table:table-row table:style-name="Tabel7.1">
            <table:table-cell table:style-name="Tabel7.A1" table:number-rows-spanned="2" office:value-type="string">
              <text:p text:style-name="P22">Basis</text:p>
            </table:table-cell>
            <table:table-cell table:style-name="Tabel7.A1" office:value-type="string">
              <text:p text:style-name="P22">describes</text:p>
            </table:table-cell>
            <table:table-cell table:style-name="Tabel7.A1" office:value-type="string">
              <text:p text:style-name="P22">A1</text:p>
            </table:table-cell>
            <table:table-cell table:style-name="Tabel7.A1" table:number-rows-spanned="2" office:value-type="string">
              <text:p text:style-name="P22">Op basisniveau onthouden en voeren personen eenvoudige taken uit met begeleiding waar nodig.</text:p>
            </table:table-cell>
            <table:table-cell table:style-name="Tabel7.A1" office:value-type="string">
              <text:p text:style-name="P22">Aan de onderkant van het basisniveau hebben individuen begeleiding nodig om veel of de meeste eenvoudige taken te herkennen en uit te voeren.</text:p>
            </table:table-cell>
            <table:table-cell table:style-name="Tabel7.A1" table:number-rows-spanned="2" office:value-type="string">
              <text:p text:style-name="P22"/>
              <text:p text:style-name="P22"/>
              <text:p text:style-name="P22">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2">provide<text:soft-page-break/>s</text:p>
            </table:table-cell>
            <table:table-cell table:style-name="Tabel7.A1" office:value-type="string">
              <text:p text:style-name="P22">A2</text:p>
            </table:table-cell>
            <table:covered-table-cell table:style-name="Tabel7.A1"/>
            <table:table-cell table:style-name="Tabel7.A1" office:value-type="string">
              <text:p text:style-name="P22">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2">Gemiddeld</text:p>
            </table:table-cell>
            <table:table-cell table:style-name="Tabel7.A1" office:value-type="string">
              <text:p text:style-name="P22">provides</text:p>
            </table:table-cell>
            <table:table-cell table:style-name="Tabel7.A1" office:value-type="string">
              <text:p text:style-name="P22">B1</text:p>
            </table:table-cell>
            <table:table-cell table:style-name="Tabel7.A1" table:number-rows-spanned="2" office:value-type="string">
              <text:p text:style-name="P22">Op gemiddeld niveau identificeren en voeren personen welgedefinieerde taken uit en lossen ze welgedefinieerde problemen autonoom op.</text:p>
            </table:table-cell>
            <table:table-cell table:style-name="Tabel7.A1" office:value-type="string">
              <text:p text:style-name="P22">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22"/>
              <text:p text:style-name="P22"/>
              <text:p text:style-name="P22">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22">summarises</text:p>
            </table:table-cell>
            <table:table-cell table:style-name="Tabel7.A1" office:value-type="string">
              <text:p text:style-name="P22">B2</text:p>
            </table:table-cell>
            <table:covered-table-cell table:style-name="Tabel7.A1"/>
            <table:table-cell table:style-name="Tabel7.A1" office:value-type="string">
              <text:p text:style-name="P22">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22">Geavanceerd</text:p>
            </table:table-cell>
            <table:table-cell table:style-name="Tabel7.A1" office:value-type="string">
              <text:p text:style-name="P22">shows</text:p>
            </table:table-cell>
            <table:table-cell table:style-name="Tabel7.A1" table:number-rows-spanned="2" office:value-type="string">
              <text:p text:style-name="P22">C1</text:p>
            </table:table-cell>
            <table:table-cell table:style-name="Tabel7.A1" table:number-rows-spanned="2" office:value-type="string">
              <text:p text:style-name="P22">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2">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22"/>
              <text:p text:style-name="P22">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2">6</text:p>
            </table:table-cell>
            <table:covered-table-cell table:style-name="Tabel7.A1"/>
            <table:covered-table-cell table:style-name="Tabel7.A1"/>
            <table:table-cell table:style-name="Tabel7.A1" office:value-type="string">
              <text:p text:style-name="P22">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2">Zeer geavanceerd</text:p>
            </table:table-cell>
            <table:table-cell table:style-name="Tabel7.A1" office:value-type="string">
              <text:p text:style-name="P22">7</text:p>
            </table:table-cell>
            <table:table-cell table:style-name="Tabel7.A1" table:number-rows-spanned="2" office:value-type="string">
              <text:p text:style-name="P22">C2</text:p>
            </table:table-cell>
            <table:table-cell table:style-name="Tabel7.A1" table:number-rows-spanned="2" office:value-type="string">
              <text:p text:style-name="P22">Op zeer geavanceerd niveau beoordelen, evalueren en lossen personen zeer complexe of gespecialiseerde problemen op om nieuwe oplossingen te creëren of bestaande aan te passen, waarbij ze <text:soft-page-break/>anderen leiden en begeleiden indien en wanneer nodig.</text:p>
            </table:table-cell>
            <table:table-cell table:style-name="Tabel7.A1" office:value-type="string">
              <text:p text:style-name="P22">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2">Om persoonlijke, leer- en/of werkdoelen te ondersteunen, anderen te helpen effectief deel te nemen aan de samenleving, anderen te leiden of te ondersteunen bij het bereiken van complexe doelen, en/of leiding te <text:soft-page-break/>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2">8</text:p>
            </table:table-cell>
            <table:covered-table-cell table:style-name="Tabel7.A1"/>
            <table:covered-table-cell table:style-name="Tabel7.A1"/>
            <table:table-cell table:style-name="Tabel7.A1" office:value-type="string">
              <text:p text:style-name="P22">Aan de bovenkant van het zeer gevorderde niveau leiden en begeleiden individuen anderen bij het creëren van oplossingen voor zeer complexe of <text:soft-page-break/>gespecialiseerde problemen.</text:p>
            </table:table-cell>
            <table:covered-table-cell table:style-name="Tabel7.A1"/>
          </table:table-row>
        </table:table>
        <text:p text:style-name="P3">Annex 1 compares DigComp 3.0 with the previous version by providing an overview of the changes (</text:p>
      </text:section>
      <text:section text:style-name="Sect1" text:name="Sectie5">
        <text:p text:style-name="P25"><text:bookmark text:name="_bookmark33"/><text:bookmark text:name="Annex_2:_DigComp_3.0_learning_outcomes"/></text:p>
        <text:h text:style-name="P117" text:outline-level="2">Bijlage 2: DigComp 3.0 Leerresultaten</text:h>
        <text:h text:style-name="P60" text:outline-level="3"><text:bookmark text:name="A2.1_Features"/></text:h>
        <text:h text:style-name="P60" text:outline-level="3">A2.1</text:h>
        <text:p text:style-name="P118">Each</text:p>
        <text:p text:style-name="P119"><text:bookmark text:name="Table_A4:_Examples_of_learning_outcome_s"/><text:span text:style-name="T58">Table</text:span><text:span text:style-name="T64"> </text:span><text:span text:style-name="T58">A4:</text:span><text:span text:style-name="T80"> </text:span><text:span text:style-name="T60">Example</text:span><text:span text:style-name="T62"> </text:span><text:span text:style-name="T60">Article</text:span><text:span text:style-name="T61"> </text:span><text:span text:style-name="T60">Brussels:</text:span><text:span text:style-name="T61"> </text:span><text:span text:style-name="T60">are</text:span><text:span text:style-name="T61"> </text:span><text:span text:style-name="T62">(in</text:span> </text:p>
        <text:p text:style-name="P120"/>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2"/>
            </table:table-cell>
            <table:table-cell table:style-name="Tabel8.A1" office:value-type="string">
              <text:p text:style-name="P22"/>
            </table:table-cell>
            <table:table-cell table:style-name="Tabel8.A1" table:number-columns-spanned="3" office:value-type="string">
              <text:p text:style-name="P121">Example</text:p>
            </table:table-cell>
            <table:covered-table-cell/>
            <table:covered-table-cell/>
          </table:table-row>
          <table:table-row table:style-name="Tabel8.2">
            <table:table-cell table:style-name="Tabel8.A1" office:value-type="string">
              <text:p text:style-name="P22">Aspect</text:p>
            </table:table-cell>
            <table:table-cell table:style-name="Tabel8.A1" office:value-type="string">
              <text:p text:style-name="P22">Purpose</text:p>
            </table:table-cell>
            <table:table-cell table:style-name="Tabel8.A1" office:value-type="string">
              <text:p text:style-name="P22">Competence</text:p>
            </table:table-cell>
            <table:table-cell table:style-name="Tabel8.A1" office:value-type="string">
              <text:p text:style-name="P22">Beheersingsniveau</text:p>
            </table:table-cell>
            <table:table-cell table:style-name="Tabel8.A1" office:value-type="string">
              <text:p text:style-name="P22">Leerresultaatverklaring</text:p>
            </table:table-cell>
          </table:table-row>
          <table:table-row table:style-name="Tabel8.3">
            <table:table-cell table:style-name="Tabel8.A1" office:value-type="string">
              <text:p text:style-name="P22"><draw:custom-shape text:anchor-type="char" draw:z-index="64" draw:name="Group 1147" draw:style-name="gr3" draw:text-style-name="P19" svg:width="0.036cm" svg:height="0.036cm" svg:x="0cm" svg:y="0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22"><draw:custom-shape text:anchor-type="char" draw:z-index="63" draw:name="Group 1149" draw:style-name="gr4" draw:text-style-name="P122"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2" draw:name="Group 1151" draw:style-name="gr3" draw:text-style-name="P19"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22">2.6 Managing digital identity</text:p>
            </table:table-cell>
            <table:table-cell table:style-name="Tabel8.A1" office:value-type="string">
              <text:p text:style-name="P22">Basis</text:p>
            </table:table-cell>
            <table:table-cell table:style-name="Tabel8.A1" office:value-type="string">
              <text:p text:style-name="P22">Veelvoorkomende vormen en toepassingen van digitale identiteit identificeren.</text:p>
            </table:table-cell>
          </table:table-row>
          <table:table-row table:style-name="Tabel8.4">
            <table:table-cell table:style-name="Tabel8.A1" office:value-type="string">
              <text:p text:style-name="P22">Skills</text:p>
            </table:table-cell>
            <table:table-cell table:style-name="Tabel8.A1" office:value-type="string">
              <text:p text:style-name="P22">Describe the processes by which an individual can complete a specific task.</text:p>
            </table:table-cell>
            <table:table-cell table:style-name="Tabel8.A1" office:value-type="string">
              <text:p text:style-name="P22">1.1 Browsing, searching and filtering information and content</text:p>
            </table:table-cell>
            <table:table-cell table:style-name="Tabel8.A1" office:value-type="string">
              <text:p text:style-name="P22">Gemiddeld</text:p>
            </table:table-cell>
            <table:table-cell table:style-name="Tabel8.A1" office:value-type="string">
              <text:p text:style-name="P22">Passende digitale zoekhulpmiddelen selecteren op basis van informatiebehoeften.</text:p>
            </table:table-cell>
          </table:table-row>
          <table:table-row table:style-name="Tabel8.5">
            <table:table-cell table:style-name="Tabel8.A1" office:value-type="string">
              <text:p text:style-name="P22">Attitudes</text:p>
            </table:table-cell>
            <table:table-cell table:style-name="Tabel8.A1" office:value-type="string">
              <text:p text:style-name="P22"><draw:custom-shape text:anchor-type="char" draw:z-index="65" draw:name="Group 1155" draw:style-name="gr5" draw:text-style-name="P122" svg:width="0.036cm" svg:height="0.036cm" svg:x="-0.018cm" svg:y="2.464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22">3.2 Integrating and re- elaborating digital content</text:p>
            </table:table-cell>
            <table:table-cell table:style-name="Tabel8.A1" office:value-type="string">
              <text:p text:style-name="P22">Geavanceerd</text:p>
            </table:table-cell>
            <table:table-cell table:style-name="Tabel8.A1" office:value-type="string">
              <text:p text:style-name="P22">Prioriteit geven aan transparante en ethische praktijken bij taken voor integratie en herbewerking van digitale inhoud.</text:p>
            </table:table-cell>
          </table:table-row>
        </table:table>
        <text:p text:style-name="P3">Annex 1 compares DigComp 3.0 with the previous version by providing an overview of the changes (</text:p>
        <text:p text:style-name="P123"/>
        <text:p text:style-name="P124"/>
        <text:p text:style-name="P37"><text:span text:style-name="T48">Table A5 </text:span>lists examples of verbs for learning outcomes describing knowledge, skills<text:span text:style-name="T51"> </text:span>and<text:span text:style-name="T51"> </text:span>attitudes<text:span text:style-name="T51"> </text:span>at<text:span text:style-name="T51"> </text:span>Basic,<text:span text:style-name="T51"> </text:span>Intermediate,<text:span text:style-name="T51"> </text:span>Advanced<text:span text:style-name="T51"> </text:span>and<text:span text:style-name="T51"> </text:span>Highly<text:span text:style-name="T51"> </text:span>Advanced<text:span text:style-name="T51"> </text:span>levels. The choice of verbs is guided by Bloom’s taxonomy (Anderson &amp; Krathwohl, 2001), considering also relevant features of other taxonomies (e.g. Irvine,<text:span text:style-name="T21"> </text:span>2021). Some verbs repeat across levels in Table A5. This is intentional, since the content of learning outcomes does not only vary by cognitive demand (which is suggested by the verb) but also varies in level of complexity and autonomy (which<text:span text:style-name="T40"> </text:span>are<text:span text:style-name="T40"> </text:span>suggested<text:span text:style-name="T40"> </text:span>in<text:span text:style-name="T40"> </text:span>the<text:span text:style-name="T40"> </text:span>object<text:span text:style-name="T40"> </text:span>of<text:span text:style-name="T40"> </text:span>each<text:span text:style-name="T40"> </text:span>learning<text:span text:style-name="T40"> </text:span>outcome<text:span text:style-name="T51"> </text:span>statement).<text:span text:style-name="T40"> </text:span><text:span text:style-name="T48">Box</text:span><text:span text:style-name="T81"> </text:span><text:span text:style-name="T48">A1 </text:span>summarises the main features of the DigComp 3.0 learning outcomes.</text:p>
        <text:p text:style-name="P125"/>
        <text:p text:style-name="P126"><text:span text:style-name="T82">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p>
        <text:p text:style-name="P127"><text:bookmark text:name="Table_A5:_Examples_of_verbs_used_for_lea"/><text:bookmark text:name="_bookmark34"/></text:p>
        <text:p text:style-name="P128"><text:span text:style-name="T58">Table</text:span><text:span text:style-name="T80"> </text:span><text:span text:style-name="T58">A5:</text:span><text:span text:style-name="T83"> </text:span><text:span text:style-name="T60">Example</text:span><text:span text:style-name="T74"> </text:span><text:span text:style-name="T60">Article</text:span><text:span text:style-name="T74"> </text:span><text:span text:style-name="T60">werkwoorden</text:span><text:span text:style-name="T74"> </text:span><text:span text:style-name="T60">gebruikte</text:span><text:span text:style-name="T74"> </text:span><text:span text:style-name="T60">example,</text:span><text:span text:style-name="T74"> </text:span><text:span text:style-name="T60">Brussels:</text:span><text:span text:style-name="T74"> </text:span><text:span text:style-name="T60">are</text:span><text:span text:style-name="T74"> </text:span><text:span text:style-name="T60">beschrijven</text:span><text:span text:style-name="T74"> </text:span><text:span text:style-name="T60">kennis,</text:span><text:span text:style-name="T74"> </text:span><text:span text:style-name="T60">vaardigheden en houdingen.</text:span><text:span text:style-name="T84">11</text:span></text:p>
        <text:p text:style-name="P129"/>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2"><text:span text:style-name="T63">Niveau</text:span></text:p>
            </table:table-cell>
            <table:table-cell table:style-name="Tabel9.A1" office:value-type="string">
              <text:p text:style-name="P22"><text:span text:style-name="T63">Korte beschrijving van het beheersingsniveau</text:span></text:p>
            </table:table-cell>
            <table:table-cell table:style-name="Tabel9.A1" office:value-type="string">
              <text:p text:style-name="P22"><text:span text:style-name="T63">Voorbeelden van werkwoorden die worden gebruikt in leerresultaatverklaringen</text:span></text:p>
            </table:table-cell>
          </table:table-row>
          <table:table-row table:style-name="Tabel9.2">
            <table:table-cell table:style-name="Tabel9.A1" office:value-type="string">
              <text:p text:style-name="P22">Basis</text:p>
            </table:table-cell>
            <table:table-cell table:style-name="Tabel9.A1" office:value-type="string">
              <text:p text:style-name="P22">Onthouden en uitvoeren van eenvoudige taken met begeleiding waar nodig.</text:p>
            </table:table-cell>
            <table:table-cell table:style-name="Tabel9.A1" office:value-type="string">
              <text:p text:style-name="P22">Kennis: Herkennen, Identificeren, Onderscheiden tussen</text:p>
              <text:p text:style-name="P22">Vaardigheden: Gebruik, Toepassen, Implementeren</text:p>
              <text:p text:style-name="P22">Houdingen: Erkennen van het belang, Erkennen van de voordelen</text:p>
            </table:table-cell>
          </table:table-row>
          <table:table-row table:style-name="Tabel9.3">
            <table:table-cell table:style-name="Tabel9.A1" office:value-type="string">
              <text:p text:style-name="P22">Gemiddeld</text:p>
            </table:table-cell>
            <table:table-cell table:style-name="Tabel9.A1" office:value-type="string">
              <text:p text:style-name="P22">Autonoom identificeren en uitvoeren van welomschreven taken en oplossen van welomschreven problemen.</text:p>
            </table:table-cell>
            <table:table-cell table:style-name="Tabel9.A1" office:value-type="string">
              <text:p text:style-name="P22">Kennis: Herkennen, Identificeren, Onderscheiden tussen, Definiëren, Beschrijven</text:p>
              <text:p text:style-name="P22">Vaardigheden: Gebruik, Toepassen, Selecteren, Beoordelen</text:p>
              <text:p text:style-name="P22">Houdingen: Erkennen van het belang, Erkennen van de voordelen, Prioriteren, Doelbewust verkennen, Deelnemen aan</text:p>
            </table:table-cell>
          </table:table-row>
          <table:table-row table:style-name="Tabel9.4">
            <table:table-cell table:style-name="Tabel9.A1" office:value-type="string">
              <text:p text:style-name="P22">Geavanceerd</text:p>
            </table:table-cell>
            <table:table-cell table:style-name="Tabel9.A1" office:value-type="string">
              <text:p text:style-name="P22">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2">Kennis: Identificeren, Definiëren, Beschrijven</text:p>
              <text:p text:style-name="P22">Vaardigheden: Beoordelen, Toepassen, Combineren, Anderen helpen, Anderen ondersteunen</text:p>
              <text:p text:style-name="P22">Houdingen: Erkennen van het belang, Erkennen van de voordelen, Rekening houden met, Prioriteren, Voortdurend verkennen</text:p>
            </table:table-cell>
          </table:table-row>
          <table:table-row table:style-name="Tabel9.5">
            <table:table-cell table:style-name="Tabel9.A1" office:value-type="string">
              <text:p text:style-name="P22">Zeer geavanceerd</text:p>
            </table:table-cell>
            <table:table-cell table:style-name="Tabel9.A1" office:value-type="string">
              <text:p text:style-name="P22">Zeer complexe of gespecialiseerde <text:soft-page-break/>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2">Kennis: Geen leerresultaten op het gebied van kennis zijn opgenomen in <text:soft-page-break/>zeer geavanceerde niveaus: Dit element is vastgelegd onder Houdingen (op de hoogte blijven).</text:p>
              <text:p text:style-name="P22">Vaardigheden: Beoordelen en evalueren, Ontwikkelen en implementeren, Leiden of bijdragen aan, Ontwerpen, Adviseren, Uitleggen</text:p>
              <text:p text:style-name="P22">Attitudes: Het belang erkennen, De voordelen erkennen, Blijf op de hoogte van, Bevorderen en ondersteunen</text:p>
            </table:table-cell>
          </table:table-row>
        </table:table>
        <text:p text:style-name="P3">Annex 1 compares DigComp 3.0 with the previous version by providing an overview of the changes (</text:p>
        <text:p text:style-name="P130">Kader A1: Belangrijkste kenmerken van de DigComp 3.0-leerresultaten.</text:p>
        <text:p text:style-name="P131"/>
        <text:p text:style-name="P3">Er zijn in totaal 523 leerresultaten. Het aantal leerresultaten varieert per competentie.</text:p>
        <text:p text:style-name="P3">DigComp 3.0 Leerresultaten zijn elk gekoppeld aan één beheersingsniveau (Basic, Intermediate, Advanced, Highly Advanced), en worden gegroepeerd op basis van competentie en of ze verwijzen naar kennis, vaardigheid of houding. Ze zijn elk gelabeld als AI-explicit, AI-implicit, of noch AI-explicit of AI-implicit, wat bedoeld is als een algemene richtlijn. Zie Sectie 2.6 voor meer informatie over hoe de AI-labels geïnterpreteerd moeten worden. ==WEBLATE_PART==</text:p>
        <text:p text:style-name="P3">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kwaamheidsniveaus.</text:p>
        <text:p text:style-name="P3">The</text:p>
        <text:p text:style-name="P3">Each</text:p>
        <text:p text:style-name="P3">De nummering van de competentieverklaringen (Sectie 3) en de leerresultaten (in deze bijlage) komt niet overeen, aangezien er meer leerresultaten zijn dan competentieverklaringen. Bijvoorbeeld, de inhoud van CS1.1.08 komt niet overeen met LO1.1.08.</text:p>
        <text:p text:style-name="P3">Annex 1 compares DigComp 3.0 with the previous version by providing an overview of the changes (</text:p>
      </text:section>
      <text:h text:style-name="P132" text:outline-level="5"><text:bookmark text:name="_bookmark35"/><text:bookmark text:name="A2.2_Practical_considerations"/><text:span text:style-name="T85">A2.2</text:span><text:span text:style-name="T86"> </text:span><text:span text:style-name="T85">Praktisch</text:span><text:span text:style-name="T87"> </text:span><text:span text:style-name="T88">Overwegingen</text:span></text:h>
      <text:p text:style-name="P3">Based</text:p>
      <text:p text:style-name="P3">Kader A2: Voorgestelde stappen en literatuur voor het implementeren van de DigComp 3.0-leerresultaten.</text:p>
      <text:p text:style-name="P3"/>
      <text:p text:style-name="P3">De onderstaande stappen zijn suggesties die kunnen worden aangepast voor specifieke toepassingen van de DigComp 3.0-leerresultaten.</text:p>
      <text:list text:style-name="WWNum15">
        <text:list-item>
          <text:p text:style-name="P133">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3">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3">Evalueer vroeg in het project het DigComp 3.0-kader, zodat de betrokkenen er vertrouwd mee raken.</text:p>
        </text:list-item>
        <text:list-item>
          <text:p text:style-name="P133">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3">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3">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3">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3">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4">Aanbevolen literatuur:</text:p>
      <text:list text:style-name="WWNum10">
        <text:list-item>
          <text:p text:style-name="P135"><text:span text:style-name="T89">Cedefop’s (2022) </text:span><text:a xlink:type="simple" xlink:href="https://www.cedefop.europa.eu/en/publications/4209" text:style-name="ListLabel_20_187" text:visited-style-name="ListLabel_20_187"><text:span text:style-name="T90">Het definiëren, schrijven en toepassen van Leerresultaten – Een Europees Handboek (tweede editie)</text:span></text:a><text:span text:style-name="T91"> </text:span><text:span text:style-name="T92">is bedoeld voor individuen en instellingen die betrokken zijn bij het definiëren en schrijven van Leerresultaten.</text:span><text:span text:style-name="T93"> </text:span><text:span text:style-name="T92">are</text:span><text:span text:style-name="T93"> </text:span><text:span text:style-name="T92">Het</text:span><text:span text:style-name="T93"> </text:span><text:span text:style-name="T92">biedt</text:span><text:span text:style-name="T93"> </text:span><text:span text:style-name="T92">concreet</text:span><text:span text:style-name="T93"> </text:span><text:span text:style-name="T92">voorbeelden</text:span><text:span text:style-name="T93"> </text:span><text:span text:style-name="T92">en</text:span><text:span text:style-name="T93"> </text:span><text:span text:style-name="T92">biedt</text:span><text:span text:style-name="T93"> </text:span><text:span text:style-name="T92">een</text:span><text:span text:style-name="T93"> </text:span><text:span text:style-name="T92">overzicht</text:span><text:span text:style-name="T93"> </text:span><text:span text:style-name="T92">Article</text:span><text:span text:style-name="T93"> </text:span><text:span text:style-name="T92">users</text:span><text:span text:style-name="T93"> </text:span><text:span text:style-name="T92">richtlijnen</text:span><text:span text:style-name="T93"> </text:span><text:span text:style-name="T92">en</text:span><text:span text:style-name="T93"> </text:span><text:span text:style-name="T92">onderzoek.</text:span><text:span text:style-name="T93"> </text:span><text:span text:style-name="T92">Cedefop</text:span><text:span text:style-name="T93"> </text:span><text:span text:style-name="T92">Learning</text:span><text:span text:style-name="T93"> </text:span><text:span text:style-name="T92">heeft</text:span><text:span text:style-name="T93"> </text:span><text:span text:style-name="T92">ook</text:span><text:span text:style-name="T93"> </text:span><text:span text:style-name="T92">ontwikkeld</text:span><text:span text:style-name="T93"> </text:span><text:span text:style-name="T92">een</text:span><text:span text:style-name="T93"> </text:span><text:a xlink:type="simple" xlink:href="https://data.europa.eu/data/datasets/learning-outcomes-resources?locale=en" text:style-name="ListLabel_20_188" text:visited-style-name="ListLabel_20_188"><text:span text:style-name="T92">dataset met richtmateriaal</text:span></text:a><text:span text:style-name="T92">.</text:span></text:p>
        </text:list-item>
        <text:list-item>
          <text:p text:style-name="P136"><text:span text:style-name="T89">Internationaal</text:span><text:span text:style-name="T94"> </text:span><text:span text:style-name="T89">Commission</text:span><text:span text:style-name="T94"> </text:span><text:span text:style-name="T89">(2012).</text:span><text:span text:style-name="T94"> </text:span><text:span text:style-name="T89">en</text:span><text:span text:style-name="T94"> </text:span><text:span text:style-name="T89">Vereniging</text:span><text:span text:style-name="T94"> </text:span><text:span text:style-name="T89">Article</text:span><text:span text:style-name="T94"> </text:span><text:span text:style-name="T89">Commission</text:span><text:span text:style-name="T94"> </text:span><text:span text:style-name="T89">Uitgevers</text:span><text:span text:style-name="T94"> </text:span><text:span text:style-name="T89">Defining,</text:span><text:span text:style-name="T94"> </text:span><text:a xlink:type="simple" xlink:href="https://www.testpublishers.org/assets/Guidelines%20for%20Technology-Based%20Assessment%20v2022.11.08.pdf" text:style-name="ListLabel_20_187" text:visited-style-name="ListLabel_20_187"><text:span text:style-name="T90">Richtlijnen voor technologiegebaseerde beoordeling (versie 1.1)</text:span></text:a><text:span text:style-name="T95"> </text:span><text:soft-page-break/><text:span text:style-name="T92">biedt</text:span><text:span text:style-name="T96"> </text:span><text:span text:style-name="T92">richtlijnen</text:span><text:span text:style-name="T96"> </text:span><text:span text:style-name="T92">en</text:span><text:span text:style-name="T96"> </text:span><text:span text:style-name="T92">beste</text:span><text:span text:style-name="T96"> </text:span><text:span text:style-name="T92">praktijken</text:span><text:span text:style-name="T96"> </text:span><text:span text:style-name="T92">example,</text:span><text:span text:style-name="T96"> </text:span><text:span text:style-name="T97">development</text:span><text:span text:style-name="T9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P3">Source: JRC own elaboration.</text:p>
      <text:h text:style-name="P137" text:outline-level="2">A2.3 Leerresultaten</text:h>
      <text:p text:style-name="P138"><text:span text:style-name="T98">Leren</text:span><text:span text:style-name="T99"> </text:span><text:span text:style-name="T98">are</text:span><text:span text:style-name="T100"> </text:span><text:span text:style-name="T98">defined</text:span><text:span text:style-name="T99"> </text:span><text:span text:style-name="T98">ook</text:span><text:span text:style-name="T100"> </text:span><text:span text:style-name="T98">available</text:span><text:span text:style-name="T100"> </text:span><text:span text:style-name="T98">in</text:span><text:span text:style-name="T99"> </text:span><text:span text:style-name="T98">spreadsheet</text:span><text:span text:style-name="T100"> </text:span><text:span text:style-name="T98">formaat</text:span><text:span text:style-name="T99"> </text:span><text:span text:style-name="T98">en</text:span><text:span text:style-name="T100"> </text:span><text:span text:style-name="T98">heeft</text:span><text:span text:style-name="T100"> </text:span><text:span text:style-name="T98">een</text:span><text:span text:style-name="T99"> </text:span><text:span text:style-name="T98">linked</text:span><text:span text:style-name="T100"> </text:span><text:span text:style-name="T98">open</text:span><text:span text:style-name="T100"> </text:span><text:span text:style-name="T98">dataset</text:span><text:span text:style-name="T99"> </text:span><text:span text:style-name="T98">in</text:span><text:span text:style-name="T100"> </text:span><text:span text:style-name="T98">JSON</text:span><text:span text:style-name="T99"> </text:span><text:span text:style-name="T98">formats</text:span><text:span text:style-name="T100"> </text:span><text:span text:style-name="T98">on</text:span><text:span text:style-name="T100"> </text:span><text:span text:style-name="T98">development</text:span><text:span text:style-name="T99">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01">JRC-DigComp webruimte</text:span></text:a><text:span text:style-name="T99">.</text:span></text:p>
      <text:p text:style-name="P3"/>
      <text:p text:style-name="P3">[Insert Learning Outcomes.docx]</text:p>
      <text:p text:style-name="P3"/>
      <text:section text:style-name="Sect1" text:name="Sectie6">
        <text:p text:style-name="P25"><text:bookmark text:name="_bookmark55"/><text:bookmark text:name="Annex_3:_Phases_in_the_development_of_Di"/></text:p>
        <text:h text:style-name="P26" text:outline-level="2">Annex 3: Phases in the development of DigComp3.0</text:h>
        <text:p text:style-name="P139">Development work on DigComp 3.0 took place across four phases. Many individuals</text:p>
        <text:p text:style-name="P139"/>
        <text:h text:style-name="P60" text:outline-level="3">PHASE</text:h>
        <text:p text:style-name="P140">Initial scoping work took place during December 2023-June 2024. It consisted of a call for DigComp-related submissions and their analysis, and a scoping literature</text:p>
        <text:h text:style-name="P141" text:outline-level="4">FASE 1.1: DIGCOMP-BIJDRAGEN EN VASTSTELLING VAN DE 'BASISSET' LEERRESULTATEN</text:h>
        <text:p text:style-name="P142"/>
        <text:p text:style-name="P143">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2"/>
        <text:p text:style-name="P144">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2"/>
        <text:p text:style-name="P145">A</text:p>
        <text:p text:style-name="P142"/>
        <text:p text:style-name="P146">The content of the <text:span text:style-name="T102">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2"><text:soft-page-break/></text:p>
        <text:p text:style-name="P147">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p>
        <text:p text:style-name="P148"/>
        <text:h text:style-name="P149" text:outline-level="4">FASE 1.2: LITERATUUR- EN BELEIDSONDERZOEK VOOR DE GAP-ANALYSE VAN DE DIGCOMP-LEERRESULTATEN 'BASISSET'</text:h>
        <text:p text:style-name="P150"/>
        <text:p text:style-name="P151">In parallel with the DigComp submissions, the JRC researched and compiled information</text:p>
        <text:p text:style-name="P142"/>
        <text:p text:style-name="P152">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3">The</text:p>
      </text:section>
      <text:p text:style-name="P154"/>
      <text:p text:style-name="P3"><text:bookmark text:name="Table_A6._Illustrative_examples_of_sourc"/><text:span text:style-name="T58">Table</text:span><text:span text:style-name="T71"> </text:span><text:span text:style-name="T58">A6.</text:span><text:span text:style-name="T59"> </text:span><text:span text:style-name="T60">Illustrative</text:span><text:span text:style-name="T61"> </text:span><text:span text:style-name="T60">voorbeelden</text:span><text:span text:style-name="T61"> </text:span><text:span text:style-name="T60">sources,</text:span><text:span text:style-name="T61"> </text:span><text:span text:style-name="T60">consulted during</text:span><text:span text:style-name="T61"> </text:span><text:span text:style-name="T60">development</text:span><text:span text:style-name="T61"> </text:span><text:span text:style-name="T60">of</text:span><text:span text:style-name="T61"> </text:span><text:span text:style-name="T60">2.2 </text:span><text:span text:style-name="T7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5"><text:span text:style-name="T103">Auteurs</text:span></text:p>
          </table:table-cell>
          <table:table-cell table:style-name="Tabel10.B1" office:value-type="string">
            <text:p text:style-name="P155"><text:span text:style-name="T103">Thema</text:span></text:p>
          </table:table-cell>
          <table:table-cell table:style-name="Tabel10.B1" office:value-type="string">
            <text:p text:style-name="P155"><text:span text:style-name="T103">Description and relevance to DigComp</text:span></text:p>
          </table:table-cell>
        </table:table-row>
        <table:table-row table:style-name="Tabel10.2">
          <table:table-cell table:style-name="Tabel10.A2" office:value-type="string">
            <text:p text:style-name="P155"><text:span text:style-name="T104">Long &amp; Magerko (2020)</text:span></text:p>
          </table:table-cell>
          <table:table-cell table:style-name="Tabel10.B2" office:value-type="string">
            <text:p text:style-name="P155"><text:span text:style-name="T104">AI-competentie/ AI-geletterdheid</text:span></text:p>
          </table:table-cell>
          <table:table-cell table:style-name="Tabel10.B2" office:value-type="string">
            <text:p text:style-name="P155"><text:span text:style-name="T104">Veel geciteerde definitie en competenties voor AI-geletterdheid, inclusief beschrijvingen van specifieke competenties, meegenomen in de gap-analyse.</text:span></text:p>
          </table:table-cell>
        </table:table-row>
        <table:table-row table:style-name="Tabel10.3">
          <table:table-cell table:style-name="Tabel10.A2" office:value-type="string">
            <text:p text:style-name="P156"><text:a xlink:type="simple" xlink:href="https://www.sciencedirect.com/science/article/pii/S2666920X21000357" text:style-name="ListLabel_20_190" text:visited-style-name="ListLabel_20_190"><text:span text:style-name="T105">Ng et al. (2021)</text:span></text:a></text:p>
          </table:table-cell>
          <table:table-cell table:style-name="Tabel10.B2" office:value-type="string">
            <text:p text:style-name="P155"><text:span text:style-name="T104">AI-competentie/ AI-geletterdheid</text:span></text:p>
          </table:table-cell>
          <table:table-cell table:style-name="Tabel10.B2" office:value-type="string">
            <text:p text:style-name="P155"><text:span text:style-name="T104">Verkennende review van 30 bronnen uit 12 landen, waarvan 7 in Europa, om vier gemeenschappelijke elementen te identificeren en een taxonomie te beschrijven gebaseerd op Bloom; meegenomen in de aanpak voor de integratie van AI-competentie.</text:span></text:p>
          </table:table-cell>
        </table:table-row>
        <table:table-row table:style-name="Tabel10.1">
          <table:table-cell table:style-name="Tabel10.A2" office:value-type="string">
            <text:p text:style-name="P156"><text:a xlink:type="simple" xlink:href="https://www.tandfonline.com/doi/full/10.1080/0144929X.2022.2072768" text:style-name="ListLabel_20_190" text:visited-style-name="ListLabel_20_190"><text:span text:style-name="T105">Wang et al. (2022)</text:span></text:a></text:p>
          </table:table-cell>
          <table:table-cell table:style-name="Tabel10.B2" office:value-type="string">
            <text:p text:style-name="P155"><text:span text:style-name="T104">AI-competentie/ AI-geletterdheid</text:span></text:p>
          </table:table-cell>
          <table:table-cell table:style-name="Tabel10.B2" office:value-type="string">
            <text:p text:style-name="P155"><text:span text:style-name="T104">Definitie van AI-geletterdheid en AI-geletterdheidsschaal met 12 items, meegenomen in de gap-analyse.</text:span></text:p>
          </table:table-cell>
        </table:table-row>
        <table:table-row table:style-name="Tabel10.3">
          <table:table-cell table:style-name="Tabel10.A2" office:value-type="string">
            <text:p text:style-name="P156"><text:a xlink:type="simple" xlink:href="http://www.ai-comp.org/" text:style-name="ListLabel_20_190" text:visited-style-name="ListLabel_20_190"><text:span text:style-name="T105">Ehlers et al. (2024)</text:span></text:a></text:p>
          </table:table-cell>
          <table:table-cell table:style-name="Tabel10.B2" office:value-type="string">
            <text:p text:style-name="P155"><text:span text:style-name="T104">AI-competentie/ AI-geletterdheid</text:span></text:p>
          </table:table-cell>
          <table:table-cell table:style-name="Tabel10.B2" office:value-type="string">
            <text:p text:style-name="P155"><text:span text:style-name="T104">AICOMP-studie en raamwerk – toekomstige vaardigheden die nodig zijn voor een leef- en werkomgeving die gevormd wordt door AI. 12 competentievelden worden beschreven; meegenomen in de gap-analyse.</text:span></text:p>
          </table:table-cell>
        </table:table-row>
        <table:table-row table:style-name="Tabel10.2">
          <table:table-cell table:style-name="Tabel10.A2" office:value-type="string">
            <text:p text:style-name="P155"><text:span text:style-name="T104">UNESCO (2022)</text:span></text:p>
          </table:table-cell>
          <table:table-cell table:style-name="Tabel10.B2" office:value-type="string">
            <text:p text:style-name="P155"><text:span text:style-name="T104">AI-competentie/ AI-geletterdheid</text:span></text:p>
          </table:table-cell>
          <table:table-cell table:style-name="Tabel10.B2" office:value-type="string">
            <text:p text:style-name="P155"><text:span text:style-name="T104">In kaart brengen van door de overheid goedgekeurde AI-curricula. Bevat een definitie van AI-geletterdheid en 222 leerresultaten die op DigComp zijn gemapt voor de gap-analyse.</text:span></text:p>
          </table:table-cell>
        </table:table-row>
        <table:table-row table:style-name="Tabel10.2">
          <table:table-cell table:style-name="Tabel10.A2" office:value-type="string">
            <text:p text:style-name="P155"><text:span text:style-name="T104">Di Vinadio et al. (2023)</text:span></text:p>
          </table:table-cell>
          <table:table-cell table:style-name="Tabel10.B2" office:value-type="string">
            <text:p text:style-name="P155"><text:span text:style-name="T104">AI-competentie/ AI-geletterdheid</text:span></text:p>
          </table:table-cell>
          <table:table-cell table:style-name="Tabel10.B2" office:value-type="string">
            <text:p text:style-name="P155"><text:span text:style-name="T104">AI-competenties voor ambtenaren: 9 competenties werden geëxtraheerd voor de gap-analyse.</text:span></text:p>
          </table:table-cell>
        </table:table-row>
        <table:table-row table:style-name="Tabel10.8">
          <table:table-cell table:style-name="Tabel10.A2" office:value-type="string">
            <text:p text:style-name="P155"><text:span text:style-name="T104">Miao et al. (2024)</text:span></text:p>
          </table:table-cell>
          <table:table-cell table:style-name="Tabel10.B2" office:value-type="string">
            <text:p text:style-name="P155"><text:span text:style-name="T104">AI-competentie/ AI-geletterdheid</text:span></text:p>
          </table:table-cell>
          <table:table-cell table:style-name="Tabel10.B2" office:value-type="string">
            <text:p text:style-name="P155"><text:span text:style-name="T104">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p>
          </table:table-cell>
        </table:table-row>
        <table:table-row table:style-name="Tabel10.9">
          <table:table-cell table:style-name="Tabel10.A2" office:value-type="string">
            <text:p text:style-name="P156"><text:a xlink:type="simple" xlink:href="https://digitalpromise.dspacedirect.org/server/api/core/bitstreams/c09bc1b5-a869-4fc3-b47b-c3bfd6575ca0/content" text:style-name="ListLabel_20_190" text:visited-style-name="ListLabel_20_190"><text:span text:style-name="T105">Mills et al. (2024)</text:span></text:a></text:p>
          </table:table-cell>
          <table:table-cell table:style-name="Tabel10.B2" office:value-type="string">
            <text:p text:style-name="P155"><text:span text:style-name="T104">AI-competentie/ AI-geletterdheid</text:span></text:p>
          </table:table-cell>
          <table:table-cell table:style-name="Tabel10.B2" office:value-type="string">
            <text:p text:style-name="P155"><text:span text:style-name="T104">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p>
          </table:table-cell>
        </table:table-row>
        <table:table-row table:style-name="Tabel10.3">
          <table:table-cell table:style-name="Tabel10.A2" office:value-type="string">
            <text:p text:style-name="P156"><text:a xlink:type="simple" xlink:href="https://f4i.hbox.at/index.php/s/4gN4p3j3Bb33GyH" text:style-name="ListLabel_20_190" text:visited-style-name="ListLabel_20_190"><draw:custom-shape text:anchor-type="char" draw:z-index="72" draw:name="Vrije vorm: vorm 15" draw:style-name="gr3" draw:text-style-name="P19"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4" draw:style-name="gr3" draw:text-style-name="P19"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7" draw:name="Vrije vorm: vorm 13" draw:style-name="gr7" draw:text-style-name="P157"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05">Nárosy et al. (2022)</text:span></text:a></text:p>
          </table:table-cell>
          <table:table-cell table:style-name="Tabel10.B2" office:value-type="string">
            <text:p text:style-name="P155"><text:span text:style-name="T104">digitale competentie</text:span></text:p>
          </table:table-cell>
          <table:table-cell table:style-name="Tabel10.B2" office:value-type="string">
            <text:p text:style-name="P155"><text:span text:style-name="T104">De Oostenrijkse aanpassing, DigComp 2.3 AT – Gebied 0 (Basisprin</text:span><text:soft-page-break/><text:span text:style-name="T104">cipes, Toegang en Digitaal Begrip) – stuurde de behandeling van digitale basiscompetentie in DigComp 3.0.</text:span></text:p>
          </table:table-cell>
        </table:table-row>
        <table:table-row table:style-name="Tabel10.9">
          <table:table-cell table:style-name="Tabel10.A2" office:value-type="string">
            <text:p text:style-name="P156"><text:a xlink:type="simple" xlink:href="http://www.dcds-project.eu/wp-content/uploads/2020/02/D9_DCD-Methodology-and-content_v2.pdf" text:style-name="ListLabel_20_190" text:visited-style-name="ListLabel_20_190"><text:span text:style-name="T105">Kluzer et al.</text:span></text:a></text:p>
          </table:table-cell>
          <table:table-cell table:style-name="Tabel10.B2" office:value-type="string">
            <text:p text:style-name="P155"><text:span text:style-name="T104">digitale competentie</text:span></text:p>
          </table:table-cell>
          <table:table-cell table:style-name="Tabel10.B2" office:value-type="string">
            <text:p text:style-name="P155"><text:span text:style-name="T104">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p>
          </table:table-cell>
        </table:table-row>
        <table:table-row table:style-name="Tabel10.8">
          <table:table-cell table:style-name="Tabel10.A2" office:value-type="string">
            <text:p text:style-name="P156"><text:a xlink:type="simple" xlink:href="https://eurydice.eacea.ec.europa.eu/publications/informatics-education-school-europe" text:style-name="ListLabel_20_191" text:visited-style-name="ListLabel_20_191"><text:span text:style-name="T106">Eurydice (2022)</text:span></text:a></text:p>
          </table:table-cell>
          <table:table-cell table:style-name="Tabel10.B2" office:value-type="string">
            <text:p text:style-name="P155"><text:span text:style-name="T107">Computational thinking</text:span></text:p>
          </table:table-cell>
          <table:table-cell table:style-name="Tabel10.B2" office:value-type="string">
            <text:p text:style-name="P155"><text:span text:style-name="T104">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p>
          </table:table-cell>
        </table:table-row>
        <table:table-row table:style-name="Tabel10.8">
          <table:table-cell table:style-name="Tabel10.A2" office:value-type="string">
            <text:p text:style-name="P156"><text:a xlink:type="simple" xlink:href="https://op.europa.eu/en/publication-detail/-/publication/bbf875ec-a5a2-11ec-83e1-01aa75ed71a1" text:style-name="ListLabel_20_191" text:visited-style-name="ListLabel_20_191"><text:span text:style-name="T106">Bocconi et al. (2022)</text:span></text:a></text:p>
          </table:table-cell>
          <table:table-cell table:style-name="Tabel10.B2" office:value-type="string">
            <text:p text:style-name="P155"><text:span text:style-name="T107">Computational thinking</text:span></text:p>
          </table:table-cell>
          <table:table-cell table:style-name="Tabel10.B2" office:value-type="string">
            <text:p text:style-name="P155"><text:span text:style-name="T104">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p>
          </table:table-cell>
        </table:table-row>
        <table:table-row table:style-name="Tabel10.3">
          <table:table-cell table:style-name="Tabel10.A2" office:value-type="string">
            <text:p text:style-name="P156"><text:a xlink:type="simple" xlink:href="https://www.oecd.org/en/topics/sub-issues/learning-in-the-digital-world/pisa-2025-learning-in-the-digital-world.html" text:style-name="ListLabel_20_191" text:visited-style-name="ListLabel_20_191"><text:span text:style-name="T106">OECD (2023)</text:span></text:a></text:p>
          </table:table-cell>
          <table:table-cell table:style-name="Tabel10.B2" office:value-type="string">
            <text:p text:style-name="P155"><text:span text:style-name="T107">Computational thinking</text:span></text:p>
          </table:table-cell>
          <table:table-cell table:style-name="Tabel10.B2" office:value-type="string">
            <text:p text:style-name="P155"><text:span text:style-name="T104">Raamwerk voor PISA 2025 – 'leren in een digitale wereld'-raamwerk – competentiemodel voor computationele probleemoplossing. 18 competentiebeschrijvingen werden geëxtraheerd voor de gap-analyse.</text:span></text:p>
          </table:table-cell>
        </table:table-row>
        <table:table-row table:style-name="Tabel10.3">
          <table:table-cell table:style-name="Tabel10.A2" office:value-type="string">
            <text:p text:style-name="P155"><text:span text:style-name="T104">Duckworth &amp; Fraillon (2025)</text:span></text:p>
          </table:table-cell>
          <table:table-cell table:style-name="Tabel10.B2" office:value-type="string">
            <text:p text:style-name="P155"><text:span text:style-name="T107">Computational thinking</text:span></text:p>
          </table:table-cell>
          <table:table-cell table:style-name="Tabel10.B2" office:value-type="string">
            <text:p text:style-name="P155"><text:span text:style-name="T104">ICILS-beoordelingsraamwerk – definities van computer- en informatiegeletterdheid, en computational thinking. 25 competentievoorbeelden werden geëxtraheerd voor de gap-analyse.</text:span></text:p>
          </table:table-cell>
        </table:table-row>
        <table:table-row table:style-name="Tabel10.2">
          <table:table-cell table:style-name="Tabel10.A2" office:value-type="string">
            <text:p text:style-name="P155"><text:span text:style-name="T104">DALI-projectconsortium (2023)</text:span></text:p>
          </table:table-cell>
          <table:table-cell table:style-name="Tabel10.B2" office:value-type="string">
            <text:p text:style-name="P155"><text:span text:style-name="T104">Datageletterdheid en digitaal burgerschap</text:span></text:p>
          </table:table-cell>
          <table:table-cell table:style-name="Tabel10.B2" office:value-type="string">
            <text:p text:style-name="P155"><text:span text:style-name="T104">DALI-datageletterdheidsraamwerk voor burgerschap – 37 leerdoelen werden door het JRC op DigComp gemapt als onderdeel van de gap-analyse.</text:span></text:p>
          </table:table-cell>
        </table:table-row>
        <table:table-row table:style-name="Tabel10.2">
          <table:table-cell table:style-name="Tabel10.A2" office:value-type="string">
            <text:p text:style-name="P156"><text:a xlink:type="simple" xlink:href="https://www.detectproject.eu/wp-content/uploads/2021/09/DETECT-Report-1-The-CDL-Framework.pdf" text:style-name="ListLabel_20_191" text:visited-style-name="ListLabel_20_191"><text:span text:style-name="T106">Gouseti et al. (2021)</text:span></text:a></text:p>
          </table:table-cell>
          <table:table-cell table:style-name="Tabel10.B2" office:value-type="string">
            <text:p text:style-name="P155"><text:span text:style-name="T104">Kritische digitale geletterdheden</text:span></text:p>
          </table:table-cell>
          <table:table-cell table:style-name="Tabel10.B2" office:value-type="string">
            <text:p text:style-name="P155"><text:span text:style-name="T104">DETECT-project – raamwerk voor kritische digitale geletterdheden voor opvoeders: competenties zijn georganiseerd op een manier die consistent is met DigComp. Opgenomen in de gap-analyse.</text:span></text:p>
          </table:table-cell>
        </table:table-row>
        <table:table-row table:style-name="Tabel10.8">
          <table:table-cell table:style-name="Tabel10.A2" office:value-type="string">
            <text:p text:style-name="P156"><text:a xlink:type="simple" xlink:href="https://bera-journals.onlinelibrary.wiley.com/doi/10.1002/rev3.3425" text:style-name="ListLabel_20_191" text:visited-style-name="ListLabel_20_191"><draw:custom-shape text:anchor-type="char" draw:z-index="67" draw:name="Vrije vorm: vorm 12" draw:style-name="gr6" draw:text-style-name="P122"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5" draw:name="Vrije vorm: vorm 11" draw:style-name="gr6" draw:text-style-name="P122"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69" draw:name="Vrije vorm: vorm 10" draw:style-name="gr3" draw:text-style-name="P19"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06">Ilomäki et al. (2023)</text:span></text:a></text:p>
          </table:table-cell>
          <table:table-cell table:style-name="Tabel10.B2" office:value-type="string">
            <text:p text:style-name="P155"><text:span text:style-name="T104">Kritische digitale geletterdheden</text:span></text:p>
          </table:table-cell>
          <table:table-cell table:style-name="Tabel10.B2" office:value-type="string">
            <text:p text:style-name="P155"><text:span text:style-name="T104">Systematische review van kritische digitale geletterdheid, gebaseerd </text:span><text:soft-page-break/><text:span text:style-name="T104">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able:table-row table:style-name="Tabel10.3">
          <table:table-cell table:style-name="Tabel10.A2" office:value-type="string">
            <text:p text:style-name="P155"><text:span text:style-name="T104">Fernández-Prados et al. (2021)</text:span></text:p>
          </table:table-cell>
          <table:table-cell table:style-name="Tabel10.B2" office:value-type="string">
            <text:p text:style-name="P155"><text:span text:style-name="T107">Digitaal burgerschap</text:span></text:p>
          </table:table-cell>
          <table:table-cell table:style-name="Tabel10.B2" office:value-type="string">
            <text:p text:style-name="P155"><text:span text:style-name="T104">Beoordeling van de conceptualisering en meting van digitaal burgerschap. Het aanhangsel bij het artikel bevat ongeveer 80 items van bestaande schalen, opgenomen in de gap-analyse, in het bijzonder voor de competenties 2.3, 1.2, 2.6, 4.2 en 4.3.</text:span></text:p>
          </table:table-cell>
        </table:table-row>
        <table:table-row table:style-name="Tabel10.3">
          <table:table-cell table:style-name="Tabel10.A2" office:value-type="string">
            <text:p text:style-name="P156"><text:a xlink:type="simple" xlink:href="https://elibrary.utb.de/doi/epdf/10.3224/dms.v14i1.09" text:style-name="ListLabel_20_191" text:visited-style-name="ListLabel_20_191"><text:span text:style-name="T106">Jaeger (2021)</text:span></text:a></text:p>
          </table:table-cell>
          <table:table-cell table:style-name="Tabel10.B2" office:value-type="string">
            <text:p text:style-name="P155"><text:span text:style-name="T107">Digitaal burgerschap</text:span></text:p>
          </table:table-cell>
          <table:table-cell table:style-name="Tabel10.B2" office:value-type="string">
            <text:p text:style-name="P155"><text:span text:style-name="T104">Systematische review van digitaal burgerschap, gebaseerd op 373 publicaties. Vier dimensies worden geïdentificeerd (digitale rechten en privacy; politieke betrokkenheid; digitale openbare diensten; training en leren). Meegenomen voor competentie 2.3.</text:span></text:p>
          </table:table-cell>
        </table:table-row>
        <table:table-row table:style-name="Tabel10.8">
          <table:table-cell table:style-name="Tabel10.A2" office:value-type="string">
            <text:p text:style-name="P155"><draw:custom-shape text:anchor-type="char" draw:z-index="66" draw:name="Vrije vorm: vorm 9" draw:style-name="gr3" draw:text-style-name="P19"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0" draw:name="Vrije vorm: vorm 8" draw:style-name="gr6" draw:text-style-name="P122"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4" draw:name="Vrije vorm: vorm 7" draw:style-name="gr3" draw:text-style-name="P19"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04">Richardson &amp; Milovidov (2022)</text:span></text:p>
          </table:table-cell>
          <table:table-cell table:style-name="Tabel10.B2" office:value-type="string">
            <text:p text:style-name="P155"><text:span text:style-name="T107">Digitaal burgerschap</text:span></text:p>
          </table:table-cell>
          <table:table-cell table:style-name="Tabel10.B2" office:value-type="string">
            <text:p text:style-name="P155"><text:span text:style-name="T104">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p>
          </table:table-cell>
        </table:table-row>
        <table:table-row table:style-name="Tabel10.9">
          <table:table-cell table:style-name="Tabel10.A2" office:value-type="string">
            <text:p text:style-name="P156"><text:a xlink:type="simple" xlink:href="https://cyber-citizen.eu/en/aineisto/summary/" text:style-name="ListLabel_20_191" text:visited-style-name="ListLabel_20_191"><text:span text:style-name="T106">Limnéll et al. (2023)</text:span></text:a></text:p>
          </table:table-cell>
          <table:table-cell table:style-name="Tabel10.B2" office:value-type="string">
            <text:p text:style-name="P155"><text:span text:style-name="T107">Cybersecurity</text:span></text:p>
          </table:table-cell>
          <table:table-cell table:style-name="Tabel10.B2" office:value-type="string">
            <text:p text:style-name="P155"><text:span text:style-name="T104">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p>
          </table:table-cell>
        </table:table-row>
        <table:table-row table:style-name="Tabel10.3">
          <table:table-cell table:style-name="Tabel10.A2" office:value-type="string">
            <text:p text:style-name="P156"><text:a xlink:type="simple" xlink:href="https://www.concordia-h2020.eu/wp-content/uploads/2022/11/Teach-the-TeachersMethodology-for-publication.pdf" text:style-name="ListLabel_20_192" text:visited-style-name="ListLabel_20_192"><text:span text:style-name="T108">CONCORDIA Consortium (2022)</text:span></text:a></text:p>
          </table:table-cell>
          <table:table-cell table:style-name="Tabel10.B2" office:value-type="string">
            <text:p text:style-name="P155"><text:span text:style-name="T107">Cybersecurity</text:span></text:p>
          </table:table-cell>
          <table:table-cell table:style-name="Tabel10.B2" office:value-type="string">
            <text:p text:style-name="P155"><text:span text:style-name="T104">Methodologie en richtlijnen voor het onderwijzen van cyberveiligheid en cyberbeveiliging aan middelbare scholieren: Bevat 24 modules, waarvan de inhoud is opgenomen in de gap-analyse voor 4.1 en 4.2, evenals 2.6.</text:span></text:p>
          </table:table-cell>
        </table:table-row>
        <table:table-row table:style-name="Tabel10.3">
          <table:table-cell table:style-name="Tabel10.A2" office:value-type="string">
            <text:p text:style-name="P155"><text:span text:style-name="T104">Polanco-Levicán &amp; Salvo-Garrido (2022)</text:span></text:p>
          </table:table-cell>
          <table:table-cell table:style-name="Tabel10.B2" office:value-type="string">
            <text:p text:style-name="P155"><text:span text:style-name="T104">Media- en informatiegeletterdheid</text:span></text:p>
          </table:table-cell>
          <table:table-cell table:style-name="Tabel10.B2" office:value-type="string">
            <text:p text:style-name="P155"><text:span text:style-name="T104">Systematische review van het concept en de competenties van social media-geletterdheid – 15 artikelen opgenomen – Tabel A1 in het artikel vermeldt de geïdentificeerde concepten en competenties – die zijn opgenomen in de gap-analyse, met name voor 1.2, 2.1, 2.2, 2.6 en 4.2.</text:span></text:p>
          </table:table-cell>
        </table:table-row>
        <table:table-row table:style-name="Tabel10.3">
          <table:table-cell table:style-name="Tabel10.A2" office:value-type="string">
            <text:p text:style-name="P155"><text:span text:style-name="T104">CILIP Information Literacy Group </text:span><text:soft-page-break/><text:span text:style-name="T104">(2021)</text:span></text:p>
          </table:table-cell>
          <table:table-cell table:style-name="Tabel10.B2" office:value-type="string">
            <text:p text:style-name="P155"><text:span text:style-name="T104">Media- en informatiegeletterdheid</text:span></text:p>
          </table:table-cell>
          <table:table-cell table:style-name="Tabel10.B2" office:value-type="string">
            <text:p text:style-name="P155"><text:span text:style-name="T104">Media and Information Literacy Alliance (MILA) raamwerk – gebouwd </text:span><text:soft-page-break/><text:span text:style-name="T104">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5"><text:span text:style-name="T104">HERMMES projectconsortium (2025)</text:span></text:p>
          </table:table-cell>
          <table:table-cell table:style-name="Tabel10.B2" office:value-type="string">
            <text:p text:style-name="P155"><text:span text:style-name="T107">Welzijn en veerkracht</text:span></text:p>
          </table:table-cell>
          <table:table-cell table:style-name="Tabel10.B2" office:value-type="string">
            <text:p text:style-name="P155"><text:span text:style-name="T104">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text:span></text:p>
          </table:table-cell>
        </table:table-row>
        <table:table-row table:style-name="Tabel10.2">
          <table:table-cell table:style-name="Tabel10.A2" office:value-type="string">
            <text:p text:style-name="P156"><text:a xlink:type="simple" xlink:href="https://www.nature.com/articles/s44159-023-00153-4" text:style-name="ListLabel_20_191" text:visited-style-name="ListLabel_20_191"><text:span text:style-name="T106">Flayelle et al. (2023)</text:span></text:a></text:p>
          </table:table-cell>
          <table:table-cell table:style-name="Tabel10.B2" office:value-type="string">
            <text:p text:style-name="P155"><text:span text:style-name="T107">Welzijn en veerkracht</text:span></text:p>
          </table:table-cell>
          <table:table-cell table:style-name="Tabel10.B2" office:value-type="string">
            <text:p text:style-name="P155"><text:span text:style-name="T104">Een review en beschrijving van ontwerpkenmerken van digitale technologieën die verslavend gedrag bevorderen. Meegenomen in de gap-analyse voor 4.3.</text:span></text:p>
          </table:table-cell>
        </table:table-row>
        <table:table-row table:style-name="Tabel10.9">
          <table:table-cell table:style-name="Tabel10.A2" office:value-type="string">
            <text:p text:style-name="P156"><text:a xlink:type="simple" xlink:href="https://journals.sagepub.com/doi/full/10.1177/14614448211056851" text:style-name="ListLabel_20_191" text:visited-style-name="ListLabel_20_191"><draw:custom-shape text:anchor-type="char" draw:z-index="68" draw:name="Vrije vorm: vorm 6" draw:style-name="gr7"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71" draw:name="Vrije vorm: vorm 5" draw:style-name="gr3" draw:text-style-name="P19"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0" draw:name="Vrije vorm: vorm 4" draw:style-name="gr3" draw:text-style-name="P19"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06">Burr et al. (2020)</text:span></text:a></text:p>
          </table:table-cell>
          <table:table-cell table:style-name="Tabel10.B2" office:value-type="string">
            <text:p text:style-name="P155"><text:span text:style-name="T107">Welzijn en veerkracht</text:span></text:p>
          </table:table-cell>
          <table:table-cell table:style-name="Tabel10.B2" office:value-type="string">
            <text:p text:style-name="P155"><text:span text:style-name="T104">Een thematische review die belangrijke kwesties identificeert gerelateerd aan sociale sleuteldomeinen. Het belicht drie bredere thema's: positieve informatica, gepersonaliseerde mens-computerinteractie, en autonomie en zelfbeschikking. Meegenomen in de gap-analyse.</text:span></text:p>
          </table:table-cell>
        </table:table-row>
        <table:table-row table:style-name="Tabel10.9">
          <table:table-cell table:style-name="Tabel10.A2" office:value-type="string">
            <text:p text:style-name="P156"><text:a xlink:type="simple" xlink:href="https://www.frontiersin.org/journals/psychiatry/articles/10.3389/fpsyt.2022.858515/full" text:style-name="ListLabel_20_191" text:visited-style-name="ListLabel_20_191"><text:span text:style-name="T106">Sun et al. (2022)</text:span></text:a></text:p>
          </table:table-cell>
          <table:table-cell table:style-name="Tabel10.B2" office:value-type="string">
            <text:p text:style-name="P155"><text:span text:style-name="T107">Welzijn en veerkracht</text:span></text:p>
          </table:table-cell>
          <table:table-cell table:style-name="Tabel10.B2" office:value-type="string">
            <text:p text:style-name="P155"><text:span text:style-name="T104">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p>
          </table:table-cell>
        </table:table-row>
        <table:table-row table:style-name="Tabel10.8">
          <table:table-cell table:style-name="Tabel10.A2" office:value-type="string">
            <text:p text:style-name="P156"><text:a xlink:type="simple" xlink:href="https://www.mdpi.com/2227-9032/13/14/1769" text:style-name="ListLabel_20_191" text:visited-style-name="ListLabel_20_191"><text:span text:style-name="T106">Borges et al. (2025)</text:span></text:a></text:p>
          </table:table-cell>
          <table:table-cell table:style-name="Tabel10.B2" office:value-type="string">
            <text:p text:style-name="P155"><text:span text:style-name="T107">Welzijn en veerkracht</text:span></text:p>
          </table:table-cell>
          <table:table-cell table:style-name="Tabel10.B2" office:value-type="string">
            <text:p text:style-name="P155"><text:span text:style-name="T104">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p>
          </table:table-cell>
        </table:table-row>
        <table:table-row table:style-name="Tabel10.31">
          <table:table-cell table:style-name="Tabel10.A2" office:value-type="string">
            <text:p text:style-name="P156"><text:a xlink:type="simple" xlink:href="https://www.sciencedirect.com/science/article/pii/S245195882400037X?via%253Dihub" text:style-name="ListLabel_20_191" text:visited-style-name="ListLabel_20_191"><text:span text:style-name="T106">Sala et al. (2024)</text:span></text:a></text:p>
          </table:table-cell>
          <table:table-cell table:style-name="Tabel10.B2" office:value-type="string">
            <text:p text:style-name="P155"><text:span text:style-name="T107">Welzijn en veerkracht</text:span></text:p>
          </table:table-cell>
          <table:table-cell table:style-name="Tabel10.B2" office:value-type="string">
            <text:p text:style-name="P155"><text:span text:style-name="T104">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text:span><text:soft-page-break/><text:span text:style-name="T104">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5"><draw:custom-shape text:anchor-type="char" draw:z-index="73" draw:name="Vrije vorm: vorm 3" draw:style-name="gr3" draw:text-style-name="P19"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2" draw:style-name="gr6" draw:text-style-name="P122"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6" draw:name="Vrije vorm: vorm 1" draw:style-name="gr7"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07">Priftis &amp; Panagiotakos (2023)</text:span></text:p>
          </table:table-cell>
          <table:table-cell table:style-name="Tabel10.B2" office:value-type="string">
            <text:p text:style-name="P155"><text:span text:style-name="T107">Welzijn en veerkracht</text:span></text:p>
          </table:table-cell>
          <table:table-cell table:style-name="Tabel10.B2" office:value-type="string">
            <text:p text:style-name="P155"><text:span text:style-name="T104">Systematische review van schermtijd en gezondheidsgevolgen bij kinderen en jongeren waarbij 43 artikelen werden betrokken. Overmatige schermtijd werd geassocieerd met een verhoogd risico op obesitas en andere cardiometabole risicofactoren, mentale gezondheidsproblemen, ongezonde eetgewoonten en eetstoornissen, en problemen in de ontwikkeling en de ouder-kindrelatie. Ook slaap, fysieke activiteit, gezichtsvermogen, hoofdpijn en het bewegingsapparaat werden negatief beïnvloed. De effecten variëren echter per type media en de manier waarop de media werden gebruikt. Stuurde de behandeling van competentie 4.3.</text:span></text:p>
          </table:table-cell>
        </table:table-row>
      </table:table>
      <text:p text:style-name="P3"/>
      <text:p text:style-name="P158"/>
      <text:p text:style-name="P159"/>
      <text:p text:style-name="P160"><draw:custom-shape text:anchor-type="as-char" draw:z-index="58" draw:name="Group 5580" draw:style-name="gr3" draw:text-style-name="P19" svg:width="26.851cm" svg:height="0.071cm"><draw:enhanced-geometry/></draw:custom-shape></text:p>
      <text:p text:style-name="P164">Bron: Samengesteld door het JRC op basis van bestaande bronnen.</text:p>
      <text:h text:style-name="P165" text:outline-level="3">PHASE<text:span text:style-name="T109"> </text:span>2:<text:span text:style-name="T110"> </text:span>WORK<text:span text:style-name="T110"> </text:span>WITH<text:span text:style-name="T110"> </text:span><text:span text:style-name="T19">EXPERTS</text:span></text:h>
      <text:p text:style-name="P166">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11">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42"/>
      <text:h text:style-name="P141" text:outline-level="4">PHASE</text:h>
      <text:p text:style-name="P86"/>
      <text:p text:style-name="P167">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42"/>
      <text:p text:style-name="P168">Following<text:span text:style-name="T26">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text:soft-page-break/>deden ook suggesties over manieren om het gebruik van het raamwerk te ondersteunen, met name voor beoordeling, en om gebruikers te helpen navigeren door de nieuwe, toegevoegde complexiteit van het raamwerk.</text:p>
      <text:p text:style-name="P142"/>
      <text:p text:style-name="P171">In the final part of Step 1, ICF-Europe and Riina Vuorikari produced an internal summary<text:span text:style-name="T70"> </text:span>report<text:span text:style-name="T70"> </text:span>that<text:span text:style-name="T70"> </text:span>provided<text:span text:style-name="T70"> </text:span>options<text:span text:style-name="T70"> </text:span>and<text:span text:style-name="T70"> </text:span>recommendations<text:span text:style-name="T70"> </text:span>for<text:span text:style-name="T70"> </text:span>the<text:span text:style-name="T70"> </text:span>next<text:span text:style-name="T70"> </text:span>steps of development. Recommendations included:</text:p>
      <text:list text:style-name="WWNum16">
        <text:list-item>
          <text:p text:style-name="P172">Zorgen dat alle relevante digitale technologische ontwikkelingen en regelgeving zijn opgenomen.</text:p>
        </text:list-item>
        <text:list-item>
          <text:p text:style-name="P172">Clarifying</text:p>
        </text:list-item>
        <text:list-item>
          <text:p text:style-name="P172">Ensuring</text:p>
        </text:list-item>
        <text:list-item>
          <text:p text:style-name="P172">Verdere verfijningen aanbrengen in de formulering van de competentiegebieden en competenties.</text:p>
        </text:list-item>
        <text:list-item>
          <text:p text:style-name="P172">Ensuring that AI is fully represented across the framework (including what</text:p>
        </text:list-item>
        <text:list-item>
          <text:p text:style-name="P172">Using</text:p>
        </text:list-item>
        <text:list-item>
          <text:p text:style-name="P172">Providing</text:p>
        </text:list-item>
        <text:list-item>
          <text:p text:style-name="P172">Developing</text:p>
        </text:list-item>
      </text:list>
      <text:p text:style-name="P173"/>
      <text:h text:style-name="P141" text:outline-level="4">PHASE<text:span text:style-name="T110"> </text:span>2.2:<text:span text:style-name="T112"> </text:span>STEP<text:span text:style-name="T113"> </text:span>2<text:span text:style-name="T110"> </text:span>(JANUARY-JUNE<text:span text:style-name="T24"> </text:span><text:span text:style-name="T19">2025)</text:span></text:h>
      <text:p text:style-name="P3">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P3"/>
      <text:p text:style-name="P3">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74"><text:soft-page-break/></text:p>
      <text:h text:style-name="P60" text:outline-level="3">PHASE<text:span text:style-name="T114"> </text:span>3:<text:span text:style-name="T115"> </text:span>STAKEHOLDER<text:span text:style-name="T115"> </text:span><text:span text:style-name="T19">CONSULTATION</text:span></text:h>
      <text:p text:style-name="P3">Following</text:p>
      <text:p text:style-name="P175">3.0</text:p>
      <text:p text:style-name="P3">During the</text:p>
      <text:list text:style-name="WWNum17">
        <text:list-item>
          <text:p text:style-name="P176">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76">An optional online</text:p>
        </text:list-item>
        <text:list-item>
          <text:p text:style-name="P176">An</text:p>
        </text:list-item>
      </text:list>
      <text:p text:style-name="P177"/>
      <text:p text:style-name="P3">In the final part of Step 1, ICF-Europe and Riina Vuorikari produced an internal summary</text:p>
      <text:p text:style-name="P142"/>
      <text:p text:style-name="P3">In</text:p>
      <text:p text:style-name="P3"/>
      <text:p text:style-name="P3">About two-fifths of stakeholders represented national perspectives (37%), while</text:p>
      <text:p text:style-name="P3"/>
      <text:p text:style-name="P3">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P3"/>
      <text:p text:style-name="P3">An external stakeholder consultation process was carried out in April 2025, aimed at reaching a wide and balanced range of stakeholders (by sector, country,</text:p>
      <text:p text:style-name="P150"/>
      <text:p text:style-name="P178">FEEDBACK</text:p>
      <text:p text:style-name="P179"/>
      <text:p text:style-name="P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P3"/>
      <text:p text:style-name="P3">About two-fifths of stakeholders represented national perspectives (37%), while</text:p>
      <text:p text:style-name="P3"/>
      <text:p text:style-name="P3"><text:soft-page-break/>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P3"/>
      <text:p text:style-name="P3">Most</text:p>
      <text:p text:style-name="P3">3.0</text:p>
      <text:p text:style-name="P3"/>
      <text:p text:style-name="P3">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P3">Below</text:p>
      <text:p text:style-name="P3">There was low interest in a hardcopy version of the framework. Discussions at the validation workshop (Phase 4) reinforced these views.</text:p>
      <text:p text:style-name="P3"/>
      <text:p text:style-name="P3">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P3"/>
      <text:h text:style-name="P60" text:outline-level="3">PHASE<text:span text:style-name="T24"> </text:span>4:<text:span text:style-name="T116"> </text:span>FRAMEWORK<text:span text:style-name="T117"> </text:span><text:span text:style-name="T19">VALIDATION</text:span></text:h>
      <text:p text:style-name="P3">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P3"/>
      <text:p text:style-name="P3">3.0</text:p>
      <text:p text:style-name="P3"/>
      <text:p text:style-name="P3">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P3">On the afternoon of June 17, participants were presented with an overview of the proposals for the DigComp 3.0 update and a description of the how stakeholder feedback had been incorporated.</text:p>
      <text:p text:style-name="P3"/>
      <text:p text:style-name="P3">On June 18, in the morning, the participants split into four working groups and participated in two 90-minute discussions as follows:</text:p>
      <text:p text:style-name="P3"><text:soft-page-break/>Sessie 1: Deelnemers bespraken de vaardigheidsniveaus; valideerden de voorgestelde updates voor de competentiegebieden en competenties; en beoordeelden de voorgestelde leerresultaten voor vier van de 21 competenties (1.2, 2.3, 3.4 en 4.3). Deze vier competenties waren geselecteerd omdat ze vrij complex zijn of aanzienlijk zijn bijgewerkt ten opzichte van DigComp 2.2.</text:p>
      <text:p text:style-name="P3">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P3"/>
      <text:p text:style-name="P3">In the afternoon of June 18, working groups reported in plenary on the discussions. Representatives from the Policy Directorates and the DigComp expert pool also provided comments in plenary.</text:p>
      <text:p text:style-name="P3"/>
      <text:h text:style-name="P60" text:outline-level="3">POST-VALIDATION<text:span text:style-name="T21"> </text:span><text:span text:style-name="T19">ACTIVITIES</text:span></text:h>
      <text:p text:style-name="P3">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118">.</text:span></text:p>
      <text:h text:style-name="P180" text:outline-level="1">Contact the EU</text:h>
      <text:p text:style-name="P3">Getting in touch with the EU</text:p>
      <text:p text:style-name="P6">In persoon</text:p>
      <text:p text:style-name="Standard"><text:span text:style-name="T92">All</text:span><text:span text:style-name="T119"> </text:span><text:span text:style-name="T92">over</text:span><text:span text:style-name="T119"> </text:span><text:span text:style-name="T92">development</text:span><text:span text:style-name="T119"> </text:span><text:span text:style-name="T92">Commission’s</text:span><text:span text:style-name="T119"> </text:span><text:span text:style-name="T92">of</text:span><text:span text:style-name="T119"> </text:span><text:span text:style-name="T92">there</text:span><text:span text:style-name="T119"> </text:span><text:span text:style-name="T92">defined</text:span><text:span text:style-name="T119"> </text:span><text:span text:style-name="T92">hundreds</text:span><text:span text:style-name="T119"> </text:span><text:span text:style-name="T92">Article</text:span><text:span text:style-name="T119"> </text:span><text:span text:style-name="T92">Europa</text:span><text:span text:style-name="T119"> </text:span><text:span text:style-name="T92">Direct</text:span><text:span text:style-name="T119"> </text:span><text:span text:style-name="T92">centra.</text:span><text:span text:style-name="T119"> </text:span><text:span text:style-name="T92">You</text:span><text:span text:style-name="T119"> </text:span><text:span text:style-name="T92">be</text:span><text:span text:style-name="T119"> </text:span><text:span text:style-name="T92">find</text:span><text:span text:style-name="T119"> </text:span><text:span text:style-name="T92">development</text:span><text:span text:style-name="T119"> </text:span><text:span text:style-name="T92">address</text:span><text:span text:style-name="T119"> </text:span><text:span text:style-name="T92">Article</text:span><text:span text:style-name="T119"> </text:span><text:span text:style-name="T92">development</text:span><text:span text:style-name="T119"> </text:span><text:span text:style-name="T92">centrum</text:span><text:span text:style-name="T119"> </text:span><text:span text:style-name="T92">nearest</text:span><text:span text:style-name="T119"> </text:span><text:span text:style-name="T92">you</text:span><text:span text:style-name="T119"> </text:span><text:span text:style-name="T92">online</text:span><text:span text:style-name="T119"> </text:span><text:span text:style-name="T92">(</text:span><text:a xlink:type="simple" xlink:href="https://european-union.europa.eu/contact-eu/meet-us_en" text:style-name="ListLabel_20_193" text:visited-style-name="ListLabel_20_193"><text:span text:style-name="T120">european-union.europa.eu/contact-eu/meet-</text:span></text:a><text:span text:style-name="T121"> </text:span><text:a xlink:type="simple" xlink:href="https://european-union.europa.eu/contact-eu/meet-us_en" text:style-name="ListLabel_20_194" text:visited-style-name="ListLabel_20_194"><text:span text:style-name="T122">us_en</text:span></text:a><text:span text:style-name="T123">).</text:span></text:p>
      <text:p text:style-name="P6">Telefonisch of schriftelijk</text:p>
      <text:p text:style-name="P6">Europe Direct is een dienst die uw vragen over de Europese Unie beantwoordt. U kunt contact opnemen met deze dienst:</text:p>
      <text:p text:style-name="P6">via het gratis nummer: 00 800 6 7 8 9 10 11 (sommige operatoren kunnen kosten in rekening brengen voor deze gesprekken),</text:p>
      <text:p text:style-name="P6">op het volgende standaardnummer: +32 22999696,</text:p>
      <text:p text:style-name="Standard"><text:span text:style-name="T92">via</text:span><text:span text:style-name="T124"> </text:span><text:span text:style-name="T92">development</text:span><text:span text:style-name="T125"> </text:span><text:span text:style-name="T92">volgende</text:span><text:span text:style-name="T125"> </text:span><text:span text:style-name="T92">formulier:</text:span><text:span text:style-name="T125"> </text:span><text:a xlink:type="simple" xlink:href="https://european-union.europa.eu/contact-eu/write-us_en" text:style-name="ListLabel_20_193" text:visited-style-name="ListLabel_20_193"><text:span text:style-name="T120">european-union.europa.eu/contact-eu/write-us_en</text:span></text:a><text:span text:style-name="T123">.</text:span></text:p>
      <text:p text:style-name="P6"/>
      <text:p text:style-name="P3">Finding information about the EU</text:p>
      <text:p text:style-name="P131">Online</text:p>
      <text:p text:style-name="Standard"><text:span text:style-name="T92">Information</text:span><text:span text:style-name="T119"> </text:span><text:span text:style-name="T92">about</text:span><text:span text:style-name="T119"> </text:span><text:span text:style-name="T92">the</text:span><text:span text:style-name="T123"> </text:span><text:span text:style-name="T92">European</text:span><text:span text:style-name="T119"> </text:span><text:span text:style-name="T92">Union</text:span><text:span text:style-name="T123"> </text:span><text:span text:style-name="T92">in</text:span><text:span text:style-name="T119"> </text:span><text:span text:style-name="T92">all</text:span><text:span text:style-name="T119"> </text:span><text:span text:style-name="T92">the</text:span><text:span text:style-name="T123"> </text:span><text:span text:style-name="T92">official</text:span><text:span text:style-name="T119"> </text:span><text:span text:style-name="T92">languages</text:span><text:span text:style-name="T123"> </text:span><text:span text:style-name="T92">of</text:span><text:span text:style-name="T119"> </text:span><text:span text:style-name="T92">the</text:span><text:span text:style-name="T123"> </text:span><text:span text:style-name="T92">EU</text:span><text:span text:style-name="T119"> </text:span><text:span text:style-name="T92">is</text:span><text:span text:style-name="T119"> </text:span><text:span text:style-name="T92">available</text:span><text:span text:style-name="T123"> </text:span><text:span text:style-name="T92">on</text:span><text:span text:style-name="T119"> </text:span><text:span text:style-name="T92">the</text:span><text:span text:style-name="T123"> </text:span><text:span text:style-name="T92">Europa</text:span><text:span text:style-name="T119"> </text:span><text:span text:style-name="T92">website</text:span><text:span text:style-name="T123"> </text:span><text:span text:style-name="T92">(</text:span><text:a xlink:type="simple" xlink:href="https://european-union.europa.eu/index_en" text:style-name="ListLabel_20_193" text:visited-style-name="ListLabel_20_193"><text:span text:style-name="T120">european-union.europa.eu)</text:span></text:a><text:span text:style-name="T123">.</text:span></text:p>
      <text:p text:style-name="P6">EU publications</text:p>
      <text:p text:style-name="Standard"><text:span text:style-name="T92">You</text:span><text:span text:style-name="T119"> </text:span><text:span text:style-name="T92">be</text:span><text:span text:style-name="T119"> </text:span><text:span text:style-name="T92">bekijken</text:span><text:span text:style-name="T119"> </text:span><text:span text:style-name="T92">of</text:span><text:span text:style-name="T119"> </text:span><text:span text:style-name="T92">bestellen</text:span><text:span text:style-name="T119"> </text:span><text:span text:style-name="T92">EU</text:span><text:span text:style-name="T119"> </text:span><text:span text:style-name="T92">publicaties</text:span><text:span text:style-name="T119"> </text:span><text:span text:style-name="T92">op</text:span><text:span text:style-name="T119"> </text:span><text:a xlink:type="simple" xlink:href="https://op.europa.eu/en/web/general-publications/publications" text:style-name="ListLabel_20_193" text:visited-style-name="ListLabel_20_193"><text:span text:style-name="T120">op.europa.eu/en/publications</text:span></text:a><text:span text:style-name="T92">.</text:span><text:span text:style-name="T119"> </text:span><text:span text:style-name="T92">Meerdere</text:span><text:span text:style-name="T119"> </text:span><text:span text:style-name="T92">kopieën</text:span><text:span text:style-name="T119"> </text:span><text:span text:style-name="T92">Article</text:span><text:span text:style-name="T119"> </text:span><text:span text:style-name="T92">gratis</text:span><text:span text:style-name="T119"> </text:span><text:span text:style-name="T92">publicaties</text:span><text:span text:style-name="T119"> </text:span><text:span text:style-name="T92">be</text:span><text:span text:style-name="T119"> </text:span><text:span text:style-name="T92">worden</text:span><text:span text:style-name="T119"> </text:span><text:span text:style-name="T92">verkregen</text:span><text:span text:style-name="T119"> </text:span><text:span text:style-name="T92">door</text:span><text:span text:style-name="T119"> </text:span><text:span text:style-name="T92">contacting</text:span><text:span text:style-name="T119"> </text:span><text:span text:style-name="T92">Europa</text:span><text:span text:style-name="T119"> </text:span><text:span text:style-name="T92">Direct</text:span><text:span text:style-name="T119"> </text:span><text:span text:style-name="T92">of</text:span><text:span text:style-name="T119"> </text:span><text:span text:style-name="T92">your</text:span><text:span text:style-name="T119"> </text:span><text:span text:style-name="T92">local documentation centre (</text:span><text:a xlink:type="simple" xlink:href="https://european-union.europa.eu/contact-eu/meet-us_en" text:style-name="ListLabel_20_193" text:visited-style-name="ListLabel_20_193"><text:span text:style-name="T120">european-union.europa.eu/contact-eu/meet-us_en</text:span></text:a><text:span text:style-name="T92">).</text:span></text:p>
      <text:p text:style-name="P6">EU law and related documents</text:p>
      <text:p text:style-name="Standard"><text:span text:style-name="T92">For</text:span><text:span text:style-name="T119"> </text:span><text:span text:style-name="T92">about</text:span><text:span text:style-name="T123"> </text:span><text:span text:style-name="T92">om</text:span><text:span text:style-name="T123"> </text:span><text:span text:style-name="T92">European</text:span><text:span text:style-name="T123"> </text:span><text:span text:style-name="T92">Information</text:span><text:span text:style-name="T123"> </text:span><text:span text:style-name="T92">in</text:span><text:span text:style-name="T119"> </text:span><text:span text:style-name="T92">development</text:span><text:span text:style-name="T123"> </text:span><text:span text:style-name="T92">EU,</text:span><text:span text:style-name="T123"> </text:span><text:span text:style-name="T92">official</text:span><text:span text:style-name="T123"> </text:span><text:span text:style-name="T92">all</text:span><text:span text:style-name="T123"> </text:span><text:span text:style-name="T92">EU</text:span><text:span text:style-name="T123"> </text:span><text:span text:style-name="T92">wet</text:span><text:span text:style-name="T119"> </text:span><text:span text:style-name="T92">EU</text:span><text:span text:style-name="T123"> </text:span><text:span text:style-name="T92">is</text:span><text:span text:style-name="T123"> </text:span><text:span text:style-name="T92">in</text:span><text:span text:style-name="T123"> </text:span><text:span text:style-name="T92">all</text:span><text:span text:style-name="T123"> </text:span><text:span text:style-name="T92">development</text:span><text:span text:style-name="T123"> </text:span><text:span text:style-name="T92">official</text:span><text:span text:style-name="T119"> </text:span><text:span text:style-name="T92">website</text:span><text:span text:style-name="T123"> </text:span><text:span text:style-name="T92">(</text:span><text:span text:style-name="T123"> </text:span><text:span text:style-name="T92">go</text:span><text:span text:style-name="T123"> </text:span><text:span text:style-name="T92">om</text:span><text:span text:style-name="T123"> </text:span><text:span text:style-name="T92">EUR-Lex</text:span><text:span text:style-name="T123"> </text:span><text:span text:style-name="T92">(</text:span><text:a xlink:type="simple" xlink:href="https://eur-lex.europa.eu/" text:style-name="ListLabel_20_193" text:visited-style-name="ListLabel_20_193"><text:span text:style-name="T120">european-union.europa.eu)</text:span></text:a><text:span text:style-name="T123">).</text:span></text:p>
      <text:p text:style-name="P6">EU open data</text:p>
      <text:p text:style-name="Standard"><text:span text:style-name="T92">De</text:span><text:span text:style-name="T119"> </text:span><text:span text:style-name="T92">can</text:span><text:span text:style-name="T119"> </text:span><text:a xlink:type="simple" xlink:href="https://data.europa.eu/en" text:style-name="ListLabel_20_193" text:visited-style-name="ListLabel_20_193"><text:span text:style-name="T120">data.europa.eu</text:span></text:a><text:span text:style-name="T126"> </text:span><text:span text:style-name="T92">biedt</text:span><text:span text:style-name="T119"> </text:span><text:span text:style-name="T92">about</text:span><text:span text:style-name="T119"> </text:span><text:span text:style-name="T92">om</text:span><text:span text:style-name="T119"> </text:span><text:span text:style-name="T92">openen</text:span><text:span text:style-name="T119"> </text:span><text:span text:style-name="T92">datasets</text:span><text:span text:style-name="T119"> </text:span><text:span text:style-name="T92">in</text:span><text:span text:style-name="T119"> </text:span><text:span text:style-name="T92">development</text:span><text:span text:style-name="T119"> </text:span><text:span text:style-name="T92">EU</text:span><text:span text:style-name="T119"> </text:span><text:span text:style-name="T92">instellingen,</text:span><text:span text:style-name="T119"> </text:span><text:span text:style-name="T92">organen</text:span><text:span text:style-name="T119"> </text:span><text:span text:style-name="T92">en</text:span><text:span text:style-name="T119"> </text:span><text:span text:style-name="T92">agentschappen.</text:span><text:span text:style-name="T119"> </text:span><text:span text:style-name="T92">Deze</text:span><text:span text:style-name="T119"> </text:span><text:span text:style-name="T92">be</text:span><text:span text:style-name="T119"> </text:span><text:span text:style-name="T92">worden</text:span><text:span text:style-name="T119"> </text:span><text:span text:style-name="T92">gedownload</text:span><text:span text:style-name="T119"> </text:span><text:span text:style-name="T92">en</text:span><text:span text:style-name="T119"> </text:span><text:span text:style-name="T92">hergebruikt</text:span><text:span text:style-name="T119"> </text:span><text:span text:style-name="T92">example,</text:span><text:span text:style-name="T119"> </text:span><text:span text:style-name="T92">gratis,</text:span><text:span text:style-name="T119"> </text:span><text:span text:style-name="T92">example,</text:span><text:span text:style-name="T119"> </text:span><text:span text:style-name="T92">).</text:span><text:span text:style-name="T119"> </text:span><text:span text:style-name="T92">commerciële en niet-commerciële doeleinden. Het portaal biedt ook toegang tot een schat aan datasets uit Europese landen.</text:span></text:p>
      <text:p text:style-name="P1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nl" fo:country="NL"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nl" fo:country="NL"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text-properties fo:language="nl" fo:country="NL"/>
    </style:style>
    <style:style style:name="MP2" style:family="paragraph" style:parent-style-name="Frame_20_contents">
      <style:paragraph-properties fo:margin-left="0.035cm" fo:margin-top="0.035cm" fo:margin-bottom="0cm" style:contextual-spacing="false"/>
      <style:text-properties fo:language="nl" fo:country="NL"/>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style:parent-style-name="Footer">
      <style:text-properties fo:language="nl" fo:country="NL"/>
    </style:style>
    <style:style style:name="MP6" style:family="paragraph">
      <loext:graphic-properties draw:fill="solid" draw:fill-color="#000000"/>
      <style:paragraph-properties fo:text-align="start"/>
      <style:text-properties fo:font-size="18pt"/>
    </style:style>
    <style:style style:name="MP7" style:family="paragraph" style:parent-style-name="Text_20_body">
      <style:paragraph-properties fo:line-height="5%"/>
      <style:text-properties fo:font-size="1pt" fo:language="nl" fo:country="NL"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text:page-number></text:p>
        <text:p text:style-name="MP5"/>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text:page-number></text:p>
        <text:p text:style-name="MP5"/>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MP5"/>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MP5"/>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MP5"/>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MP5"/>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MP5"/>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MP5"/>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MP5"/>
      </style:footer>
    </style:master-page>
    <style:master-page style:name="Converted9" style:page-layout-name="Mpm4" draw:style-name="Mdp1">
      <style:header>
        <text:p text:style-name="MP1"><draw:custom-shape text:anchor-type="char" draw:z-index="34"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2</text:page-number></text:p>
        <text:p text:style-name="MP5"/>
      </style:footer>
    </style:master-page>
    <style:master-page style:name="Converted10" style:page-layout-name="Mpm6" draw:style-name="Mdp1">
      <style:header>
        <text:p text:style-name="MP1"><draw:custom-shape text:anchor-type="char" draw:z-index="38"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6</text:page-number></text:p>
        <text:p text:style-name="MP5"/>
      </style:footer>
    </style:master-page>
    <style:master-page style:name="Converted11" style:page-layout-name="Mpm3" draw:style-name="Mdp1">
      <style:header>
        <text:p text:style-name="MP1"><draw:custom-shape text:anchor-type="char" draw:z-index="40"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8</text:page-number></text:p>
        <text:p text:style-name="MP5"/>
      </style:footer>
    </style:master-page>
    <style:master-page style:name="Converted12" style:page-layout-name="Mpm4" draw:style-name="Mdp1">
      <style:header>
        <text:p text:style-name="MP1"><draw:custom-shape text:anchor-type="char" draw:z-index="43" draw:name="Graphic 5217" draw:style-name="Mgr2" draw:text-style-name="MP6"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6" draw:name="Textbox 521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MP5"/>
      </style:footer>
    </style:master-page>
    <style:master-page style:name="Converted13" style:page-layout-name="Mpm4" draw:style-name="Mdp1">
      <style:header>
        <text:p text:style-name="MP1"><draw:custom-shape text:anchor-type="char" draw:z-index="51"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6</text:page-number></text:p>
        <text:p text:style-name="MP5"/>
      </style:footer>
    </style:master-page>
    <style:master-page style:name="Converted14" style:page-layout-name="Mpm3" draw:style-name="Mdp1">
      <style:header>
        <text:p text:style-name="MP1"><draw:custom-shape text:anchor-type="char" draw:z-index="56"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1</text:page-number></text:p>
        <text:p text:style-name="MP5"/>
      </style:footer>
    </style:master-page>
    <style:master-page style:name="Converted15" style:page-layout-name="Mpm4" draw:style-name="Mdp1">
      <style:header>
        <text:p text:style-name="MP7" loext:marker-style-name="MT4"/>
      </style:header>
      <style:footer>
        <text:p text:style-name="MP4"><text:page-number text:select-page="current">102</text:page-number></text:p>
        <text:p text:style-name="MP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meta:editing-cycles>5</meta:editing-cycles>
    <meta:creation-date>2026-01-08T18:17:00</meta:creation-date>
    <dc:date>2026-01-09T00:14:55.323245700</dc:date>
    <meta:editing-duration>PT12M49S</meta:editing-duration>
    <meta:generator>LibreOffice/25.2.3.2$Windows_x86 LibreOffice_project/bbb074479178df812d175f709636b368952c2ce3</meta:generator>
    <meta:document-statistic meta:table-count="10" meta:image-count="0" meta:object-count="0" meta:page-count="56" meta:paragraph-count="596" meta:word-count="14393" meta:character-count="100923" meta:non-whitespace-character-count="8714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